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898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543in" svg:y="29.1736in">
            <draw:object draw:notify-on-update-of-ranges="Sheet1.A152:Sheet1.A152 Sheet1.A153:Sheet1.A162 Sheet1.B152:Sheet1.B152 Sheet1.B153:Sheet1.B162 Sheet1.C152:Sheet1.C152 Sheet1.C153:Sheet1.C162 Sheet1.D152:Sheet1.D152 Sheet1.D153:Sheet1.D162 Sheet1.E152:Sheet1.E152 Sheet1.E153:Sheet1.E162 Sheet1.F152:Sheet1.F152 Sheet1.F153:Sheet1.F162 Sheet1.G152:Sheet1.G152 Sheet1.G153:Sheet1.G162 Sheet1.H152:Sheet1.H152 Sheet1.H153:Sheet1.H162 Sheet1.I152:Sheet1.I152 Sheet1.I153:Sheet1.I162 Sheet1.J152:Sheet1.J152 Sheet1.J153:Sheet1.J1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504in" svg:y="29.2016in">
            <draw:object draw:notify-on-update-of-ranges="Sheet1.A152:Sheet1.A152 Sheet1.A153:Sheet1.A162 Sheet1.C152:Sheet1.C152 Sheet1.C153:Sheet1.C162 Sheet1.D152:Sheet1.D152 Sheet1.D153:Sheet1.D162 Sheet1.F152:Sheet1.F152 Sheet1.F153:Sheet1.F162 Sheet1.G152:Sheet1.G152 Sheet1.G153:Sheet1.G162 Sheet1.I152:Sheet1.I152 Sheet1.I153:Sheet1.I162 Sheet1.J152:Sheet1.J152 Sheet1.J153:Sheet1.J16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in" svg:y="33.0118in">
            <draw:object draw:notify-on-update-of-ranges="Sheet1.A152:Sheet1.A152 Sheet1.A153:Sheet1.A162 Sheet1.C152:Sheet1.C152 Sheet1.C153:Sheet1.C162 Sheet1.F152:Sheet1.F152 Sheet1.F153:Sheet1.F162 Sheet1.I152:Sheet1.I152 Sheet1.I153:Sheet1.I1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5614in" svg:y="32.9555in">
            <draw:object draw:notify-on-update-of-ranges="Sheet1.A152:Sheet1.A152 Sheet1.A153:Sheet1.A162 Sheet1.D152:Sheet1.D152 Sheet1.D153:Sheet1.D162 Sheet1.G152:Sheet1.G152 Sheet1.G153:Sheet1.G162 Sheet1.J152:Sheet1.J152 Sheet1.J153:Sheet1.J16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asketballDrill__QP_32_nF_16_MSizeL1_8192_AssL1_1_MSizeLL_4194304_AssLL_1_Word_3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TComRdCost::xCalcHADs8x8</text:p>
          </table:table-cell>
          <table:table-cell office:value-type="float" office:value="295073733036" calcext:value-type="float">
            <text:p>295073733036</text:p>
          </table:table-cell>
          <table:table-cell office:value-type="float" office:value="111234852008" calcext:value-type="float">
            <text:p>111234852008</text:p>
          </table:table-cell>
          <table:table-cell office:value-type="float" office:value="70412209276" calcext:value-type="float">
            <text:p>70412209276</text:p>
          </table:table-cell>
          <table:table-cell office:value-type="float" office:value="5352181" calcext:value-type="float">
            <text:p>5352181</text:p>
          </table:table-cell>
          <table:table-cell office:value-type="float" office:value="1436491939" calcext:value-type="float">
            <text:p>1436491939</text:p>
          </table:table-cell>
          <table:table-cell office:value-type="float" office:value="596457019" calcext:value-type="float">
            <text:p>596457019</text:p>
          </table:table-cell>
          <table:table-cell office:value-type="float" office:value="11415" calcext:value-type="float">
            <text:p>11415</text:p>
          </table:table-cell>
          <table:table-cell office:value-type="float" office:value="163593" calcext:value-type="float">
            <text:p>163593</text:p>
          </table:table-cell>
          <table:table-cell office:value-type="float" office:value="98353" calcext:value-type="float">
            <text:p>9835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219938913389" calcext:value-type="float">
            <text:p>219938913389</text:p>
          </table:table-cell>
          <table:table-cell office:value-type="float" office:value="129126850158" calcext:value-type="float">
            <text:p>129126850158</text:p>
          </table:table-cell>
          <table:table-cell office:value-type="float" office:value="8538759594" calcext:value-type="float">
            <text:p>8538759594</text:p>
          </table:table-cell>
          <table:table-cell office:value-type="float" office:value="5484735" calcext:value-type="float">
            <text:p>5484735</text:p>
          </table:table-cell>
          <table:table-cell office:value-type="float" office:value="1341590390" calcext:value-type="float">
            <text:p>1341590390</text:p>
          </table:table-cell>
          <table:table-cell office:value-type="float" office:value="687646684" calcext:value-type="float">
            <text:p>687646684</text:p>
          </table:table-cell>
          <table:table-cell office:value-type="float" office:value="6973" calcext:value-type="float">
            <text:p>6973</text:p>
          </table:table-cell>
          <table:table-cell office:value-type="float" office:value="341643" calcext:value-type="float">
            <text:p>341643</text:p>
          </table:table-cell>
          <table:table-cell office:value-type="float" office:value="2980594" calcext:value-type="float">
            <text:p>2980594</text:p>
          </table:table-cell>
        </table:table-row>
        <table:table-row table:style-name="ro1">
          <table:table-cell office:value-type="string" calcext:value-type="string">
            <text:p>TComInterpolationFilter::filterHor</text:p>
          </table:table-cell>
          <table:table-cell office:value-type="float" office:value="122555647558" calcext:value-type="float">
            <text:p>122555647558</text:p>
          </table:table-cell>
          <table:table-cell office:value-type="float" office:value="66581466839" calcext:value-type="float">
            <text:p>66581466839</text:p>
          </table:table-cell>
          <table:table-cell office:value-type="float" office:value="6119921513" calcext:value-type="float">
            <text:p>6119921513</text:p>
          </table:table-cell>
          <table:table-cell office:value-type="float" office:value="14952131" calcext:value-type="float">
            <text:p>14952131</text:p>
          </table:table-cell>
          <table:table-cell office:value-type="float" office:value="654547249" calcext:value-type="float">
            <text:p>654547249</text:p>
          </table:table-cell>
          <table:table-cell office:value-type="float" office:value="516163552" calcext:value-type="float">
            <text:p>516163552</text:p>
          </table:table-cell>
          <table:table-cell office:value-type="float" office:value="25120" calcext:value-type="float">
            <text:p>25120</text:p>
          </table:table-cell>
          <table:table-cell office:value-type="float" office:value="6974772" calcext:value-type="float">
            <text:p>6974772</text:p>
          </table:table-cell>
          <table:table-cell office:value-type="float" office:value="1699592" calcext:value-type="float">
            <text:p>1699592</text:p>
          </table:table-cell>
        </table:table-row>
        <table:table-row table:style-name="ro1">
          <table:table-cell office:value-type="string" calcext:value-type="string">
            <text:p>TComTrQuant::xRateDistOptQuant</text:p>
          </table:table-cell>
          <table:table-cell office:value-type="float" office:value="83105356688" calcext:value-type="float">
            <text:p>83105356688</text:p>
          </table:table-cell>
          <table:table-cell office:value-type="float" office:value="32004709078" calcext:value-type="float">
            <text:p>32004709078</text:p>
          </table:table-cell>
          <table:table-cell office:value-type="float" office:value="17331852272" calcext:value-type="float">
            <text:p>17331852272</text:p>
          </table:table-cell>
          <table:table-cell office:value-type="float" office:value="245411203" calcext:value-type="float">
            <text:p>245411203</text:p>
          </table:table-cell>
          <table:table-cell office:value-type="float" office:value="1773156276" calcext:value-type="float">
            <text:p>1773156276</text:p>
          </table:table-cell>
          <table:table-cell office:value-type="float" office:value="1819833288" calcext:value-type="float">
            <text:p>1819833288</text:p>
          </table:table-cell>
          <table:table-cell office:value-type="float" office:value="94407" calcext:value-type="float">
            <text:p>94407</text:p>
          </table:table-cell>
          <table:table-cell office:value-type="float" office:value="399573" calcext:value-type="float">
            <text:p>399573</text:p>
          </table:table-cell>
          <table:table-cell office:value-type="float" office:value="1742936" calcext:value-type="float">
            <text:p>1742936</text:p>
          </table:table-cell>
        </table:table-row>
        <table:table-row table:style-name="ro1">
          <table:table-cell office:value-type="string" calcext:value-type="string">
            <text:p>TComRdCost::xGetSAD16</text:p>
          </table:table-cell>
          <table:table-cell office:value-type="float" office:value="52624584306" calcext:value-type="float">
            <text:p>52624584306</text:p>
          </table:table-cell>
          <table:table-cell office:value-type="float" office:value="14226454792" calcext:value-type="float">
            <text:p>14226454792</text:p>
          </table:table-cell>
          <table:table-cell office:value-type="float" office:value="919100238" calcext:value-type="float">
            <text:p>919100238</text:p>
          </table:table-cell>
          <table:table-cell office:value-type="float" office:value="835501" calcext:value-type="float">
            <text:p>835501</text:p>
          </table:table-cell>
          <table:table-cell office:value-type="float" office:value="217632922" calcext:value-type="float">
            <text:p>217632922</text:p>
          </table:table-cell>
          <table:table-cell office:value-type="float" office:value="7336862" calcext:value-type="float">
            <text:p>7336862</text:p>
          </table:table-cell>
          <table:table-cell office:value-type="float" office:value="2974" calcext:value-type="float">
            <text:p>2974</text:p>
          </table:table-cell>
          <table:table-cell office:value-type="float" office:value="1712954" calcext:value-type="float">
            <text:p>1712954</text:p>
          </table:table-cell>
          <table:table-cell office:value-type="float" office:value="11701" calcext:value-type="float">
            <text:p>11701</text:p>
          </table:table-cell>
        </table:table-row>
        <table:table-row table:style-name="ro1">
          <table:table-cell office:value-type="string" calcext:value-type="string">
            <text:p>TComRdCost::xGetSAD8</text:p>
          </table:table-cell>
          <table:table-cell office:value-type="float" office:value="48934582382" calcext:value-type="float">
            <text:p>48934582382</text:p>
          </table:table-cell>
          <table:table-cell office:value-type="float" office:value="14114200411" calcext:value-type="float">
            <text:p>14114200411</text:p>
          </table:table-cell>
          <table:table-cell office:value-type="float" office:value="1754668413" calcext:value-type="float">
            <text:p>1754668413</text:p>
          </table:table-cell>
          <table:table-cell office:value-type="float" office:value="2868593" calcext:value-type="float">
            <text:p>2868593</text:p>
          </table:table-cell>
          <table:table-cell office:value-type="float" office:value="219675112" calcext:value-type="float">
            <text:p>219675112</text:p>
          </table:table-cell>
          <table:table-cell office:value-type="float" office:value="12223398" calcext:value-type="float">
            <text:p>12223398</text:p>
          </table:table-cell>
          <table:table-cell office:value-type="float" office:value="4480" calcext:value-type="float">
            <text:p>4480</text:p>
          </table:table-cell>
          <table:table-cell office:value-type="float" office:value="2018611" calcext:value-type="float">
            <text:p>2018611</text:p>
          </table:table-cell>
          <table:table-cell office:value-type="float" office:value="10310" calcext:value-type="float">
            <text:p>10310</text:p>
          </table:table-cell>
        </table:table-row>
        <table:table-row table:style-name="ro1">
          <table:table-cell office:value-type="string" calcext:value-type="string">
            <text:p>TComRdCost::xGetSAD32</text:p>
          </table:table-cell>
          <table:table-cell office:value-type="float" office:value="43001701146" calcext:value-type="float">
            <text:p>43001701146</text:p>
          </table:table-cell>
          <table:table-cell office:value-type="float" office:value="11179091431" calcext:value-type="float">
            <text:p>11179091431</text:p>
          </table:table-cell>
          <table:table-cell office:value-type="float" office:value="317865037" calcext:value-type="float">
            <text:p>317865037</text:p>
          </table:table-cell>
          <table:table-cell office:value-type="float" office:value="382314" calcext:value-type="float">
            <text:p>382314</text:p>
          </table:table-cell>
          <table:table-cell office:value-type="float" office:value="262055153" calcext:value-type="float">
            <text:p>262055153</text:p>
          </table:table-cell>
          <table:table-cell office:value-type="float" office:value="6961591" calcext:value-type="float">
            <text:p>6961591</text:p>
          </table:table-cell>
          <table:table-cell office:value-type="float" office:value="18396" calcext:value-type="float">
            <text:p>18396</text:p>
          </table:table-cell>
          <table:table-cell office:value-type="float" office:value="1449794" calcext:value-type="float">
            <text:p>1449794</text:p>
          </table:table-cell>
          <table:table-cell office:value-type="float" office:value="11999" calcext:value-type="float">
            <text:p>11999</text:p>
          </table:table-cell>
        </table:table-row>
        <table:table-row table:style-name="ro1">
          <table:table-cell office:value-type="string" calcext:value-type="string">
            <text:p>TComInterpolationFilter::filterCopy</text:p>
          </table:table-cell>
          <table:table-cell office:value-type="float" office:value="39875284670" calcext:value-type="float">
            <text:p>39875284670</text:p>
          </table:table-cell>
          <table:table-cell office:value-type="float" office:value="10236385987" calcext:value-type="float">
            <text:p>10236385987</text:p>
          </table:table-cell>
          <table:table-cell office:value-type="float" office:value="4043348282" calcext:value-type="float">
            <text:p>4043348282</text:p>
          </table:table-cell>
          <table:table-cell office:value-type="float" office:value="7785259" calcext:value-type="float">
            <text:p>7785259</text:p>
          </table:table-cell>
          <table:table-cell office:value-type="float" office:value="297420182" calcext:value-type="float">
            <text:p>297420182</text:p>
          </table:table-cell>
          <table:table-cell office:value-type="float" office:value="406868157" calcext:value-type="float">
            <text:p>406868157</text:p>
          </table:table-cell>
          <table:table-cell office:value-type="float" office:value="16526" calcext:value-type="float">
            <text:p>16526</text:p>
          </table:table-cell>
          <table:table-cell office:value-type="float" office:value="4356388" calcext:value-type="float">
            <text:p>4356388</text:p>
          </table:table-cell>
          <table:table-cell office:value-type="float" office:value="1517468" calcext:value-type="float">
            <text:p>1517468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ssse3</text:p>
          </table:table-cell>
          <table:table-cell office:value-type="float" office:value="32803494454" calcext:value-type="float">
            <text:p>32803494454</text:p>
          </table:table-cell>
          <table:table-cell office:value-type="float" office:value="8402992585" calcext:value-type="float">
            <text:p>8402992585</text:p>
          </table:table-cell>
          <table:table-cell office:value-type="float" office:value="6810573332" calcext:value-type="float">
            <text:p>6810573332</text:p>
          </table:table-cell>
          <table:table-cell office:value-type="float" office:value="28198962" calcext:value-type="float">
            <text:p>28198962</text:p>
          </table:table-cell>
          <table:table-cell office:value-type="float" office:value="1959300851" calcext:value-type="float">
            <text:p>1959300851</text:p>
          </table:table-cell>
          <table:table-cell office:value-type="float" office:value="1759081898" calcext:value-type="float">
            <text:p>1759081898</text:p>
          </table:table-cell>
          <table:table-cell office:value-type="float" office:value="12108054" calcext:value-type="float">
            <text:p>12108054</text:p>
          </table:table-cell>
          <table:table-cell office:value-type="float" office:value="4637973" calcext:value-type="float">
            <text:p>4637973</text:p>
          </table:table-cell>
          <table:table-cell office:value-type="float" office:value="10438740" calcext:value-type="float">
            <text:p>10438740</text:p>
          </table:table-cell>
        </table:table-row>
        <table:table-row table:style-name="ro1">
          <table:table-cell office:value-type="string" calcext:value-type="string">
            <text:p>TComRdCost::xCalcHADs4x4</text:p>
          </table:table-cell>
          <table:table-cell office:value-type="float" office:value="28216109600" calcext:value-type="float">
            <text:p>28216109600</text:p>
          </table:table-cell>
          <table:table-cell office:value-type="float" office:value="10469661720" calcext:value-type="float">
            <text:p>10469661720</text:p>
          </table:table-cell>
          <table:table-cell office:value-type="float" office:value="6088739440" calcext:value-type="float">
            <text:p>6088739440</text:p>
          </table:table-cell>
          <table:table-cell office:value-type="float" office:value="8702866" calcext:value-type="float">
            <text:p>8702866</text:p>
          </table:table-cell>
          <table:table-cell office:value-type="float" office:value="77655993" calcext:value-type="float">
            <text:p>77655993</text:p>
          </table:table-cell>
          <table:table-cell office:value-type="float" office:value="24121279" calcext:value-type="float">
            <text:p>24121279</text:p>
          </table:table-cell>
          <table:table-cell office:value-type="float" office:value="17094" calcext:value-type="float">
            <text:p>17094</text:p>
          </table:table-cell>
          <table:table-cell office:value-type="float" office:value="14054" calcext:value-type="float">
            <text:p>14054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string" calcext:value-type="string">
            <text:p>TComRdCost::xGetSAD64</text:p>
          </table:table-cell>
          <table:table-cell office:value-type="float" office:value="24476963928" calcext:value-type="float">
            <text:p>24476963928</text:p>
          </table:table-cell>
          <table:table-cell office:value-type="float" office:value="6236317972" calcext:value-type="float">
            <text:p>6236317972</text:p>
          </table:table-cell>
          <table:table-cell office:value-type="float" office:value="74009660" calcext:value-type="float">
            <text:p>74009660</text:p>
          </table:table-cell>
          <table:table-cell office:value-type="float" office:value="146798" calcext:value-type="float">
            <text:p>146798</text:p>
          </table:table-cell>
          <table:table-cell office:value-type="float" office:value="239457721" calcext:value-type="float">
            <text:p>239457721</text:p>
          </table:table-cell>
          <table:table-cell office:value-type="float" office:value="2219178" calcext:value-type="float">
            <text:p>2219178</text:p>
          </table:table-cell>
          <table:table-cell office:value-type="float" office:value="2422" calcext:value-type="float">
            <text:p>2422</text:p>
          </table:table-cell>
          <table:table-cell office:value-type="float" office:value="888169" calcext:value-type="float">
            <text:p>888169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sse2</text:p>
          </table:table-cell>
          <table:table-cell office:value-type="float" office:value="21662449303" calcext:value-type="float">
            <text:p>21662449303</text:p>
          </table:table-cell>
          <table:table-cell office:value-type="float" office:value="2975328029" calcext:value-type="float">
            <text:p>2975328029</text:p>
          </table:table-cell>
          <table:table-cell office:value-type="float" office:value="10418827582" calcext:value-type="float">
            <text:p>10418827582</text:p>
          </table:table-cell>
          <table:table-cell office:value-type="float" office:value="30263287" calcext:value-type="float">
            <text:p>30263287</text:p>
          </table:table-cell>
          <table:table-cell office:value-type="float" office:value="117585247" calcext:value-type="float">
            <text:p>117585247</text:p>
          </table:table-cell>
          <table:table-cell office:value-type="float" office:value="4055657462" calcext:value-type="float">
            <text:p>4055657462</text:p>
          </table:table-cell>
          <table:table-cell office:value-type="float" office:value="3588435" calcext:value-type="float">
            <text:p>3588435</text:p>
          </table:table-cell>
          <table:table-cell office:value-type="float" office:value="51228" calcext:value-type="float">
            <text:p>51228</text:p>
          </table:table-cell>
          <table:table-cell office:value-type="float" office:value="9988811" calcext:value-type="float">
            <text:p>9988811</text:p>
          </table:table-cell>
        </table:table-row>
        <table:table-row table:style-name="ro1">
          <table:table-cell office:value-type="string" calcext:value-type="string">
            <text:p>TComInterpolationFilter::filterVer</text:p>
          </table:table-cell>
          <table:table-cell office:value-type="float" office:value="15083777531" calcext:value-type="float">
            <text:p>15083777531</text:p>
          </table:table-cell>
          <table:table-cell office:value-type="float" office:value="8329399198" calcext:value-type="float">
            <text:p>8329399198</text:p>
          </table:table-cell>
          <table:table-cell office:value-type="float" office:value="1357871520" calcext:value-type="float">
            <text:p>1357871520</text:p>
          </table:table-cell>
          <table:table-cell office:value-type="float" office:value="16844279" calcext:value-type="float">
            <text:p>16844279</text:p>
          </table:table-cell>
          <table:table-cell office:value-type="float" office:value="116937646" calcext:value-type="float">
            <text:p>116937646</text:p>
          </table:table-cell>
          <table:table-cell office:value-type="float" office:value="74656773" calcext:value-type="float">
            <text:p>74656773</text:p>
          </table:table-cell>
          <table:table-cell office:value-type="float" office:value="29507" calcext:value-type="float">
            <text:p>29507</text:p>
          </table:table-cell>
          <table:table-cell office:value-type="float" office:value="467374" calcext:value-type="float">
            <text:p>467374</text:p>
          </table:table-cell>
          <table:table-cell office:value-type="float" office:value="166631" calcext:value-type="float">
            <text:p>166631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13346172171" calcext:value-type="float">
            <text:p>13346172171</text:p>
          </table:table-cell>
          <table:table-cell office:value-type="float" office:value="5226706664" calcext:value-type="float">
            <text:p>5226706664</text:p>
          </table:table-cell>
          <table:table-cell office:value-type="float" office:value="4439780278" calcext:value-type="float">
            <text:p>4439780278</text:p>
          </table:table-cell>
          <table:table-cell office:value-type="float" office:value="144997858" calcext:value-type="float">
            <text:p>144997858</text:p>
          </table:table-cell>
          <table:table-cell office:value-type="float" office:value="795127432" calcext:value-type="float">
            <text:p>795127432</text:p>
          </table:table-cell>
          <table:table-cell office:value-type="float" office:value="207992069" calcext:value-type="float">
            <text:p>207992069</text:p>
          </table:table-cell>
          <table:table-cell office:value-type="float" office:value="28903" calcext:value-type="float">
            <text:p>28903</text:p>
          </table:table-cell>
          <table:table-cell office:value-type="float" office:value="845337" calcext:value-type="float">
            <text:p>845337</text:p>
          </table:table-cell>
          <table:table-cell office:value-type="float" office:value="7750113" calcext:value-type="float">
            <text:p>7750113</text:p>
          </table:table-cell>
        </table:table-row>
        <table:table-row table:style-name="ro1">
          <table:table-cell office:value-type="string" calcext:value-type="string">
            <text:p>partialButterfly16</text:p>
          </table:table-cell>
          <table:table-cell office:value-type="float" office:value="10736575092" calcext:value-type="float">
            <text:p>10736575092</text:p>
          </table:table-cell>
          <table:table-cell office:value-type="float" office:value="5783650656" calcext:value-type="float">
            <text:p>5783650656</text:p>
          </table:table-cell>
          <table:table-cell office:value-type="float" office:value="969928992" calcext:value-type="float">
            <text:p>969928992</text:p>
          </table:table-cell>
          <table:table-cell office:value-type="float" office:value="9211600" calcext:value-type="float">
            <text:p>9211600</text:p>
          </table:table-cell>
          <table:table-cell office:value-type="float" office:value="108022787" calcext:value-type="float">
            <text:p>108022787</text:p>
          </table:table-cell>
          <table:table-cell office:value-type="float" office:value="75151702" calcext:value-type="float">
            <text:p>75151702</text:p>
          </table:table-cell>
          <table:table-cell office:value-type="float" office:value="11487" calcext:value-type="float">
            <text:p>11487</text:p>
          </table:table-cell>
          <table:table-cell office:value-type="float" office:value="10741" calcext:value-type="float">
            <text:p>10741</text:p>
          </table:table-cell>
          <table:table-cell office:value-type="float" office:value="755007" calcext:value-type="float">
            <text:p>755007</text:p>
          </table:table-cell>
        </table:table-row>
        <table:table-row table:style-name="ro1">
          <table:table-cell office:value-type="string" calcext:value-type="string">
            <text:p>partialButterfly32</text:p>
          </table:table-cell>
          <table:table-cell office:value-type="float" office:value="10370154444" calcext:value-type="float">
            <text:p>10370154444</text:p>
          </table:table-cell>
          <table:table-cell office:value-type="float" office:value="5942111968" calcext:value-type="float">
            <text:p>5942111968</text:p>
          </table:table-cell>
          <table:table-cell office:value-type="float" office:value="623346360" calcext:value-type="float">
            <text:p>623346360</text:p>
          </table:table-cell>
          <table:table-cell office:value-type="float" office:value="3849431" calcext:value-type="float">
            <text:p>3849431</text:p>
          </table:table-cell>
          <table:table-cell office:value-type="float" office:value="134243634" calcext:value-type="float">
            <text:p>134243634</text:p>
          </table:table-cell>
          <table:table-cell office:value-type="float" office:value="60747786" calcext:value-type="float">
            <text:p>60747786</text:p>
          </table:table-cell>
          <table:table-cell office:value-type="float" office:value="8336" calcext:value-type="float">
            <text:p>8336</text:p>
          </table:table-cell>
          <table:table-cell office:value-type="float" office:value="9078" calcext:value-type="float">
            <text:p>9078</text:p>
          </table:table-cell>
          <table:table-cell office:value-type="float" office:value="951518" calcext:value-type="float">
            <text:p>951518</text:p>
          </table:table-cell>
        </table:table-row>
        <table:table-row table:style-name="ro1">
          <table:table-cell office:value-type="string" calcext:value-type="string">
            <text:p>TComRdCost::xGetComponentBits</text:p>
          </table:table-cell>
          <table:table-cell office:value-type="float" office:value="10094408312" calcext:value-type="float">
            <text:p>10094408312</text:p>
          </table:table-cell>
          <table:table-cell office:value-type="float" office:value="966598608" calcext:value-type="float">
            <text:p>966598608</text:p>
          </table:table-cell>
          <table:table-cell office:value-type="float" office:value="0" calcext:value-type="float">
            <text:p>0</text:p>
          </table:table-cell>
          <table:table-cell office:value-type="float" office:value="644520" calcext:value-type="float">
            <text:p>644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rQuant::xQuant</text:p>
          </table:table-cell>
          <table:table-cell office:value-type="float" office:value="9940116479" calcext:value-type="float">
            <text:p>9940116479</text:p>
          </table:table-cell>
          <table:table-cell office:value-type="float" office:value="3579784761" calcext:value-type="float">
            <text:p>3579784761</text:p>
          </table:table-cell>
          <table:table-cell office:value-type="float" office:value="1503622600" calcext:value-type="float">
            <text:p>1503622600</text:p>
          </table:table-cell>
          <table:table-cell office:value-type="float" office:value="21419563" calcext:value-type="float">
            <text:p>21419563</text:p>
          </table:table-cell>
          <table:table-cell office:value-type="float" office:value="94106115" calcext:value-type="float">
            <text:p>94106115</text:p>
          </table:table-cell>
          <table:table-cell office:value-type="float" office:value="93542032" calcext:value-type="float">
            <text:p>93542032</text:p>
          </table:table-cell>
          <table:table-cell office:value-type="float" office:value="19186" calcext:value-type="float">
            <text:p>19186</text:p>
          </table:table-cell>
          <table:table-cell office:value-type="float" office:value="1342" calcext:value-type="float">
            <text:p>1342</text:p>
          </table:table-cell>
          <table:table-cell office:value-type="float" office:value="650409" calcext:value-type="float">
            <text:p>650409</text:p>
          </table:table-cell>
        </table:table-row>
        <table:table-row table:style-name="ro1">
          <table:table-cell office:value-type="string" calcext:value-type="string">
            <text:p>TComRdCost::xGetSAD4</text:p>
          </table:table-cell>
          <table:table-cell office:value-type="float" office:value="9184486218" calcext:value-type="float">
            <text:p>9184486218</text:p>
          </table:table-cell>
          <table:table-cell office:value-type="float" office:value="2885710809" calcext:value-type="float">
            <text:p>2885710809</text:p>
          </table:table-cell>
          <table:table-cell office:value-type="float" office:value="526369727" calcext:value-type="float">
            <text:p>526369727</text:p>
          </table:table-cell>
          <table:table-cell office:value-type="float" office:value="2631202" calcext:value-type="float">
            <text:p>2631202</text:p>
          </table:table-cell>
          <table:table-cell office:value-type="float" office:value="66328434" calcext:value-type="float">
            <text:p>66328434</text:p>
          </table:table-cell>
          <table:table-cell office:value-type="float" office:value="5994279" calcext:value-type="float">
            <text:p>5994279</text:p>
          </table:table-cell>
          <table:table-cell office:value-type="float" office:value="2232" calcext:value-type="float">
            <text:p>2232</text:p>
          </table:table-cell>
          <table:table-cell office:value-type="float" office:value="658797" calcext:value-type="float">
            <text:p>658797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office:value-type="string" calcext:value-type="string">
            <text:p>partialButterflyInverse32</text:p>
          </table:table-cell>
          <table:table-cell office:value-type="float" office:value="9168620494" calcext:value-type="float">
            <text:p>9168620494</text:p>
          </table:table-cell>
          <table:table-cell office:value-type="float" office:value="5043506204" calcext:value-type="float">
            <text:p>5043506204</text:p>
          </table:table-cell>
          <table:table-cell office:value-type="float" office:value="660838420" calcext:value-type="float">
            <text:p>660838420</text:p>
          </table:table-cell>
          <table:table-cell office:value-type="float" office:value="3615740" calcext:value-type="float">
            <text:p>3615740</text:p>
          </table:table-cell>
          <table:table-cell office:value-type="float" office:value="62003076" calcext:value-type="float">
            <text:p>62003076</text:p>
          </table:table-cell>
          <table:table-cell office:value-type="float" office:value="26861798" calcext:value-type="float">
            <text:p>26861798</text:p>
          </table:table-cell>
          <table:table-cell office:value-type="float" office:value="8135" calcext:value-type="float">
            <text:p>8135</text:p>
          </table:table-cell>
          <table:table-cell office:value-type="float" office:value="7056" calcext:value-type="float">
            <text:p>7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HADs</text:p>
          </table:table-cell>
          <table:table-cell office:value-type="float" office:value="9061587713" calcext:value-type="float">
            <text:p>9061587713</text:p>
          </table:table-cell>
          <table:table-cell office:value-type="float" office:value="3460676492" calcext:value-type="float">
            <text:p>3460676492</text:p>
          </table:table-cell>
          <table:table-cell office:value-type="float" office:value="2922990473" calcext:value-type="float">
            <text:p>2922990473</text:p>
          </table:table-cell>
          <table:table-cell office:value-type="float" office:value="7201311" calcext:value-type="float">
            <text:p>7201311</text:p>
          </table:table-cell>
          <table:table-cell office:value-type="float" office:value="25397062" calcext:value-type="float">
            <text:p>25397062</text:p>
          </table:table-cell>
          <table:table-cell office:value-type="float" office:value="17156749" calcext:value-type="float">
            <text:p>17156749</text:p>
          </table:table-cell>
          <table:table-cell office:value-type="float" office:value="5732" calcext:value-type="float">
            <text:p>5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rQuant::getSigCtxInc</text:p>
          </table:table-cell>
          <table:table-cell office:value-type="float" office:value="8522151315" calcext:value-type="float">
            <text:p>8522151315</text:p>
          </table:table-cell>
          <table:table-cell office:value-type="float" office:value="2566973618" calcext:value-type="float">
            <text:p>2566973618</text:p>
          </table:table-cell>
          <table:table-cell office:value-type="float" office:value="672168980" calcext:value-type="float">
            <text:p>672168980</text:p>
          </table:table-cell>
          <table:table-cell office:value-type="float" office:value="2107487" calcext:value-type="float">
            <text:p>2107487</text:p>
          </table:table-cell>
          <table:table-cell office:value-type="float" office:value="72241038" calcext:value-type="float">
            <text:p>72241038</text:p>
          </table:table-cell>
          <table:table-cell office:value-type="float" office:value="4014599" calcext:value-type="float">
            <text:p>4014599</text:p>
          </table:table-cell>
          <table:table-cell office:value-type="float" office:value="2279" calcext:value-type="float">
            <text:p>2279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8021779767" calcext:value-type="float">
            <text:p>8021779767</text:p>
          </table:table-cell>
          <table:table-cell office:value-type="float" office:value="4547870863" calcext:value-type="float">
            <text:p>4547870863</text:p>
          </table:table-cell>
          <table:table-cell office:value-type="float" office:value="351775057" calcext:value-type="float">
            <text:p>351775057</text:p>
          </table:table-cell>
          <table:table-cell office:value-type="float" office:value="4576517" calcext:value-type="float">
            <text:p>4576517</text:p>
          </table:table-cell>
          <table:table-cell office:value-type="float" office:value="81027335" calcext:value-type="float">
            <text:p>81027335</text:p>
          </table:table-cell>
          <table:table-cell office:value-type="float" office:value="23397204" calcext:value-type="float">
            <text:p>23397204</text:p>
          </table:table-cell>
          <table:table-cell office:value-type="float" office:value="6796" calcext:value-type="float">
            <text:p>6796</text:p>
          </table:table-cell>
          <table:table-cell office:value-type="float" office:value="1045828" calcext:value-type="float">
            <text:p>1045828</text:p>
          </table:table-cell>
          <table:table-cell office:value-type="float" office:value="35358" calcext:value-type="float">
            <text:p>35358</text:p>
          </table:table-cell>
        </table:table-row>
        <table:table-row table:style-name="ro1">
          <table:table-cell office:value-type="string" calcext:value-type="string">
            <text:p>partialButterfly8</text:p>
          </table:table-cell>
          <table:table-cell office:value-type="float" office:value="7643489334" calcext:value-type="float">
            <text:p>7643489334</text:p>
          </table:table-cell>
          <table:table-cell office:value-type="float" office:value="3877903328" calcext:value-type="float">
            <text:p>3877903328</text:p>
          </table:table-cell>
          <table:table-cell office:value-type="float" office:value="1004944460" calcext:value-type="float">
            <text:p>1004944460</text:p>
          </table:table-cell>
          <table:table-cell office:value-type="float" office:value="37254549" calcext:value-type="float">
            <text:p>37254549</text:p>
          </table:table-cell>
          <table:table-cell office:value-type="float" office:value="48180427" calcext:value-type="float">
            <text:p>48180427</text:p>
          </table:table-cell>
          <table:table-cell office:value-type="float" office:value="89053716" calcext:value-type="float">
            <text:p>89053716</text:p>
          </table:table-cell>
          <table:table-cell office:value-type="float" office:value="11640" calcext:value-type="float">
            <text:p>11640</text:p>
          </table:table-cell>
          <table:table-cell office:value-type="float" office:value="6693" calcext:value-type="float">
            <text:p>6693</text:p>
          </table:table-cell>
          <table:table-cell office:value-type="float" office:value="2295740" calcext:value-type="float">
            <text:p>2295740</text:p>
          </table:table-cell>
        </table:table-row>
        <table:table-row table:style-name="ro1">
          <table:table-cell office:value-type="string" calcext:value-type="string">
            <text:p>TComYuv::addAvg</text:p>
          </table:table-cell>
          <table:table-cell office:value-type="float" office:value="6384190652" calcext:value-type="float">
            <text:p>6384190652</text:p>
          </table:table-cell>
          <table:table-cell office:value-type="float" office:value="2439499758" calcext:value-type="float">
            <text:p>2439499758</text:p>
          </table:table-cell>
          <table:table-cell office:value-type="float" office:value="540293331" calcext:value-type="float">
            <text:p>540293331</text:p>
          </table:table-cell>
          <table:table-cell office:value-type="float" office:value="8863124" calcext:value-type="float">
            <text:p>8863124</text:p>
          </table:table-cell>
          <table:table-cell office:value-type="float" office:value="77308761" calcext:value-type="float">
            <text:p>77308761</text:p>
          </table:table-cell>
          <table:table-cell office:value-type="float" office:value="37697118" calcext:value-type="float">
            <text:p>37697118</text:p>
          </table:table-cell>
          <table:table-cell office:value-type="float" office:value="16380" calcext:value-type="float">
            <text:p>16380</text:p>
          </table:table-cell>
          <table:table-cell office:value-type="float" office:value="162414" calcext:value-type="float">
            <text:p>162414</text:p>
          </table:table-cell>
          <table:table-cell office:value-type="float" office:value="89268" calcext:value-type="float">
            <text:p>89268</text:p>
          </table:table-cell>
        </table:table-row>
        <table:table-row table:style-name="ro1">
          <table:table-cell office:value-type="string" calcext:value-type="string">
            <text:p>TEncSbac::codeCoeffNxN</text:p>
          </table:table-cell>
          <table:table-cell office:value-type="float" office:value="6081288122" calcext:value-type="float">
            <text:p>6081288122</text:p>
          </table:table-cell>
          <table:table-cell office:value-type="float" office:value="2089515755" calcext:value-type="float">
            <text:p>2089515755</text:p>
          </table:table-cell>
          <table:table-cell office:value-type="float" office:value="1759159031" calcext:value-type="float">
            <text:p>1759159031</text:p>
          </table:table-cell>
          <table:table-cell office:value-type="float" office:value="60678018" calcext:value-type="float">
            <text:p>60678018</text:p>
          </table:table-cell>
          <table:table-cell office:value-type="float" office:value="97661865" calcext:value-type="float">
            <text:p>97661865</text:p>
          </table:table-cell>
          <table:table-cell office:value-type="float" office:value="41450666" calcext:value-type="float">
            <text:p>41450666</text:p>
          </table:table-cell>
          <table:table-cell office:value-type="float" office:value="17099" calcext:value-type="float">
            <text:p>17099</text:p>
          </table:table-cell>
          <table:table-cell office:value-type="float" office:value="10269" calcext:value-type="float">
            <text:p>10269</text:p>
          </table:table-cell>
          <table:table-cell office:value-type="float" office:value="281777" calcext:value-type="float">
            <text:p>281777</text:p>
          </table:table-cell>
        </table:table-row>
        <table:table-row table:style-name="ro1">
          <table:table-cell office:value-type="string" calcext:value-type="string">
            <text:p>TComPrediction::xPredIntraAng</text:p>
          </table:table-cell>
          <table:table-cell office:value-type="float" office:value="5751189992" calcext:value-type="float">
            <text:p>5751189992</text:p>
          </table:table-cell>
          <table:table-cell office:value-type="float" office:value="1793201155" calcext:value-type="float">
            <text:p>1793201155</text:p>
          </table:table-cell>
          <table:table-cell office:value-type="float" office:value="755778748" calcext:value-type="float">
            <text:p>755778748</text:p>
          </table:table-cell>
          <table:table-cell office:value-type="float" office:value="11504270" calcext:value-type="float">
            <text:p>11504270</text:p>
          </table:table-cell>
          <table:table-cell office:value-type="float" office:value="24966341" calcext:value-type="float">
            <text:p>24966341</text:p>
          </table:table-cell>
          <table:table-cell office:value-type="float" office:value="43790582" calcext:value-type="float">
            <text:p>43790582</text:p>
          </table:table-cell>
          <table:table-cell office:value-type="float" office:value="5982" calcext:value-type="float">
            <text:p>5982</text:p>
          </table:table-cell>
          <table:table-cell office:value-type="float" office:value="1047" calcext:value-type="float">
            <text:p>1047</text:p>
          </table:table-cell>
          <table:table-cell office:value-type="float" office:value="92896" calcext:value-type="float">
            <text:p>92896</text:p>
          </table:table-cell>
        </table:table-row>
        <table:table-row table:style-name="ro1">
          <table:table-cell office:value-type="string" calcext:value-type="string">
            <text:p>partialButterfly4</text:p>
          </table:table-cell>
          <table:table-cell office:value-type="float" office:value="5215379824" calcext:value-type="float">
            <text:p>5215379824</text:p>
          </table:table-cell>
          <table:table-cell office:value-type="float" office:value="2405618000" calcext:value-type="float">
            <text:p>2405618000</text:p>
          </table:table-cell>
          <table:table-cell office:value-type="float" office:value="923757312" calcext:value-type="float">
            <text:p>923757312</text:p>
          </table:table-cell>
          <table:table-cell office:value-type="float" office:value="7259271" calcext:value-type="float">
            <text:p>7259271</text:p>
          </table:table-cell>
          <table:table-cell office:value-type="float" office:value="22381914" calcext:value-type="float">
            <text:p>22381914</text:p>
          </table:table-cell>
          <table:table-cell office:value-type="float" office:value="58961823" calcext:value-type="float">
            <text:p>58961823</text:p>
          </table:table-cell>
          <table:table-cell office:value-type="float" office:value="3170" calcext:value-type="float">
            <text:p>3170</text:p>
          </table:table-cell>
          <table:table-cell office:value-type="float" office:value="748" calcext:value-type="float">
            <text:p>748</text:p>
          </table:table-cell>
          <table:table-cell office:value-type="float" office:value="620343" calcext:value-type="float">
            <text:p>620343</text:p>
          </table:table-cell>
        </table:table-row>
        <table:table-row table:style-name="ro1">
          <table:table-cell office:value-type="string" calcext:value-type="string">
            <text:p>TEncEntropy::countNonZeroCoeffs</text:p>
          </table:table-cell>
          <table:table-cell office:value-type="float" office:value="5179313194" calcext:value-type="float">
            <text:p>5179313194</text:p>
          </table:table-cell>
          <table:table-cell office:value-type="float" office:value="595491738" calcext:value-type="float">
            <text:p>595491738</text:p>
          </table:table-cell>
          <table:table-cell office:value-type="float" office:value="11257028" calcext:value-type="float">
            <text:p>11257028</text:p>
          </table:table-cell>
          <table:table-cell office:value-type="float" office:value="957273" calcext:value-type="float">
            <text:p>957273</text:p>
          </table:table-cell>
          <table:table-cell office:value-type="float" office:value="61405778" calcext:value-type="float">
            <text:p>61405778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29846" calcext:value-type="float">
            <text:p>229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TZSearchHelp</text:p>
          </table:table-cell>
          <table:table-cell office:value-type="float" office:value="5176482210" calcext:value-type="float">
            <text:p>5176482210</text:p>
          </table:table-cell>
          <table:table-cell office:value-type="float" office:value="2186400072" calcext:value-type="float">
            <text:p>2186400072</text:p>
          </table:table-cell>
          <table:table-cell office:value-type="float" office:value="1626279856" calcext:value-type="float">
            <text:p>1626279856</text:p>
          </table:table-cell>
          <table:table-cell office:value-type="float" office:value="11656399" calcext:value-type="float">
            <text:p>11656399</text:p>
          </table:table-cell>
          <table:table-cell office:value-type="float" office:value="157940149" calcext:value-type="float">
            <text:p>157940149</text:p>
          </table:table-cell>
          <table:table-cell office:value-type="float" office:value="3851322" calcext:value-type="float">
            <text:p>3851322</text:p>
          </table:table-cell>
          <table:table-cell office:value-type="float" office:value="6060" calcext:value-type="float">
            <text:p>6060</text:p>
          </table:table-cell>
          <table:table-cell office:value-type="float" office:value="92395" calcext:value-type="float">
            <text:p>92395</text:p>
          </table:table-cell>
          <table:table-cell office:value-type="float" office:value="13077" calcext:value-type="float">
            <text:p>13077</text:p>
          </table:table-cell>
        </table:table-row>
        <table:table-row table:style-name="ro1">
          <table:table-cell office:value-type="string" calcext:value-type="string">
            <text:p>partialButterflyInverse16</text:p>
          </table:table-cell>
          <table:table-cell office:value-type="float" office:value="5102840160" calcext:value-type="float">
            <text:p>5102840160</text:p>
          </table:table-cell>
          <table:table-cell office:value-type="float" office:value="2975211360" calcext:value-type="float">
            <text:p>2975211360</text:p>
          </table:table-cell>
          <table:table-cell office:value-type="float" office:value="426103920" calcext:value-type="float">
            <text:p>426103920</text:p>
          </table:table-cell>
          <table:table-cell office:value-type="float" office:value="9522163" calcext:value-type="float">
            <text:p>9522163</text:p>
          </table:table-cell>
          <table:table-cell office:value-type="float" office:value="50633753" calcext:value-type="float">
            <text:p>50633753</text:p>
          </table:table-cell>
          <table:table-cell office:value-type="float" office:value="21894776" calcext:value-type="float">
            <text:p>21894776</text:p>
          </table:table-cell>
          <table:table-cell office:value-type="float" office:value="7870" calcext:value-type="float">
            <text:p>7870</text:p>
          </table:table-cell>
          <table:table-cell office:value-type="float" office:value="6915" calcext:value-type="float">
            <text:p>6915</text:p>
          </table:table-cell>
          <table:table-cell office:value-type="float" office:value="140382" calcext:value-type="float">
            <text:p>140382</text:p>
          </table:table-cell>
        </table:table-row>
        <table:table-row table:style-name="ro1">
          <table:table-cell office:value-type="string" calcext:value-type="string">
            <text:p>__x86.get_pc_thunk.bx</text:p>
          </table:table-cell>
          <table:table-cell table:number-columns-repeated="2" office:value-type="float" office:value="4918911060" calcext:value-type="float">
            <text:p>49189110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xPredInterBlk</text:p>
          </table:table-cell>
          <table:table-cell office:value-type="float" office:value="4909874950" calcext:value-type="float">
            <text:p>4909874950</text:p>
          </table:table-cell>
          <table:table-cell office:value-type="float" office:value="2008036979" calcext:value-type="float">
            <text:p>2008036979</text:p>
          </table:table-cell>
          <table:table-cell office:value-type="float" office:value="948451287" calcext:value-type="float">
            <text:p>948451287</text:p>
          </table:table-cell>
          <table:table-cell office:value-type="float" office:value="16248898" calcext:value-type="float">
            <text:p>16248898</text:p>
          </table:table-cell>
          <table:table-cell office:value-type="float" office:value="190401385" calcext:value-type="float">
            <text:p>190401385</text:p>
          </table:table-cell>
          <table:table-cell office:value-type="float" office:value="38605075" calcext:value-type="float">
            <text:p>38605075</text:p>
          </table:table-cell>
          <table:table-cell office:value-type="float" office:value="25429" calcext:value-type="float">
            <text:p>25429</text:p>
          </table:table-cell>
          <table:table-cell office:value-type="float" office:value="1014476" calcext:value-type="float">
            <text:p>1014476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string" calcext:value-type="string">
            <text:p>TComTrQuant::xDeQuant</text:p>
          </table:table-cell>
          <table:table-cell office:value-type="float" office:value="4904269325" calcext:value-type="float">
            <text:p>4904269325</text:p>
          </table:table-cell>
          <table:table-cell office:value-type="float" office:value="1859573061" calcext:value-type="float">
            <text:p>1859573061</text:p>
          </table:table-cell>
          <table:table-cell office:value-type="float" office:value="266863921" calcext:value-type="float">
            <text:p>266863921</text:p>
          </table:table-cell>
          <table:table-cell office:value-type="float" office:value="9722505" calcext:value-type="float">
            <text:p>9722505</text:p>
          </table:table-cell>
          <table:table-cell office:value-type="float" office:value="26364872" calcext:value-type="float">
            <text:p>26364872</text:p>
          </table:table-cell>
          <table:table-cell office:value-type="float" office:value="30586514" calcext:value-type="float">
            <text:p>30586514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ComTrQuant::xT</text:p>
          </table:table-cell>
          <table:table-cell office:value-type="float" office:value="4867027957" calcext:value-type="float">
            <text:p>4867027957</text:p>
          </table:table-cell>
          <table:table-cell office:value-type="float" office:value="1171452173" calcext:value-type="float">
            <text:p>1171452173</text:p>
          </table:table-cell>
          <table:table-cell office:value-type="float" office:value="958412659" calcext:value-type="float">
            <text:p>958412659</text:p>
          </table:table-cell>
          <table:table-cell office:value-type="float" office:value="23010618" calcext:value-type="float">
            <text:p>23010618</text:p>
          </table:table-cell>
          <table:table-cell office:value-type="float" office:value="163759242" calcext:value-type="float">
            <text:p>163759242</text:p>
          </table:table-cell>
          <table:table-cell office:value-type="float" office:value="125297765" calcext:value-type="float">
            <text:p>125297765</text:p>
          </table:table-cell>
          <table:table-cell office:value-type="float" office:value="3675" calcext:value-type="float">
            <text:p>3675</text:p>
          </table:table-cell>
          <table:table-cell office:value-type="float" office:value="548722" calcext:value-type="float">
            <text:p>548722</text:p>
          </table:table-cell>
          <table:table-cell office:value-type="float" office:value="1030599" calcext:value-type="float">
            <text:p>1030599</text:p>
          </table:table-cell>
        </table:table-row>
        <table:table-row table:style-name="ro1">
          <table:table-cell office:value-type="string" calcext:value-type="string">
            <text:p>TEncSearch::xPatternRefinement</text:p>
          </table:table-cell>
          <table:table-cell office:value-type="float" office:value="4664161875" calcext:value-type="float">
            <text:p>4664161875</text:p>
          </table:table-cell>
          <table:table-cell office:value-type="float" office:value="1788823158" calcext:value-type="float">
            <text:p>1788823158</text:p>
          </table:table-cell>
          <table:table-cell office:value-type="float" office:value="1073059684" calcext:value-type="float">
            <text:p>1073059684</text:p>
          </table:table-cell>
          <table:table-cell office:value-type="float" office:value="6085051" calcext:value-type="float">
            <text:p>6085051</text:p>
          </table:table-cell>
          <table:table-cell office:value-type="float" office:value="212371738" calcext:value-type="float">
            <text:p>212371738</text:p>
          </table:table-cell>
          <table:table-cell office:value-type="float" office:value="141681787" calcext:value-type="float">
            <text:p>141681787</text:p>
          </table:table-cell>
          <table:table-cell office:value-type="float" office:value="4981" calcext:value-type="float">
            <text:p>4981</text:p>
          </table:table-cell>
          <table:table-cell office:value-type="float" office:value="22239" calcext:value-type="float">
            <text:p>2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chk_sse2</text:p>
          </table:table-cell>
          <table:table-cell office:value-type="float" office:value="4607159846" calcext:value-type="float">
            <text:p>4607159846</text:p>
          </table:table-cell>
          <table:table-cell office:value-type="float" office:value="848569422" calcext:value-type="float">
            <text:p>848569422</text:p>
          </table:table-cell>
          <table:table-cell office:value-type="float" office:value="1580671592" calcext:value-type="float">
            <text:p>1580671592</text:p>
          </table:table-cell>
          <table:table-cell office:value-type="float" office:value="11220248" calcext:value-type="float">
            <text:p>11220248</text:p>
          </table:table-cell>
          <table:table-cell office:value-type="float" office:value="13730926" calcext:value-type="float">
            <text:p>13730926</text:p>
          </table:table-cell>
          <table:table-cell office:value-type="float" office:value="703617199" calcext:value-type="float">
            <text:p>703617199</text:p>
          </table:table-cell>
          <table:table-cell office:value-type="float" office:value="3459882" calcext:value-type="float">
            <text:p>3459882</text:p>
          </table:table-cell>
          <table:table-cell office:value-type="float" office:value="2652" calcext:value-type="float">
            <text:p>2652</text:p>
          </table:table-cell>
          <table:table-cell office:value-type="float" office:value="2260567" calcext:value-type="float">
            <text:p>2260567</text:p>
          </table:table-cell>
        </table:table-row>
        <table:table-row table:style-name="ro1">
          <table:table-cell office:value-type="string" calcext:value-type="string">
            <text:p>TEncBinCABACCounter::encodeBin</text:p>
          </table:table-cell>
          <table:table-cell office:value-type="float" office:value="3941894943" calcext:value-type="float">
            <text:p>3941894943</text:p>
          </table:table-cell>
          <table:table-cell office:value-type="float" office:value="1897949417" calcext:value-type="float">
            <text:p>1897949417</text:p>
          </table:table-cell>
          <table:table-cell office:value-type="float" office:value="1167968872" calcext:value-type="float">
            <text:p>1167968872</text:p>
          </table:table-cell>
          <table:table-cell office:value-type="float" office:value="2250522" calcext:value-type="float">
            <text:p>2250522</text:p>
          </table:table-cell>
          <table:table-cell office:value-type="float" office:value="193013402" calcext:value-type="float">
            <text:p>193013402</text:p>
          </table:table-cell>
          <table:table-cell office:value-type="float" office:value="26351697" calcext:value-type="float">
            <text:p>26351697</text:p>
          </table:table-cell>
          <table:table-cell office:value-type="float" office:value="2270" calcext:value-type="float">
            <text:p>2270</text:p>
          </table:table-cell>
          <table:table-cell office:value-type="float" office:value="11973" calcext:value-type="float">
            <text:p>11973</text:p>
          </table:table-cell>
          <table:table-cell office:value-type="float" office:value="21958" calcext:value-type="float">
            <text:p>21958</text:p>
          </table:table-cell>
        </table:table-row>
        <table:table-row table:style-name="ro1">
          <table:table-cell office:value-type="string" calcext:value-type="string">
            <text:p>TComRdCost::xGetSSE4</text:p>
          </table:table-cell>
          <table:table-cell office:value-type="float" office:value="3815760861" calcext:value-type="float">
            <text:p>3815760861</text:p>
          </table:table-cell>
          <table:table-cell office:value-type="float" office:value="1472749806" calcext:value-type="float">
            <text:p>1472749806</text:p>
          </table:table-cell>
          <table:table-cell office:value-type="float" office:value="847946858" calcext:value-type="float">
            <text:p>847946858</text:p>
          </table:table-cell>
          <table:table-cell office:value-type="float" office:value="18904110" calcext:value-type="float">
            <text:p>18904110</text:p>
          </table:table-cell>
          <table:table-cell office:value-type="float" office:value="59457369" calcext:value-type="float">
            <text:p>59457369</text:p>
          </table:table-cell>
          <table:table-cell office:value-type="float" office:value="22844634" calcext:value-type="float">
            <text:p>22844634</text:p>
          </table:table-cell>
          <table:table-cell office:value-type="float" office:value="4670" calcext:value-type="float">
            <text:p>4670</text:p>
          </table:table-cell>
          <table:table-cell office:value-type="float" office:value="705" calcext:value-type="float">
            <text:p>705</text:p>
          </table:table-cell>
          <table:table-cell office:value-type="float" office:value="282064" calcext:value-type="float">
            <text:p>282064</text:p>
          </table:table-cell>
        </table:table-row>
        <table:table-row table:style-name="ro1">
          <table:table-cell office:value-type="string" calcext:value-type="string">
            <text:p>TEncSearch::xIntraCodingTUBlock</text:p>
          </table:table-cell>
          <table:table-cell office:value-type="float" office:value="3698271022" calcext:value-type="float">
            <text:p>3698271022</text:p>
          </table:table-cell>
          <table:table-cell office:value-type="float" office:value="1374008566" calcext:value-type="float">
            <text:p>1374008566</text:p>
          </table:table-cell>
          <table:table-cell office:value-type="float" office:value="745253784" calcext:value-type="float">
            <text:p>745253784</text:p>
          </table:table-cell>
          <table:table-cell office:value-type="float" office:value="37894183" calcext:value-type="float">
            <text:p>37894183</text:p>
          </table:table-cell>
          <table:table-cell office:value-type="float" office:value="90897799" calcext:value-type="float">
            <text:p>90897799</text:p>
          </table:table-cell>
          <table:table-cell office:value-type="float" office:value="48328571" calcext:value-type="float">
            <text:p>48328571</text:p>
          </table:table-cell>
          <table:table-cell office:value-type="float" office:value="14686" calcext:value-type="float">
            <text:p>14686</text:p>
          </table:table-cell>
          <table:table-cell office:value-type="float" office:value="42308" calcext:value-type="float">
            <text:p>42308</text:p>
          </table:table-cell>
          <table:table-cell office:value-type="float" office:value="561928" calcext:value-type="float">
            <text:p>561928</text:p>
          </table:table-cell>
        </table:table-row>
        <table:table-row table:style-name="ro1">
          <table:table-cell office:value-type="string" calcext:value-type="string">
            <text:p>TEncSearch::xPatternSearch</text:p>
          </table:table-cell>
          <table:table-cell office:value-type="float" office:value="3682363183" calcext:value-type="float">
            <text:p>3682363183</text:p>
          </table:table-cell>
          <table:table-cell office:value-type="float" office:value="1452266293" calcext:value-type="float">
            <text:p>1452266293</text:p>
          </table:table-cell>
          <table:table-cell office:value-type="float" office:value="1282174035" calcext:value-type="float">
            <text:p>1282174035</text:p>
          </table:table-cell>
          <table:table-cell office:value-type="float" office:value="2598243" calcext:value-type="float">
            <text:p>2598243</text:p>
          </table:table-cell>
          <table:table-cell office:value-type="float" office:value="170458811" calcext:value-type="float">
            <text:p>170458811</text:p>
          </table:table-cell>
          <table:table-cell office:value-type="float" office:value="169235979" calcext:value-type="float">
            <text:p>169235979</text:p>
          </table:table-cell>
          <table:table-cell office:value-type="float" office:value="7806" calcext:value-type="float">
            <text:p>7806</text:p>
          </table:table-cell>
          <table:table-cell office:value-type="float" office:value="74281" calcext:value-type="float">
            <text:p>74281</text:p>
          </table:table-cell>
          <table:table-cell office:value-type="float" office:value="52254" calcext:value-type="float">
            <text:p>52254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3521218968" calcext:value-type="float">
            <text:p>3521218968</text:p>
          </table:table-cell>
          <table:table-cell office:value-type="float" office:value="2316157292" calcext:value-type="float">
            <text:p>2316157292</text:p>
          </table:table-cell>
          <table:table-cell office:value-type="float" office:value="141186792" calcext:value-type="float">
            <text:p>141186792</text:p>
          </table:table-cell>
          <table:table-cell office:value-type="float" office:value="1133244" calcext:value-type="float">
            <text:p>1133244</text:p>
          </table:table-cell>
          <table:table-cell office:value-type="float" office:value="35028869" calcext:value-type="float">
            <text:p>35028869</text:p>
          </table:table-cell>
          <table:table-cell office:value-type="float" office:value="12553889" calcext:value-type="float">
            <text:p>12553889</text:p>
          </table:table-cell>
          <table:table-cell office:value-type="float" office:value="2287" calcext:value-type="float">
            <text:p>2287</text:p>
          </table:table-cell>
          <table:table-cell office:value-type="float" office:value="349911" calcext:value-type="float">
            <text:p>349911</text:p>
          </table:table-cell>
          <table:table-cell office:value-type="float" office:value="20424" calcext:value-type="float">
            <text:p>20424</text:p>
          </table:table-cell>
        </table:table-row>
        <table:table-row table:style-name="ro1">
          <table:table-cell office:value-type="string" calcext:value-type="string">
            <text:p>TComRdCost::xGetSAD24</text:p>
          </table:table-cell>
          <table:table-cell office:value-type="float" office:value="3292932670" calcext:value-type="float">
            <text:p>3292932670</text:p>
          </table:table-cell>
          <table:table-cell office:value-type="float" office:value="865437215" calcext:value-type="float">
            <text:p>865437215</text:p>
          </table:table-cell>
          <table:table-cell office:value-type="float" office:value="29491985" calcext:value-type="float">
            <text:p>29491985</text:p>
          </table:table-cell>
          <table:table-cell office:value-type="float" office:value="34271" calcext:value-type="float">
            <text:p>34271</text:p>
          </table:table-cell>
          <table:table-cell office:value-type="float" office:value="18970646" calcext:value-type="float">
            <text:p>18970646</text:p>
          </table:table-cell>
          <table:table-cell office:value-type="float" office:value="587586" calcext:value-type="float">
            <text:p>587586</text:p>
          </table:table-cell>
          <table:table-cell office:value-type="float" office:value="865" calcext:value-type="float">
            <text:p>865</text:p>
          </table:table-cell>
          <table:table-cell office:value-type="float" office:value="85465" calcext:value-type="float">
            <text:p>8546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TComYuv::addClip</text:p>
          </table:table-cell>
          <table:table-cell office:value-type="float" office:value="3192610131" calcext:value-type="float">
            <text:p>3192610131</text:p>
          </table:table-cell>
          <table:table-cell office:value-type="float" office:value="853929805" calcext:value-type="float">
            <text:p>853929805</text:p>
          </table:table-cell>
          <table:table-cell office:value-type="float" office:value="296320447" calcext:value-type="float">
            <text:p>296320447</text:p>
          </table:table-cell>
          <table:table-cell office:value-type="float" office:value="7812891" calcext:value-type="float">
            <text:p>7812891</text:p>
          </table:table-cell>
          <table:table-cell office:value-type="float" office:value="35803288" calcext:value-type="float">
            <text:p>35803288</text:p>
          </table:table-cell>
          <table:table-cell office:value-type="float" office:value="16044354" calcext:value-type="float">
            <text:p>16044354</text:p>
          </table:table-cell>
          <table:table-cell office:value-type="float" office:value="13318" calcext:value-type="float">
            <text:p>13318</text:p>
          </table:table-cell>
          <table:table-cell office:value-type="float" office:value="2077" calcext:value-type="float">
            <text:p>2077</text:p>
          </table:table-cell>
          <table:table-cell office:value-type="float" office:value="82353" calcext:value-type="float">
            <text:p>82353</text:p>
          </table:table-cell>
        </table:table-row>
        <table:table-row table:style-name="ro1">
          <table:table-cell office:value-type="string" calcext:value-type="string">
            <text:p>TComRdCost::xGetSSE16</text:p>
          </table:table-cell>
          <table:table-cell office:value-type="float" office:value="3132114838" calcext:value-type="float">
            <text:p>3132114838</text:p>
          </table:table-cell>
          <table:table-cell office:value-type="float" office:value="1357744142" calcext:value-type="float">
            <text:p>1357744142</text:p>
          </table:table-cell>
          <table:table-cell office:value-type="float" office:value="1263362722" calcext:value-type="float">
            <text:p>1263362722</text:p>
          </table:table-cell>
          <table:table-cell office:value-type="float" office:value="8742150" calcext:value-type="float">
            <text:p>8742150</text:p>
          </table:table-cell>
          <table:table-cell office:value-type="float" office:value="41878531" calcext:value-type="float">
            <text:p>41878531</text:p>
          </table:table-cell>
          <table:table-cell office:value-type="float" office:value="4348587" calcext:value-type="float">
            <text:p>4348587</text:p>
          </table:table-cell>
          <table:table-cell office:value-type="float" office:value="5230" calcext:value-type="float">
            <text:p>5230</text:p>
          </table:table-cell>
          <table:table-cell office:value-type="float" office:value="2157" calcext:value-type="float">
            <text:p>2157</text:p>
          </table:table-cell>
          <table:table-cell office:value-type="float" office:value="289198" calcext:value-type="float">
            <text:p>289198</text:p>
          </table:table-cell>
        </table:table-row>
        <table:table-row table:style-name="ro1">
          <table:table-cell office:value-type="string" calcext:value-type="string">
            <text:p>TEncSbac::estLastSignificantPositionBit</text:p>
          </table:table-cell>
          <table:table-cell office:value-type="float" office:value="3092064411" calcext:value-type="float">
            <text:p>3092064411</text:p>
          </table:table-cell>
          <table:table-cell office:value-type="float" office:value="1250973693" calcext:value-type="float">
            <text:p>1250973693</text:p>
          </table:table-cell>
          <table:table-cell office:value-type="float" office:value="493482927" calcext:value-type="float">
            <text:p>493482927</text:p>
          </table:table-cell>
          <table:table-cell office:value-type="float" office:value="32381404" calcext:value-type="float">
            <text:p>32381404</text:p>
          </table:table-cell>
          <table:table-cell office:value-type="float" office:value="44394751" calcext:value-type="float">
            <text:p>44394751</text:p>
          </table:table-cell>
          <table:table-cell office:value-type="float" office:value="34154162" calcext:value-type="float">
            <text:p>34154162</text:p>
          </table:table-cell>
          <table:table-cell office:value-type="float" office:value="5944" calcext:value-type="float">
            <text:p>5944</text:p>
          </table:table-cell>
          <table:table-cell office:value-type="float" office:value="7246" calcext:value-type="float">
            <text:p>7246</text:p>
          </table:table-cell>
          <table:table-cell office:value-type="float" office:value="406755" calcext:value-type="float">
            <text:p>406755</text:p>
          </table:table-cell>
        </table:table-row>
        <table:table-row table:style-name="ro1">
          <table:table-cell office:value-type="string" calcext:value-type="string">
            <text:p>TComYuv::removeHighFreq</text:p>
          </table:table-cell>
          <table:table-cell office:value-type="float" office:value="3082086854" calcext:value-type="float">
            <text:p>3082086854</text:p>
          </table:table-cell>
          <table:table-cell office:value-type="float" office:value="891574198" calcext:value-type="float">
            <text:p>891574198</text:p>
          </table:table-cell>
          <table:table-cell office:value-type="float" office:value="384053958" calcext:value-type="float">
            <text:p>384053958</text:p>
          </table:table-cell>
          <table:table-cell office:value-type="float" office:value="3561797" calcext:value-type="float">
            <text:p>3561797</text:p>
          </table:table-cell>
          <table:table-cell office:value-type="float" office:value="59301134" calcext:value-type="float">
            <text:p>59301134</text:p>
          </table:table-cell>
          <table:table-cell office:value-type="float" office:value="191866" calcext:value-type="float">
            <text:p>191866</text:p>
          </table:table-cell>
          <table:table-cell office:value-type="float" office:value="6493" calcext:value-type="float">
            <text:p>6493</text:p>
          </table:table-cell>
          <table:table-cell office:value-type="float" office:value="33094" calcext:value-type="float">
            <text:p>3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rQuant::transformNxN</text:p>
          </table:table-cell>
          <table:table-cell office:value-type="float" office:value="3046179425" calcext:value-type="float">
            <text:p>3046179425</text:p>
          </table:table-cell>
          <table:table-cell office:value-type="float" office:value="1473213321" calcext:value-type="float">
            <text:p>1473213321</text:p>
          </table:table-cell>
          <table:table-cell office:value-type="float" office:value="1167543933" calcext:value-type="float">
            <text:p>1167543933</text:p>
          </table:table-cell>
          <table:table-cell office:value-type="float" office:value="38374061" calcext:value-type="float">
            <text:p>38374061</text:p>
          </table:table-cell>
          <table:table-cell office:value-type="float" office:value="142971822" calcext:value-type="float">
            <text:p>142971822</text:p>
          </table:table-cell>
          <table:table-cell office:value-type="float" office:value="23633167" calcext:value-type="float">
            <text:p>23633167</text:p>
          </table:table-cell>
          <table:table-cell office:value-type="float" office:value="20593" calcext:value-type="float">
            <text:p>20593</text:p>
          </table:table-cell>
          <table:table-cell office:value-type="float" office:value="48342" calcext:value-type="float">
            <text:p>48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TZSearch</text:p>
          </table:table-cell>
          <table:table-cell office:value-type="float" office:value="2981441772" calcext:value-type="float">
            <text:p>2981441772</text:p>
          </table:table-cell>
          <table:table-cell office:value-type="float" office:value="1112869863" calcext:value-type="float">
            <text:p>1112869863</text:p>
          </table:table-cell>
          <table:table-cell office:value-type="float" office:value="1186646513" calcext:value-type="float">
            <text:p>1186646513</text:p>
          </table:table-cell>
          <table:table-cell office:value-type="float" office:value="71041676" calcext:value-type="float">
            <text:p>71041676</text:p>
          </table:table-cell>
          <table:table-cell office:value-type="float" office:value="89961210" calcext:value-type="float">
            <text:p>89961210</text:p>
          </table:table-cell>
          <table:table-cell office:value-type="float" office:value="20005470" calcext:value-type="float">
            <text:p>20005470</text:p>
          </table:table-cell>
          <table:table-cell office:value-type="float" office:value="107645" calcext:value-type="float">
            <text:p>107645</text:p>
          </table:table-cell>
          <table:table-cell office:value-type="float" office:value="75096" calcext:value-type="float">
            <text:p>75096</text:p>
          </table:table-cell>
          <table:table-cell office:value-type="float" office:value="14936" calcext:value-type="float">
            <text:p>14936</text:p>
          </table:table-cell>
        </table:table-row>
        <table:table-row table:style-name="ro1">
          <table:table-cell office:value-type="string" calcext:value-type="string">
            <text:p>TEncSbac::estSignificantCoefficientsBit</text:p>
          </table:table-cell>
          <table:table-cell office:value-type="float" office:value="2958491583" calcext:value-type="float">
            <text:p>2958491583</text:p>
          </table:table-cell>
          <table:table-cell office:value-type="float" office:value="1149062589" calcext:value-type="float">
            <text:p>1149062589</text:p>
          </table:table-cell>
          <table:table-cell office:value-type="float" office:value="591731970" calcext:value-type="float">
            <text:p>591731970</text:p>
          </table:table-cell>
          <table:table-cell office:value-type="float" office:value="14220542" calcext:value-type="float">
            <text:p>14220542</text:p>
          </table:table-cell>
          <table:table-cell office:value-type="float" office:value="35704499" calcext:value-type="float">
            <text:p>35704499</text:p>
          </table:table-cell>
          <table:table-cell office:value-type="float" office:value="46699467" calcext:value-type="float">
            <text:p>46699467</text:p>
          </table:table-cell>
          <table:table-cell office:value-type="float" office:value="4671" calcext:value-type="float">
            <text:p>4671</text:p>
          </table:table-cell>
          <table:table-cell office:value-type="float" office:value="4615" calcext:value-type="float">
            <text:p>4615</text:p>
          </table:table-cell>
          <table:table-cell office:value-type="float" office:value="8725" calcext:value-type="float">
            <text:p>8725</text:p>
          </table:table-cell>
        </table:table-row>
        <table:table-row table:style-name="ro1">
          <table:table-cell office:value-type="string" calcext:value-type="string">
            <text:p>TComRdCost::xGetSSE8</text:p>
          </table:table-cell>
          <table:table-cell office:value-type="float" office:value="2832157208" calcext:value-type="float">
            <text:p>2832157208</text:p>
          </table:table-cell>
          <table:table-cell office:value-type="float" office:value="1196951632" calcext:value-type="float">
            <text:p>1196951632</text:p>
          </table:table-cell>
          <table:table-cell office:value-type="float" office:value="1022592536" calcext:value-type="float">
            <text:p>1022592536</text:p>
          </table:table-cell>
          <table:table-cell office:value-type="float" office:value="19480797" calcext:value-type="float">
            <text:p>19480797</text:p>
          </table:table-cell>
          <table:table-cell office:value-type="float" office:value="35539952" calcext:value-type="float">
            <text:p>35539952</text:p>
          </table:table-cell>
          <table:table-cell office:value-type="float" office:value="7008306" calcext:value-type="float">
            <text:p>7008306</text:p>
          </table:table-cell>
          <table:table-cell office:value-type="float" office:value="5391" calcext:value-type="float">
            <text:p>5391</text:p>
          </table:table-cell>
          <table:table-cell office:value-type="float" office:value="1229" calcext:value-type="float">
            <text:p>1229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2765405933" calcext:value-type="float">
            <text:p>2765405933</text:p>
          </table:table-cell>
          <table:table-cell office:value-type="float" office:value="1174882297" calcext:value-type="float">
            <text:p>1174882297</text:p>
          </table:table-cell>
          <table:table-cell office:value-type="float" office:value="923354308" calcext:value-type="float">
            <text:p>923354308</text:p>
          </table:table-cell>
          <table:table-cell office:value-type="float" office:value="924056" calcext:value-type="float">
            <text:p>924056</text:p>
          </table:table-cell>
          <table:table-cell office:value-type="float" office:value="50948114" calcext:value-type="float">
            <text:p>50948114</text:p>
          </table:table-cell>
          <table:table-cell office:value-type="float" office:value="166577089" calcext:value-type="float">
            <text:p>166577089</text:p>
          </table:table-cell>
          <table:table-cell office:value-type="float" office:value="1113" calcext:value-type="float">
            <text:p>1113</text:p>
          </table:table-cell>
          <table:table-cell office:value-type="float" office:value="38146" calcext:value-type="float">
            <text:p>38146</text:p>
          </table:table-cell>
          <table:table-cell office:value-type="float" office:value="27853" calcext:value-type="float">
            <text:p>27853</text:p>
          </table:table-cell>
        </table:table-row>
        <table:table-row table:style-name="ro1">
          <table:table-cell office:value-type="string" calcext:value-type="string">
            <text:p>getTUEntropyCodingParameters</text:p>
          </table:table-cell>
          <table:table-cell office:value-type="float" office:value="2758799549" calcext:value-type="float">
            <text:p>2758799549</text:p>
          </table:table-cell>
          <table:table-cell office:value-type="float" office:value="1183876863" calcext:value-type="float">
            <text:p>1183876863</text:p>
          </table:table-cell>
          <table:table-cell office:value-type="float" office:value="678094232" calcext:value-type="float">
            <text:p>678094232</text:p>
          </table:table-cell>
          <table:table-cell office:value-type="float" office:value="15156296" calcext:value-type="float">
            <text:p>15156296</text:p>
          </table:table-cell>
          <table:table-cell office:value-type="float" office:value="129163424" calcext:value-type="float">
            <text:p>129163424</text:p>
          </table:table-cell>
          <table:table-cell office:value-type="float" office:value="83771931" calcext:value-type="float">
            <text:p>83771931</text:p>
          </table:table-cell>
          <table:table-cell office:value-type="float" office:value="10928" calcext:value-type="float">
            <text:p>10928</text:p>
          </table:table-cell>
          <table:table-cell office:value-type="float" office:value="8011" calcext:value-type="float">
            <text:p>8011</text:p>
          </table:table-cell>
          <table:table-cell office:value-type="float" office:value="858628" calcext:value-type="float">
            <text:p>858628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strcat.S:0x0012694b</text:p>
          </table:table-cell>
          <table:table-cell table:number-columns-repeated="2" office:value-type="float" office:value="2614667328" calcext:value-type="float">
            <text:p>2614667328</text:p>
          </table:table-cell>
          <table:table-cell office:value-type="float" office:value="0" calcext:value-type="float">
            <text:p>0</text:p>
          </table:table-cell>
          <table:table-cell office:value-type="float" office:value="1600495" calcext:value-type="float">
            <text:p>1600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194" calcext:value-type="float">
            <text:p>115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32</text:p>
          </table:table-cell>
          <table:table-cell office:value-type="float" office:value="2480299860" calcext:value-type="float">
            <text:p>2480299860</text:p>
          </table:table-cell>
          <table:table-cell office:value-type="float" office:value="1088695611" calcext:value-type="float">
            <text:p>1088695611</text:p>
          </table:table-cell>
          <table:table-cell office:value-type="float" office:value="1052647869" calcext:value-type="float">
            <text:p>1052647869</text:p>
          </table:table-cell>
          <table:table-cell office:value-type="float" office:value="3223999" calcext:value-type="float">
            <text:p>3223999</text:p>
          </table:table-cell>
          <table:table-cell office:value-type="float" office:value="34223806" calcext:value-type="float">
            <text:p>34223806</text:p>
          </table:table-cell>
          <table:table-cell office:value-type="float" office:value="4151505" calcext:value-type="float">
            <text:p>4151505</text:p>
          </table:table-cell>
          <table:table-cell office:value-type="float" office:value="5750" calcext:value-type="float">
            <text:p>5750</text:p>
          </table:table-cell>
          <table:table-cell office:value-type="float" office:value="4648" calcext:value-type="float">
            <text:p>464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TComRdCost::calcRdCost</text:p>
          </table:table-cell>
          <table:table-cell office:value-type="float" office:value="2457246028" calcext:value-type="float">
            <text:p>2457246028</text:p>
          </table:table-cell>
          <table:table-cell office:value-type="float" office:value="854879358" calcext:value-type="float">
            <text:p>854879358</text:p>
          </table:table-cell>
          <table:table-cell office:value-type="float" office:value="534831725" calcext:value-type="float">
            <text:p>534831725</text:p>
          </table:table-cell>
          <table:table-cell office:value-type="float" office:value="11450461" calcext:value-type="float">
            <text:p>11450461</text:p>
          </table:table-cell>
          <table:table-cell office:value-type="float" office:value="91589553" calcext:value-type="float">
            <text:p>91589553</text:p>
          </table:table-cell>
          <table:table-cell office:value-type="float" office:value="1956778" calcext:value-type="float">
            <text:p>1956778</text:p>
          </table:table-cell>
          <table:table-cell office:value-type="float" office:value="9684" calcext:value-type="float">
            <text:p>9684</text:p>
          </table:table-cell>
          <table:table-cell office:value-type="float" office:value="18807" calcext:value-type="float">
            <text:p>188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ComYuv::copyPartToPartComponent</text:p>
          </table:table-cell>
          <table:table-cell office:value-type="float" office:value="2415410021" calcext:value-type="float">
            <text:p>2415410021</text:p>
          </table:table-cell>
          <table:table-cell office:value-type="float" office:value="860174606" calcext:value-type="float">
            <text:p>860174606</text:p>
          </table:table-cell>
          <table:table-cell office:value-type="float" office:value="497467290" calcext:value-type="float">
            <text:p>497467290</text:p>
          </table:table-cell>
          <table:table-cell office:value-type="float" office:value="9326703" calcext:value-type="float">
            <text:p>9326703</text:p>
          </table:table-cell>
          <table:table-cell office:value-type="float" office:value="18178827" calcext:value-type="float">
            <text:p>18178827</text:p>
          </table:table-cell>
          <table:table-cell office:value-type="float" office:value="2661680" calcext:value-type="float">
            <text:p>2661680</text:p>
          </table:table-cell>
          <table:table-cell office:value-type="float" office:value="13591" calcext:value-type="float">
            <text:p>13591</text:p>
          </table:table-cell>
          <table:table-cell office:value-type="float" office:value="6924" calcext:value-type="float">
            <text:p>692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2276439853" calcext:value-type="float">
            <text:p>2276439853</text:p>
          </table:table-cell>
          <table:table-cell office:value-type="float" office:value="859998280" calcext:value-type="float">
            <text:p>859998280</text:p>
          </table:table-cell>
          <table:table-cell office:value-type="float" office:value="762402244" calcext:value-type="float">
            <text:p>762402244</text:p>
          </table:table-cell>
          <table:table-cell office:value-type="float" office:value="74781212" calcext:value-type="float">
            <text:p>74781212</text:p>
          </table:table-cell>
          <table:table-cell office:value-type="float" office:value="156063722" calcext:value-type="float">
            <text:p>156063722</text:p>
          </table:table-cell>
          <table:table-cell office:value-type="float" office:value="48381855" calcext:value-type="float">
            <text:p>48381855</text:p>
          </table:table-cell>
          <table:table-cell office:value-type="float" office:value="107832" calcext:value-type="float">
            <text:p>107832</text:p>
          </table:table-cell>
          <table:table-cell office:value-type="float" office:value="25216" calcext:value-type="float">
            <text:p>25216</text:p>
          </table:table-cell>
          <table:table-cell office:value-type="float" office:value="42923" calcext:value-type="float">
            <text:p>42923</text:p>
          </table:table-cell>
        </table:table-row>
        <table:table-row table:style-name="ro1">
          <table:table-cell office:value-type="string" calcext:value-type="string">
            <text:p>TComRdCost::getDistPart</text:p>
          </table:table-cell>
          <table:table-cell office:value-type="float" office:value="2197744722" calcext:value-type="float">
            <text:p>2197744722</text:p>
          </table:table-cell>
          <table:table-cell office:value-type="float" office:value="711765194" calcext:value-type="float">
            <text:p>711765194</text:p>
          </table:table-cell>
          <table:table-cell office:value-type="float" office:value="1266347070" calcext:value-type="float">
            <text:p>1266347070</text:p>
          </table:table-cell>
          <table:table-cell office:value-type="float" office:value="26583246" calcext:value-type="float">
            <text:p>26583246</text:p>
          </table:table-cell>
          <table:table-cell office:value-type="float" office:value="22153667" calcext:value-type="float">
            <text:p>22153667</text:p>
          </table:table-cell>
          <table:table-cell office:value-type="float" office:value="17491002" calcext:value-type="float">
            <text:p>17491002</text:p>
          </table:table-cell>
          <table:table-cell office:value-type="float" office:value="6142" calcext:value-type="float">
            <text:p>6142</text:p>
          </table:table-cell>
          <table:table-cell office:value-type="float" office:value="404" calcext:value-type="float">
            <text:p>404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string" calcext:value-type="string">
            <text:p>TComTU::TComTU</text:p>
          </table:table-cell>
          <table:table-cell office:value-type="float" office:value="2148704400" calcext:value-type="float">
            <text:p>2148704400</text:p>
          </table:table-cell>
          <table:table-cell office:value-type="float" office:value="780136215" calcext:value-type="float">
            <text:p>780136215</text:p>
          </table:table-cell>
          <table:table-cell office:value-type="float" office:value="754074407" calcext:value-type="float">
            <text:p>754074407</text:p>
          </table:table-cell>
          <table:table-cell office:value-type="float" office:value="12101046" calcext:value-type="float">
            <text:p>12101046</text:p>
          </table:table-cell>
          <table:table-cell office:value-type="float" office:value="47133923" calcext:value-type="float">
            <text:p>47133923</text:p>
          </table:table-cell>
          <table:table-cell office:value-type="float" office:value="42228093" calcext:value-type="float">
            <text:p>42228093</text:p>
          </table:table-cell>
          <table:table-cell office:value-type="float" office:value="11205" calcext:value-type="float">
            <text:p>11205</text:p>
          </table:table-cell>
          <table:table-cell office:value-type="float" office:value="1808" calcext:value-type="float">
            <text:p>1808</text:p>
          </table:table-cell>
          <table:table-cell office:value-type="float" office:value="328973" calcext:value-type="float">
            <text:p>328973</text:p>
          </table:table-cell>
        </table:table-row>
        <table:table-row table:style-name="ro1">
          <table:table-cell office:value-type="string" calcext:value-type="string">
            <text:p>TComTrQuant::xTransformSkip</text:p>
          </table:table-cell>
          <table:table-cell office:value-type="float" office:value="2143793520" calcext:value-type="float">
            <text:p>2143793520</text:p>
          </table:table-cell>
          <table:table-cell office:value-type="float" office:value="594415476" calcext:value-type="float">
            <text:p>594415476</text:p>
          </table:table-cell>
          <table:table-cell office:value-type="float" office:value="428758704" calcext:value-type="float">
            <text:p>428758704</text:p>
          </table:table-cell>
          <table:table-cell office:value-type="float" office:value="27238060" calcext:value-type="float">
            <text:p>27238060</text:p>
          </table:table-cell>
          <table:table-cell office:value-type="float" office:value="40290910" calcext:value-type="float">
            <text:p>40290910</text:p>
          </table:table-cell>
          <table:table-cell office:value-type="float" office:value="31647136" calcext:value-type="float">
            <text:p>31647136</text:p>
          </table:table-cell>
          <table:table-cell office:value-type="float" office:value="5939" calcext:value-type="float">
            <text:p>593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artialButterflyInverse8</text:p>
          </table:table-cell>
          <table:table-cell office:value-type="float" office:value="2065311248" calcext:value-type="float">
            <text:p>2065311248</text:p>
          </table:table-cell>
          <table:table-cell office:value-type="float" office:value="1092396032" calcext:value-type="float">
            <text:p>1092396032</text:p>
          </table:table-cell>
          <table:table-cell office:value-type="float" office:value="253404368" calcext:value-type="float">
            <text:p>253404368</text:p>
          </table:table-cell>
          <table:table-cell office:value-type="float" office:value="9993351" calcext:value-type="float">
            <text:p>9993351</text:p>
          </table:table-cell>
          <table:table-cell office:value-type="float" office:value="12162498" calcext:value-type="float">
            <text:p>12162498</text:p>
          </table:table-cell>
          <table:table-cell office:value-type="float" office:value="16493889" calcext:value-type="float">
            <text:p>16493889</text:p>
          </table:table-cell>
          <table:table-cell office:value-type="float" office:value="5755" calcext:value-type="float">
            <text:p>5755</text:p>
          </table:table-cell>
          <table:table-cell office:value-type="float" office:value="1853" calcext:value-type="float">
            <text:p>1853</text:p>
          </table:table-cell>
          <table:table-cell office:value-type="float" office:value="195698" calcext:value-type="float">
            <text:p>195698</text:p>
          </table:table-cell>
        </table:table-row>
        <table:table-row table:style-name="ro1">
          <table:table-cell office:value-type="string" calcext:value-type="string">
            <text:p>TComDataCU::clipMv</text:p>
          </table:table-cell>
          <table:table-cell office:value-type="float" office:value="2021637640" calcext:value-type="float">
            <text:p>2021637640</text:p>
          </table:table-cell>
          <table:table-cell office:value-type="float" office:value="698383912" calcext:value-type="float">
            <text:p>698383912</text:p>
          </table:table-cell>
          <table:table-cell office:value-type="float" office:value="330813432" calcext:value-type="float">
            <text:p>330813432</text:p>
          </table:table-cell>
          <table:table-cell office:value-type="float" office:value="6627032" calcext:value-type="float">
            <text:p>6627032</text:p>
          </table:table-cell>
          <table:table-cell office:value-type="float" office:value="38482376" calcext:value-type="float">
            <text:p>38482376</text:p>
          </table:table-cell>
          <table:table-cell office:value-type="float" office:value="3977818" calcext:value-type="float">
            <text:p>3977818</text:p>
          </table:table-cell>
          <table:table-cell office:value-type="float" office:value="4125" calcext:value-type="float">
            <text:p>4125</text:p>
          </table:table-cell>
          <table:table-cell office:value-type="float" office:value="9765" calcext:value-type="float">
            <text:p>97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EncSbac::estSignificantMapBit</text:p>
          </table:table-cell>
          <table:table-cell office:value-type="float" office:value="2000834336" calcext:value-type="float">
            <text:p>2000834336</text:p>
          </table:table-cell>
          <table:table-cell office:value-type="float" office:value="741401902" calcext:value-type="float">
            <text:p>741401902</text:p>
          </table:table-cell>
          <table:table-cell office:value-type="float" office:value="353142928" calcext:value-type="float">
            <text:p>353142928</text:p>
          </table:table-cell>
          <table:table-cell office:value-type="float" office:value="31347989" calcext:value-type="float">
            <text:p>31347989</text:p>
          </table:table-cell>
          <table:table-cell office:value-type="float" office:value="50580666" calcext:value-type="float">
            <text:p>50580666</text:p>
          </table:table-cell>
          <table:table-cell office:value-type="float" office:value="47601761" calcext:value-type="float">
            <text:p>47601761</text:p>
          </table:table-cell>
          <table:table-cell office:value-type="float" office:value="3640" calcext:value-type="float">
            <text:p>3640</text:p>
          </table:table-cell>
          <table:table-cell office:value-type="float" office:value="6096" calcext:value-type="float">
            <text:p>6096</text:p>
          </table:table-cell>
          <table:table-cell office:value-type="float" office:value="392198" calcext:value-type="float">
            <text:p>392198</text:p>
          </table:table-cell>
        </table:table-row>
        <table:table-row table:style-name="ro1">
          <table:table-cell office:value-type="string" calcext:value-type="string">
            <text:p>TComDataCU::initEstData</text:p>
          </table:table-cell>
          <table:table-cell office:value-type="float" office:value="1934830800" calcext:value-type="float">
            <text:p>1934830800</text:p>
          </table:table-cell>
          <table:table-cell office:value-type="float" office:value="905022300" calcext:value-type="float">
            <text:p>905022300</text:p>
          </table:table-cell>
          <table:table-cell office:value-type="float" office:value="831257700" calcext:value-type="float">
            <text:p>831257700</text:p>
          </table:table-cell>
          <table:table-cell office:value-type="float" office:value="7167399" calcext:value-type="float">
            <text:p>7167399</text:p>
          </table:table-cell>
          <table:table-cell office:value-type="float" office:value="16682337" calcext:value-type="float">
            <text:p>16682337</text:p>
          </table:table-cell>
          <table:table-cell office:value-type="float" office:value="50151507" calcext:value-type="float">
            <text:p>50151507</text:p>
          </table:table-cell>
          <table:table-cell office:value-type="float" office:value="16477" calcext:value-type="float">
            <text:p>16477</text:p>
          </table:table-cell>
          <table:table-cell office:value-type="float" office:value="3893" calcext:value-type="float">
            <text:p>3893</text:p>
          </table:table-cell>
          <table:table-cell office:value-type="float" office:value="27895" calcext:value-type="float">
            <text:p>27895</text:p>
          </table:table-cell>
        </table:table-row>
        <table:table-row table:style-name="ro1">
          <table:table-cell office:value-type="string" calcext:value-type="string">
            <text:p>TEncSearch::predInterSearch</text:p>
          </table:table-cell>
          <table:table-cell office:value-type="float" office:value="1909207334" calcext:value-type="float">
            <text:p>1909207334</text:p>
          </table:table-cell>
          <table:table-cell office:value-type="float" office:value="490349244" calcext:value-type="float">
            <text:p>490349244</text:p>
          </table:table-cell>
          <table:table-cell office:value-type="float" office:value="792538039" calcext:value-type="float">
            <text:p>792538039</text:p>
          </table:table-cell>
          <table:table-cell office:value-type="float" office:value="53489009" calcext:value-type="float">
            <text:p>53489009</text:p>
          </table:table-cell>
          <table:table-cell office:value-type="float" office:value="101263245" calcext:value-type="float">
            <text:p>101263245</text:p>
          </table:table-cell>
          <table:table-cell office:value-type="float" office:value="71533375" calcext:value-type="float">
            <text:p>71533375</text:p>
          </table:table-cell>
          <table:table-cell office:value-type="float" office:value="103732" calcext:value-type="float">
            <text:p>103732</text:p>
          </table:table-cell>
          <table:table-cell office:value-type="float" office:value="83612" calcext:value-type="float">
            <text:p>83612</text:p>
          </table:table-cell>
          <table:table-cell office:value-type="float" office:value="123019" calcext:value-type="float">
            <text:p>123019</text:p>
          </table:table-cell>
        </table:table-row>
        <table:table-row table:style-name="ro1">
          <table:table-cell office:value-type="string" calcext:value-type="string">
            <text:p>TEncSbac::codeQtCbf</text:p>
          </table:table-cell>
          <table:table-cell office:value-type="float" office:value="1851213310" calcext:value-type="float">
            <text:p>1851213310</text:p>
          </table:table-cell>
          <table:table-cell office:value-type="float" office:value="764354476" calcext:value-type="float">
            <text:p>764354476</text:p>
          </table:table-cell>
          <table:table-cell office:value-type="float" office:value="468475324" calcext:value-type="float">
            <text:p>468475324</text:p>
          </table:table-cell>
          <table:table-cell office:value-type="float" office:value="31409234" calcext:value-type="float">
            <text:p>31409234</text:p>
          </table:table-cell>
          <table:table-cell office:value-type="float" office:value="56783888" calcext:value-type="float">
            <text:p>56783888</text:p>
          </table:table-cell>
          <table:table-cell office:value-type="float" office:value="8767037" calcext:value-type="float">
            <text:p>8767037</text:p>
          </table:table-cell>
          <table:table-cell office:value-type="float" office:value="4203" calcext:value-type="float">
            <text:p>4203</text:p>
          </table:table-cell>
          <table:table-cell office:value-type="float" office:value="1196" calcext:value-type="float">
            <text:p>1196</text:p>
          </table:table-cell>
          <table:table-cell office:value-type="float" office:value="8833" calcext:value-type="float">
            <text:p>8833</text:p>
          </table:table-cell>
        </table:table-row>
        <table:table-row table:style-name="ro1">
          <table:table-cell office:value-type="string" calcext:value-type="string">
            <text:p>TComTURecurse::nextSection</text:p>
          </table:table-cell>
          <table:table-cell office:value-type="float" office:value="1807963838" calcext:value-type="float">
            <text:p>1807963838</text:p>
          </table:table-cell>
          <table:table-cell office:value-type="float" office:value="797525992" calcext:value-type="float">
            <text:p>797525992</text:p>
          </table:table-cell>
          <table:table-cell office:value-type="float" office:value="421882893" calcext:value-type="float">
            <text:p>421882893</text:p>
          </table:table-cell>
          <table:table-cell office:value-type="float" office:value="21924315" calcext:value-type="float">
            <text:p>21924315</text:p>
          </table:table-cell>
          <table:table-cell office:value-type="float" office:value="28335045" calcext:value-type="float">
            <text:p>28335045</text:p>
          </table:table-cell>
          <table:table-cell office:value-type="float" office:value="9667556" calcext:value-type="float">
            <text:p>9667556</text:p>
          </table:table-cell>
          <table:table-cell office:value-type="float" office:value="7566" calcext:value-type="float">
            <text:p>7566</text:p>
          </table:table-cell>
          <table:table-cell office:value-type="float" office:value="241" calcext:value-type="float">
            <text:p>24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TComYuv::subtract</text:p>
          </table:table-cell>
          <table:table-cell office:value-type="float" office:value="1788974371" calcext:value-type="float">
            <text:p>1788974371</text:p>
          </table:table-cell>
          <table:table-cell office:value-type="float" office:value="608001969" calcext:value-type="float">
            <text:p>608001969</text:p>
          </table:table-cell>
          <table:table-cell office:value-type="float" office:value="261280626" calcext:value-type="float">
            <text:p>261280626</text:p>
          </table:table-cell>
          <table:table-cell office:value-type="float" office:value="6359469" calcext:value-type="float">
            <text:p>6359469</text:p>
          </table:table-cell>
          <table:table-cell office:value-type="float" office:value="24866578" calcext:value-type="float">
            <text:p>24866578</text:p>
          </table:table-cell>
          <table:table-cell office:value-type="float" office:value="16143579" calcext:value-type="float">
            <text:p>16143579</text:p>
          </table:table-cell>
          <table:table-cell office:value-type="float" office:value="12027" calcext:value-type="float">
            <text:p>12027</text:p>
          </table:table-cell>
          <table:table-cell office:value-type="float" office:value="28076" calcext:value-type="float">
            <text:p>28076</text:p>
          </table:table-cell>
          <table:table-cell office:value-type="float" office:value="79248" calcext:value-type="float">
            <text:p>79248</text:p>
          </table:table-cell>
        </table:table-row>
        <table:table-row table:style-name="ro1">
          <table:table-cell office:value-type="string" calcext:value-type="string">
            <text:p>TComRdCost::xGetSAD12</text:p>
          </table:table-cell>
          <table:table-cell office:value-type="float" office:value="1692264224" calcext:value-type="float">
            <text:p>1692264224</text:p>
          </table:table-cell>
          <table:table-cell office:value-type="float" office:value="468360144" calcext:value-type="float">
            <text:p>468360144</text:p>
          </table:table-cell>
          <table:table-cell office:value-type="float" office:value="40475568" calcext:value-type="float">
            <text:p>40475568</text:p>
          </table:table-cell>
          <table:table-cell office:value-type="float" office:value="68533" calcext:value-type="float">
            <text:p>68533</text:p>
          </table:table-cell>
          <table:table-cell office:value-type="float" office:value="7154239" calcext:value-type="float">
            <text:p>7154239</text:p>
          </table:table-cell>
          <table:table-cell office:value-type="float" office:value="174901" calcext:value-type="float">
            <text:p>174901</text:p>
          </table:table-cell>
          <table:table-cell office:value-type="float" office:value="896" calcext:value-type="float">
            <text:p>896</text:p>
          </table:table-cell>
          <table:table-cell office:value-type="float" office:value="56915" calcext:value-type="float">
            <text:p>56915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TEncSbac::estCBFBit</text:p>
          </table:table-cell>
          <table:table-cell office:value-type="float" office:value="1523636940" calcext:value-type="float">
            <text:p>1523636940</text:p>
          </table:table-cell>
          <table:table-cell office:value-type="float" office:value="707402865" calcext:value-type="float">
            <text:p>707402865</text:p>
          </table:table-cell>
          <table:table-cell office:value-type="float" office:value="359142993" calcext:value-type="float">
            <text:p>359142993</text:p>
          </table:table-cell>
          <table:table-cell office:value-type="float" office:value="39697540" calcext:value-type="float">
            <text:p>39697540</text:p>
          </table:table-cell>
          <table:table-cell office:value-type="float" office:value="104501244" calcext:value-type="float">
            <text:p>104501244</text:p>
          </table:table-cell>
          <table:table-cell office:value-type="float" office:value="46229381" calcext:value-type="float">
            <text:p>46229381</text:p>
          </table:table-cell>
          <table:table-cell office:value-type="float" office:value="8541" calcext:value-type="float">
            <text:p>8541</text:p>
          </table:table-cell>
          <table:table-cell office:value-type="float" office:value="18636" calcext:value-type="float">
            <text:p>18636</text:p>
          </table:table-cell>
          <table:table-cell office:value-type="float" office:value="23587" calcext:value-type="float">
            <text:p>23587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chk_ssse3</text:p>
          </table:table-cell>
          <table:table-cell office:value-type="float" office:value="1487220196" calcext:value-type="float">
            <text:p>1487220196</text:p>
          </table:table-cell>
          <table:table-cell office:value-type="float" office:value="417281956" calcext:value-type="float">
            <text:p>417281956</text:p>
          </table:table-cell>
          <table:table-cell office:value-type="float" office:value="262871244" calcext:value-type="float">
            <text:p>262871244</text:p>
          </table:table-cell>
          <table:table-cell office:value-type="float" office:value="3210270" calcext:value-type="float">
            <text:p>3210270</text:p>
          </table:table-cell>
          <table:table-cell office:value-type="float" office:value="68337534" calcext:value-type="float">
            <text:p>68337534</text:p>
          </table:table-cell>
          <table:table-cell office:value-type="float" office:value="73237672" calcext:value-type="float">
            <text:p>73237672</text:p>
          </table:table-cell>
          <table:table-cell office:value-type="float" office:value="1487755" calcext:value-type="float">
            <text:p>1487755</text:p>
          </table:table-cell>
          <table:table-cell office:value-type="float" office:value="2800" calcext:value-type="float">
            <text:p>2800</text:p>
          </table:table-cell>
          <table:table-cell office:value-type="float" office:value="199021" calcext:value-type="float">
            <text:p>199021</text:p>
          </table:table-cell>
        </table:table-row>
        <table:table-row table:style-name="ro1">
          <table:table-cell office:value-type="string" calcext:value-type="string">
            <text:p>TEncSbac::xCopyContextsFrom</text:p>
          </table:table-cell>
          <table:table-cell office:value-type="float" office:value="1452595500" calcext:value-type="float">
            <text:p>1452595500</text:p>
          </table:table-cell>
          <table:table-cell table:number-columns-repeated="2" office:value-type="float" office:value="581038200" calcext:value-type="float">
            <text:p>581038200</text:p>
          </table:table-cell>
          <table:table-cell office:value-type="float" office:value="1072568" calcext:value-type="float">
            <text:p>1072568</text:p>
          </table:table-cell>
          <table:table-cell office:value-type="float" office:value="68327362" calcext:value-type="float">
            <text:p>68327362</text:p>
          </table:table-cell>
          <table:table-cell office:value-type="float" office:value="37446382" calcext:value-type="float">
            <text:p>37446382</text:p>
          </table:table-cell>
          <table:table-cell office:value-type="float" office:value="1105" calcext:value-type="float">
            <text:p>1105</text:p>
          </table:table-cell>
          <table:table-cell office:value-type="float" office:value="781477" calcext:value-type="float">
            <text:p>781477</text:p>
          </table:table-cell>
          <table:table-cell office:value-type="float" office:value="19429" calcext:value-type="float">
            <text:p>19429</text:p>
          </table:table-cell>
        </table:table-row>
        <table:table-row table:style-name="ro1">
          <table:table-cell office:value-type="string" calcext:value-type="string">
            <text:p>TComTrQuant::xIT</text:p>
          </table:table-cell>
          <table:table-cell office:value-type="float" office:value="1357490616" calcext:value-type="float">
            <text:p>1357490616</text:p>
          </table:table-cell>
          <table:table-cell office:value-type="float" office:value="293351166" calcext:value-type="float">
            <text:p>293351166</text:p>
          </table:table-cell>
          <table:table-cell office:value-type="float" office:value="270741026" calcext:value-type="float">
            <text:p>270741026</text:p>
          </table:table-cell>
          <table:table-cell office:value-type="float" office:value="11252304" calcext:value-type="float">
            <text:p>11252304</text:p>
          </table:table-cell>
          <table:table-cell office:value-type="float" office:value="18106454" calcext:value-type="float">
            <text:p>18106454</text:p>
          </table:table-cell>
          <table:table-cell office:value-type="float" office:value="29918894" calcext:value-type="float">
            <text:p>29918894</text:p>
          </table:table-cell>
          <table:table-cell office:value-type="float" office:value="2044" calcext:value-type="float">
            <text:p>2044</text:p>
          </table:table-cell>
          <table:table-cell office:value-type="float" office:value="292" calcext:value-type="float">
            <text:p>292</text:p>
          </table:table-cell>
          <table:table-cell office:value-type="float" office:value="190209" calcext:value-type="float">
            <text:p>190209</text:p>
          </table:table-cell>
        </table:table-row>
        <table:table-row table:style-name="ro1">
          <table:table-cell office:value-type="string" calcext:value-type="string">
            <text:p>TComDataCU::xAddMVPCand</text:p>
          </table:table-cell>
          <table:table-cell office:value-type="float" office:value="1286929890" calcext:value-type="float">
            <text:p>1286929890</text:p>
          </table:table-cell>
          <table:table-cell office:value-type="float" office:value="517749958" calcext:value-type="float">
            <text:p>517749958</text:p>
          </table:table-cell>
          <table:table-cell office:value-type="float" office:value="240012000" calcext:value-type="float">
            <text:p>240012000</text:p>
          </table:table-cell>
          <table:table-cell office:value-type="float" office:value="8477243" calcext:value-type="float">
            <text:p>8477243</text:p>
          </table:table-cell>
          <table:table-cell office:value-type="float" office:value="100766865" calcext:value-type="float">
            <text:p>100766865</text:p>
          </table:table-cell>
          <table:table-cell office:value-type="float" office:value="2852231" calcext:value-type="float">
            <text:p>2852231</text:p>
          </table:table-cell>
          <table:table-cell office:value-type="float" office:value="12299" calcext:value-type="float">
            <text:p>12299</text:p>
          </table:table-cell>
          <table:table-cell office:value-type="float" office:value="1506593" calcext:value-type="float">
            <text:p>150659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TEncBinCABAC::copyState</text:p>
          </table:table-cell>
          <table:table-cell office:value-type="float" office:value="1227706440" calcext:value-type="float">
            <text:p>1227706440</text:p>
          </table:table-cell>
          <table:table-cell office:value-type="float" office:value="665007655" calcext:value-type="float">
            <text:p>665007655</text:p>
          </table:table-cell>
          <table:table-cell office:value-type="float" office:value="511544350" calcext:value-type="float">
            <text:p>511544350</text:p>
          </table:table-cell>
          <table:table-cell office:value-type="float" office:value="1433372" calcext:value-type="float">
            <text:p>1433372</text:p>
          </table:table-cell>
          <table:table-cell office:value-type="float" office:value="112270288" calcext:value-type="float">
            <text:p>112270288</text:p>
          </table:table-cell>
          <table:table-cell office:value-type="float" office:value="28828128" calcext:value-type="float">
            <text:p>28828128</text:p>
          </table:table-cell>
          <table:table-cell office:value-type="float" office:value="2423" calcext:value-type="float">
            <text:p>2423</text:p>
          </table:table-cell>
          <table:table-cell office:value-type="float" office:value="12007" calcext:value-type="float">
            <text:p>12007</text:p>
          </table:table-cell>
          <table:table-cell office:value-type="float" office:value="923798" calcext:value-type="float">
            <text:p>923798</text:p>
          </table:table-cell>
        </table:table-row>
        <table:table-row table:style-name="ro1">
          <table:table-cell office:value-type="string" calcext:value-type="string">
            <text:p>TEncSampleAdaptiveOffset::getBlkStats</text:p>
          </table:table-cell>
          <table:table-cell office:value-type="float" office:value="1176770425" calcext:value-type="float">
            <text:p>1176770425</text:p>
          </table:table-cell>
          <table:table-cell office:value-type="float" office:value="385200393" calcext:value-type="float">
            <text:p>385200393</text:p>
          </table:table-cell>
          <table:table-cell office:value-type="float" office:value="223444250" calcext:value-type="float">
            <text:p>223444250</text:p>
          </table:table-cell>
          <table:table-cell office:value-type="float" office:value="961" calcext:value-type="float">
            <text:p>961</text:p>
          </table:table-cell>
          <table:table-cell office:value-type="float" office:value="56905128" calcext:value-type="float">
            <text:p>56905128</text:p>
          </table:table-cell>
          <table:table-cell office:value-type="float" office:value="2654044" calcext:value-type="float">
            <text:p>2654044</text:p>
          </table:table-cell>
          <table:table-cell office:value-type="float" office:value="961" calcext:value-type="float">
            <text:p>961</text:p>
          </table:table-cell>
          <table:table-cell office:value-type="float" office:value="824766" calcext:value-type="float">
            <text:p>824766</text:p>
          </table:table-cell>
          <table:table-cell office:value-type="float" office:value="418352" calcext:value-type="float">
            <text:p>418352</text:p>
          </table:table-cell>
        </table:table-row>
        <table:table-row table:style-name="ro1">
          <table:table-cell office:value-type="string" calcext:value-type="string">
            <text:p>TComTrQuant::calcPatternSigCtx</text:p>
          </table:table-cell>
          <table:table-cell office:value-type="float" office:value="1152977161" calcext:value-type="float">
            <text:p>1152977161</text:p>
          </table:table-cell>
          <table:table-cell office:value-type="float" office:value="462489952" calcext:value-type="float">
            <text:p>462489952</text:p>
          </table:table-cell>
          <table:table-cell office:value-type="float" office:value="48131145" calcext:value-type="float">
            <text:p>48131145</text:p>
          </table:table-cell>
          <table:table-cell office:value-type="float" office:value="1563683" calcext:value-type="float">
            <text:p>1563683</text:p>
          </table:table-cell>
          <table:table-cell office:value-type="float" office:value="3321886" calcext:value-type="float">
            <text:p>3321886</text:p>
          </table:table-cell>
          <table:table-cell office:value-type="float" office:value="0" calcext:value-type="float">
            <text:p>0</text:p>
          </table:table-cell>
          <table:table-cell office:value-type="float" office:value="3696" calcext:value-type="float">
            <text:p>3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clear</text:p>
          </table:table-cell>
          <table:table-cell office:value-type="float" office:value="1131068871" calcext:value-type="float">
            <text:p>1131068871</text:p>
          </table:table-cell>
          <table:table-cell office:value-type="float" office:value="292298697" calcext:value-type="float">
            <text:p>292298697</text:p>
          </table:table-cell>
          <table:table-cell office:value-type="float" office:value="254172780" calcext:value-type="float">
            <text:p>254172780</text:p>
          </table:table-cell>
          <table:table-cell office:value-type="float" office:value="2115438" calcext:value-type="float">
            <text:p>2115438</text:p>
          </table:table-cell>
          <table:table-cell office:value-type="float" office:value="50255586" calcext:value-type="float">
            <text:p>50255586</text:p>
          </table:table-cell>
          <table:table-cell office:value-type="float" office:value="435399" calcext:value-type="float">
            <text:p>435399</text:p>
          </table:table-cell>
          <table:table-cell office:value-type="float" office:value="2635" calcext:value-type="float">
            <text:p>2635</text:p>
          </table:table-cell>
          <table:table-cell office:value-type="float" office:value="9837" calcext:value-type="float">
            <text:p>983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TEncSearch::xGetTemplateCost</text:p>
          </table:table-cell>
          <table:table-cell office:value-type="float" office:value="1125794648" calcext:value-type="float">
            <text:p>1125794648</text:p>
          </table:table-cell>
          <table:table-cell office:value-type="float" office:value="483812576" calcext:value-type="float">
            <text:p>483812576</text:p>
          </table:table-cell>
          <table:table-cell office:value-type="float" office:value="381467608" calcext:value-type="float">
            <text:p>381467608</text:p>
          </table:table-cell>
          <table:table-cell office:value-type="float" office:value="15216001" calcext:value-type="float">
            <text:p>15216001</text:p>
          </table:table-cell>
          <table:table-cell office:value-type="float" office:value="72388050" calcext:value-type="float">
            <text:p>72388050</text:p>
          </table:table-cell>
          <table:table-cell office:value-type="float" office:value="13027850" calcext:value-type="float">
            <text:p>13027850</text:p>
          </table:table-cell>
          <table:table-cell office:value-type="float" office:value="10857" calcext:value-type="float">
            <text:p>10857</text:p>
          </table:table-cell>
          <table:table-cell office:value-type="float" office:value="579667" calcext:value-type="float">
            <text:p>579667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string" calcext:value-type="string">
            <text:p>TComDataCU::getQuadtreeTULog2MinSizeInCU</text:p>
          </table:table-cell>
          <table:table-cell office:value-type="float" office:value="1123582231" calcext:value-type="float">
            <text:p>1123582231</text:p>
          </table:table-cell>
          <table:table-cell office:value-type="float" office:value="475542246" calcext:value-type="float">
            <text:p>475542246</text:p>
          </table:table-cell>
          <table:table-cell office:value-type="float" office:value="156162748" calcext:value-type="float">
            <text:p>156162748</text:p>
          </table:table-cell>
          <table:table-cell office:value-type="float" office:value="6534954" calcext:value-type="float">
            <text:p>6534954</text:p>
          </table:table-cell>
          <table:table-cell office:value-type="float" office:value="65390107" calcext:value-type="float">
            <text:p>65390107</text:p>
          </table:table-cell>
          <table:table-cell office:value-type="float" office:value="3902681" calcext:value-type="float">
            <text:p>3902681</text:p>
          </table:table-cell>
          <table:table-cell office:value-type="float" office:value="3369" calcext:value-type="float">
            <text:p>3369</text:p>
          </table:table-cell>
          <table:table-cell office:value-type="float" office:value="2913" calcext:value-type="float">
            <text:p>2913</text:p>
          </table:table-cell>
          <table:table-cell office:value-type="float" office:value="151949" calcext:value-type="float">
            <text:p>151949</text:p>
          </table:table-cell>
        </table:table-row>
        <table:table-row table:style-name="ro1">
          <table:table-cell office:value-type="string" calcext:value-type="string">
            <text:p>TComDataCU::setTransformSkipPartRange</text:p>
          </table:table-cell>
          <table:table-cell office:value-type="float" office:value="1104547752" calcext:value-type="float">
            <text:p>1104547752</text:p>
          </table:table-cell>
          <table:table-cell office:value-type="float" office:value="552273876" calcext:value-type="float">
            <text:p>552273876</text:p>
          </table:table-cell>
          <table:table-cell office:value-type="float" office:value="368182584" calcext:value-type="float">
            <text:p>368182584</text:p>
          </table:table-cell>
          <table:table-cell office:value-type="float" office:value="1665080" calcext:value-type="float">
            <text:p>1665080</text:p>
          </table:table-cell>
          <table:table-cell office:value-type="float" office:value="28979897" calcext:value-type="float">
            <text:p>28979897</text:p>
          </table:table-cell>
          <table:table-cell office:value-type="float" office:value="672436" calcext:value-type="float">
            <text:p>672436</text:p>
          </table:table-cell>
          <table:table-cell office:value-type="float" office:value="1926" calcext:value-type="float">
            <text:p>192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xCopyFrom</text:p>
          </table:table-cell>
          <table:table-cell office:value-type="float" office:value="1065236700" calcext:value-type="float">
            <text:p>1065236700</text:p>
          </table:table-cell>
          <table:table-cell table:number-columns-repeated="2" office:value-type="float" office:value="484198500" calcext:value-type="float">
            <text:p>484198500</text:p>
          </table:table-cell>
          <table:table-cell office:value-type="float" office:value="1048203" calcext:value-type="float">
            <text:p>1048203</text:p>
          </table:table-cell>
          <table:table-cell office:value-type="float" office:value="102549303" calcext:value-type="float">
            <text:p>102549303</text:p>
          </table:table-cell>
          <table:table-cell office:value-type="float" office:value="7884502" calcext:value-type="float">
            <text:p>7884502</text:p>
          </table:table-cell>
          <table:table-cell office:value-type="float" office:value="581" calcext:value-type="float">
            <text:p>581</text:p>
          </table:table-cell>
          <table:table-cell office:value-type="float" office:value="924682" calcext:value-type="float">
            <text:p>924682</text:p>
          </table:table-cell>
          <table:table-cell office:value-type="float" office:value="198662" calcext:value-type="float">
            <text:p>198662</text:p>
          </table:table-cell>
        </table:table-row>
        <table:table-row table:style-name="ro1">
          <table:table-cell office:value-type="string" calcext:value-type="string">
            <text:p>TEncSearch::xMotionEstimation</text:p>
          </table:table-cell>
          <table:table-cell office:value-type="float" office:value="1047710440" calcext:value-type="float">
            <text:p>1047710440</text:p>
          </table:table-cell>
          <table:table-cell office:value-type="float" office:value="441757776" calcext:value-type="float">
            <text:p>441757776</text:p>
          </table:table-cell>
          <table:table-cell office:value-type="float" office:value="343583940" calcext:value-type="float">
            <text:p>343583940</text:p>
          </table:table-cell>
          <table:table-cell office:value-type="float" office:value="31722273" calcext:value-type="float">
            <text:p>31722273</text:p>
          </table:table-cell>
          <table:table-cell office:value-type="float" office:value="80221804" calcext:value-type="float">
            <text:p>80221804</text:p>
          </table:table-cell>
          <table:table-cell office:value-type="float" office:value="15321048" calcext:value-type="float">
            <text:p>15321048</text:p>
          </table:table-cell>
          <table:table-cell office:value-type="float" office:value="31500" calcext:value-type="float">
            <text:p>31500</text:p>
          </table:table-cell>
          <table:table-cell office:value-type="float" office:value="400678" calcext:value-type="float">
            <text:p>400678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string" calcext:value-type="string">
            <text:p>TComDataCU::fillMvpCand</text:p>
          </table:table-cell>
          <table:table-cell office:value-type="float" office:value="1006022769" calcext:value-type="float">
            <text:p>1006022769</text:p>
          </table:table-cell>
          <table:table-cell office:value-type="float" office:value="307234008" calcext:value-type="float">
            <text:p>307234008</text:p>
          </table:table-cell>
          <table:table-cell office:value-type="float" office:value="410933702" calcext:value-type="float">
            <text:p>410933702</text:p>
          </table:table-cell>
          <table:table-cell office:value-type="float" office:value="20722405" calcext:value-type="float">
            <text:p>20722405</text:p>
          </table:table-cell>
          <table:table-cell office:value-type="float" office:value="42066228" calcext:value-type="float">
            <text:p>42066228</text:p>
          </table:table-cell>
          <table:table-cell office:value-type="float" office:value="15233301" calcext:value-type="float">
            <text:p>15233301</text:p>
          </table:table-cell>
          <table:table-cell office:value-type="float" office:value="19229" calcext:value-type="float">
            <text:p>19229</text:p>
          </table:table-cell>
          <table:table-cell office:value-type="float" office:value="145522" calcext:value-type="float">
            <text:p>14552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TComTrQuant::rdpcmNxN</text:p>
          </table:table-cell>
          <table:table-cell office:value-type="float" office:value="977782883" calcext:value-type="float">
            <text:p>977782883</text:p>
          </table:table-cell>
          <table:table-cell office:value-type="float" office:value="453118897" calcext:value-type="float">
            <text:p>453118897</text:p>
          </table:table-cell>
          <table:table-cell office:value-type="float" office:value="286180356" calcext:value-type="float">
            <text:p>286180356</text:p>
          </table:table-cell>
          <table:table-cell office:value-type="float" office:value="8873303" calcext:value-type="float">
            <text:p>8873303</text:p>
          </table:table-cell>
          <table:table-cell office:value-type="float" office:value="75690048" calcext:value-type="float">
            <text:p>75690048</text:p>
          </table:table-cell>
          <table:table-cell office:value-type="float" office:value="43045480" calcext:value-type="float">
            <text:p>43045480</text:p>
          </table:table-cell>
          <table:table-cell office:value-type="float" office:value="3161" calcext:value-type="float">
            <text:p>3161</text:p>
          </table:table-cell>
          <table:table-cell office:value-type="float" office:value="436" calcext:value-type="float">
            <text:p>436</text:p>
          </table:table-cell>
          <table:table-cell office:value-type="float" office:value="1891000" calcext:value-type="float">
            <text:p>1891000</text:p>
          </table:table-cell>
        </table:table-row>
        <table:table-row table:style-name="ro1">
          <table:table-cell office:value-type="string" calcext:value-type="string">
            <text:p>fillReferenceSamples</text:p>
          </table:table-cell>
          <table:table-cell office:value-type="float" office:value="974480746" calcext:value-type="float">
            <text:p>974480746</text:p>
          </table:table-cell>
          <table:table-cell office:value-type="float" office:value="272440085" calcext:value-type="float">
            <text:p>272440085</text:p>
          </table:table-cell>
          <table:table-cell office:value-type="float" office:value="130571082" calcext:value-type="float">
            <text:p>130571082</text:p>
          </table:table-cell>
          <table:table-cell office:value-type="float" office:value="17260740" calcext:value-type="float">
            <text:p>17260740</text:p>
          </table:table-cell>
          <table:table-cell office:value-type="float" office:value="14209549" calcext:value-type="float">
            <text:p>14209549</text:p>
          </table:table-cell>
          <table:table-cell office:value-type="float" office:value="20435295" calcext:value-type="float">
            <text:p>20435295</text:p>
          </table:table-cell>
          <table:table-cell office:value-type="float" office:value="7183" calcext:value-type="float">
            <text:p>7183</text:p>
          </table:table-cell>
          <table:table-cell office:value-type="float" office:value="176207" calcext:value-type="float">
            <text:p>176207</text:p>
          </table:table-cell>
          <table:table-cell office:value-type="float" office:value="128443" calcext:value-type="float">
            <text:p>128443</text:p>
          </table:table-cell>
        </table:table-row>
        <table:table-row table:style-name="ro1">
          <table:table-cell office:value-type="string" calcext:value-type="string">
            <text:p>TEncSearch::xExtDIFUpSamplingQ</text:p>
          </table:table-cell>
          <table:table-cell office:value-type="float" office:value="952570914" calcext:value-type="float">
            <text:p>952570914</text:p>
          </table:table-cell>
          <table:table-cell office:value-type="float" office:value="335761655" calcext:value-type="float">
            <text:p>335761655</text:p>
          </table:table-cell>
          <table:table-cell office:value-type="float" office:value="485654095" calcext:value-type="float">
            <text:p>485654095</text:p>
          </table:table-cell>
          <table:table-cell office:value-type="float" office:value="24452049" calcext:value-type="float">
            <text:p>24452049</text:p>
          </table:table-cell>
          <table:table-cell office:value-type="float" office:value="56450404" calcext:value-type="float">
            <text:p>56450404</text:p>
          </table:table-cell>
          <table:table-cell office:value-type="float" office:value="3011174" calcext:value-type="float">
            <text:p>3011174</text:p>
          </table:table-cell>
          <table:table-cell office:value-type="float" office:value="30667" calcext:value-type="float">
            <text:p>30667</text:p>
          </table:table-cell>
          <table:table-cell office:value-type="float" office:value="68342" calcext:value-type="float">
            <text:p>68342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xTrMxN</text:p>
          </table:table-cell>
          <table:table-cell office:value-type="float" office:value="888484710" calcext:value-type="float">
            <text:p>888484710</text:p>
          </table:table-cell>
          <table:table-cell office:value-type="float" office:value="260336521" calcext:value-type="float">
            <text:p>260336521</text:p>
          </table:table-cell>
          <table:table-cell office:value-type="float" office:value="238439228" calcext:value-type="float">
            <text:p>238439228</text:p>
          </table:table-cell>
          <table:table-cell office:value-type="float" office:value="27022152" calcext:value-type="float">
            <text:p>27022152</text:p>
          </table:table-cell>
          <table:table-cell office:value-type="float" office:value="21284838" calcext:value-type="float">
            <text:p>21284838</text:p>
          </table:table-cell>
          <table:table-cell office:value-type="float" office:value="32887584" calcext:value-type="float">
            <text:p>32887584</text:p>
          </table:table-cell>
          <table:table-cell office:value-type="float" office:value="7101" calcext:value-type="float">
            <text:p>7101</text:p>
          </table:table-cell>
          <table:table-cell office:value-type="float" office:value="2942" calcext:value-type="float">
            <text:p>2942</text:p>
          </table:table-cell>
          <table:table-cell office:value-type="float" office:value="320759" calcext:value-type="float">
            <text:p>320759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840607474" calcext:value-type="float">
            <text:p>840607474</text:p>
          </table:table-cell>
          <table:table-cell office:value-type="float" office:value="388922901" calcext:value-type="float">
            <text:p>388922901</text:p>
          </table:table-cell>
          <table:table-cell office:value-type="float" office:value="185365422" calcext:value-type="float">
            <text:p>185365422</text:p>
          </table:table-cell>
          <table:table-cell office:value-type="float" office:value="2681994" calcext:value-type="float">
            <text:p>2681994</text:p>
          </table:table-cell>
          <table:table-cell office:value-type="float" office:value="17459284" calcext:value-type="float">
            <text:p>17459284</text:p>
          </table:table-cell>
          <table:table-cell office:value-type="float" office:value="3919319" calcext:value-type="float">
            <text:p>3919319</text:p>
          </table:table-cell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  <table:table-cell office:value-type="float" office:value="290928" calcext:value-type="float">
            <text:p>290928</text:p>
          </table:table-cell>
        </table:table-row>
        <table:table-row table:style-name="ro1">
          <table:table-cell office:value-type="string" calcext:value-type="string">
            <text:p>TComDataCU::getPUBelowLeft</text:p>
          </table:table-cell>
          <table:table-cell office:value-type="float" office:value="836373108" calcext:value-type="float">
            <text:p>836373108</text:p>
          </table:table-cell>
          <table:table-cell office:value-type="float" office:value="424193427" calcext:value-type="float">
            <text:p>424193427</text:p>
          </table:table-cell>
          <table:table-cell office:value-type="float" office:value="159637046" calcext:value-type="float">
            <text:p>159637046</text:p>
          </table:table-cell>
          <table:table-cell office:value-type="float" office:value="7466952" calcext:value-type="float">
            <text:p>7466952</text:p>
          </table:table-cell>
          <table:table-cell office:value-type="float" office:value="59862987" calcext:value-type="float">
            <text:p>59862987</text:p>
          </table:table-cell>
          <table:table-cell office:value-type="float" office:value="5184938" calcext:value-type="float">
            <text:p>5184938</text:p>
          </table:table-cell>
          <table:table-cell office:value-type="float" office:value="5262" calcext:value-type="float">
            <text:p>5262</text:p>
          </table:table-cell>
          <table:table-cell office:value-type="float" office:value="52399" calcext:value-type="float">
            <text:p>5239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TComPrediction::xPredInterUni</text:p>
          </table:table-cell>
          <table:table-cell office:value-type="float" office:value="836115054" calcext:value-type="float">
            <text:p>836115054</text:p>
          </table:table-cell>
          <table:table-cell office:value-type="float" office:value="332074064" calcext:value-type="float">
            <text:p>332074064</text:p>
          </table:table-cell>
          <table:table-cell office:value-type="float" office:value="272775124" calcext:value-type="float">
            <text:p>272775124</text:p>
          </table:table-cell>
          <table:table-cell office:value-type="float" office:value="3896626" calcext:value-type="float">
            <text:p>3896626</text:p>
          </table:table-cell>
          <table:table-cell office:value-type="float" office:value="34116154" calcext:value-type="float">
            <text:p>34116154</text:p>
          </table:table-cell>
          <table:table-cell office:value-type="float" office:value="11401553" calcext:value-type="float">
            <text:p>11401553</text:p>
          </table:table-cell>
          <table:table-cell office:value-type="float" office:value="4350" calcext:value-type="float">
            <text:p>4350</text:p>
          </table:table-cell>
          <table:table-cell office:value-type="float" office:value="167155" calcext:value-type="float">
            <text:p>167155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TEncSearch::xEstimateMvPredAMVP</text:p>
          </table:table-cell>
          <table:table-cell office:value-type="float" office:value="830906072" calcext:value-type="float">
            <text:p>830906072</text:p>
          </table:table-cell>
          <table:table-cell office:value-type="float" office:value="316241821" calcext:value-type="float">
            <text:p>316241821</text:p>
          </table:table-cell>
          <table:table-cell office:value-type="float" office:value="379754975" calcext:value-type="float">
            <text:p>379754975</text:p>
          </table:table-cell>
          <table:table-cell office:value-type="float" office:value="10145555" calcext:value-type="float">
            <text:p>10145555</text:p>
          </table:table-cell>
          <table:table-cell office:value-type="float" office:value="54745667" calcext:value-type="float">
            <text:p>54745667</text:p>
          </table:table-cell>
          <table:table-cell office:value-type="float" office:value="40084567" calcext:value-type="float">
            <text:p>40084567</text:p>
          </table:table-cell>
          <table:table-cell office:value-type="float" office:value="13226" calcext:value-type="float">
            <text:p>13226</text:p>
          </table:table-cell>
          <table:table-cell office:value-type="float" office:value="13488" calcext:value-type="float">
            <text:p>13488</text:p>
          </table:table-cell>
          <table:table-cell office:value-type="float" office:value="13293" calcext:value-type="float">
            <text:p>13293</text:p>
          </table:table-cell>
        </table:table-row>
        <table:table-row table:style-name="ro1">
          <table:table-cell office:value-type="string" calcext:value-type="string">
            <text:p>TComCUMvField::clearMvField</text:p>
          </table:table-cell>
          <table:table-cell office:value-type="float" office:value="799334592" calcext:value-type="float">
            <text:p>799334592</text:p>
          </table:table-cell>
          <table:table-cell office:value-type="float" office:value="46900896" calcext:value-type="float">
            <text:p>46900896</text:p>
          </table:table-cell>
          <table:table-cell office:value-type="float" office:value="246249752" calcext:value-type="float">
            <text:p>246249752</text:p>
          </table:table-cell>
          <table:table-cell office:value-type="float" office:value="1953949" calcext:value-type="float">
            <text:p>1953949</text:p>
          </table:table-cell>
          <table:table-cell office:value-type="float" office:value="3525732" calcext:value-type="float">
            <text:p>3525732</text:p>
          </table:table-cell>
          <table:table-cell office:value-type="float" office:value="14388446" calcext:value-type="float">
            <text:p>14388446</text:p>
          </table:table-cell>
          <table:table-cell office:value-type="float" office:value="3054" calcext:value-type="float">
            <text:p>3054</text:p>
          </table:table-cell>
          <table:table-cell office:value-type="float" office:value="3578" calcext:value-type="float">
            <text:p>3578</text:p>
          </table:table-cell>
          <table:table-cell office:value-type="float" office:value="255884" calcext:value-type="float">
            <text:p>255884</text:p>
          </table:table-cell>
        </table:table-row>
        <table:table-row table:style-name="ro1">
          <table:table-cell office:value-type="string" calcext:value-type="string">
            <text:p>TComCUMvField::setAllMv</text:p>
          </table:table-cell>
          <table:table-cell office:value-type="float" office:value="788979740" calcext:value-type="float">
            <text:p>788979740</text:p>
          </table:table-cell>
          <table:table-cell office:value-type="float" office:value="237957750" calcext:value-type="float">
            <text:p>237957750</text:p>
          </table:table-cell>
          <table:table-cell office:value-type="float" office:value="150785991" calcext:value-type="float">
            <text:p>150785991</text:p>
          </table:table-cell>
          <table:table-cell office:value-type="float" office:value="2765714" calcext:value-type="float">
            <text:p>2765714</text:p>
          </table:table-cell>
          <table:table-cell office:value-type="float" office:value="14945399" calcext:value-type="float">
            <text:p>14945399</text:p>
          </table:table-cell>
          <table:table-cell office:value-type="float" office:value="13588756" calcext:value-type="float">
            <text:p>13588756</text:p>
          </table:table-cell>
          <table:table-cell office:value-type="float" office:value="6372" calcext:value-type="float">
            <text:p>6372</text:p>
          </table:table-cell>
          <table:table-cell office:value-type="float" office:value="6989" calcext:value-type="float">
            <text:p>6989</text:p>
          </table:table-cell>
          <table:table-cell office:value-type="float" office:value="12248" calcext:value-type="float">
            <text:p>12248</text:p>
          </table:table-cell>
        </table:table-row>
        <table:table-row table:style-name="ro1">
          <table:table-cell office:value-type="string" calcext:value-type="string">
            <text:p>TEncSearch::xCheckBestMVP</text:p>
          </table:table-cell>
          <table:table-cell office:value-type="float" office:value="780312063" calcext:value-type="float">
            <text:p>780312063</text:p>
          </table:table-cell>
          <table:table-cell office:value-type="float" office:value="303053660" calcext:value-type="float">
            <text:p>303053660</text:p>
          </table:table-cell>
          <table:table-cell office:value-type="float" office:value="165270132" calcext:value-type="float">
            <text:p>165270132</text:p>
          </table:table-cell>
          <table:table-cell office:value-type="float" office:value="7720110" calcext:value-type="float">
            <text:p>7720110</text:p>
          </table:table-cell>
          <table:table-cell office:value-type="float" office:value="28589094" calcext:value-type="float">
            <text:p>28589094</text:p>
          </table:table-cell>
          <table:table-cell office:value-type="float" office:value="2825222" calcext:value-type="float">
            <text:p>2825222</text:p>
          </table:table-cell>
          <table:table-cell office:value-type="float" office:value="6619" calcext:value-type="float">
            <text:p>6619</text:p>
          </table:table-cell>
          <table:table-cell office:value-type="float" office:value="10950" calcext:value-type="float">
            <text:p>10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Left</text:p>
          </table:table-cell>
          <table:table-cell office:value-type="float" office:value="777854799" calcext:value-type="float">
            <text:p>777854799</text:p>
          </table:table-cell>
          <table:table-cell office:value-type="float" office:value="391793396" calcext:value-type="float">
            <text:p>391793396</text:p>
          </table:table-cell>
          <table:table-cell office:value-type="float" office:value="158501519" calcext:value-type="float">
            <text:p>158501519</text:p>
          </table:table-cell>
          <table:table-cell office:value-type="float" office:value="13168162" calcext:value-type="float">
            <text:p>13168162</text:p>
          </table:table-cell>
          <table:table-cell office:value-type="float" office:value="38969998" calcext:value-type="float">
            <text:p>38969998</text:p>
          </table:table-cell>
          <table:table-cell office:value-type="float" office:value="3098320" calcext:value-type="float">
            <text:p>3098320</text:p>
          </table:table-cell>
          <table:table-cell office:value-type="float" office:value="4125" calcext:value-type="float">
            <text:p>4125</text:p>
          </table:table-cell>
          <table:table-cell office:value-type="float" office:value="33046" calcext:value-type="float">
            <text:p>3304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TEncSbac::codeLastSignificantXY</text:p>
          </table:table-cell>
          <table:table-cell office:value-type="float" office:value="770522984" calcext:value-type="float">
            <text:p>770522984</text:p>
          </table:table-cell>
          <table:table-cell office:value-type="float" office:value="304238285" calcext:value-type="float">
            <text:p>304238285</text:p>
          </table:table-cell>
          <table:table-cell office:value-type="float" office:value="170063361" calcext:value-type="float">
            <text:p>170063361</text:p>
          </table:table-cell>
          <table:table-cell office:value-type="float" office:value="7322696" calcext:value-type="float">
            <text:p>7322696</text:p>
          </table:table-cell>
          <table:table-cell office:value-type="float" office:value="21265908" calcext:value-type="float">
            <text:p>21265908</text:p>
          </table:table-cell>
          <table:table-cell office:value-type="float" office:value="290952" calcext:value-type="float">
            <text:p>290952</text:p>
          </table:table-cell>
          <table:table-cell office:value-type="float" office:value="3341" calcext:value-type="float">
            <text:p>3341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xGetColMVP</text:p>
          </table:table-cell>
          <table:table-cell office:value-type="float" office:value="755772986" calcext:value-type="float">
            <text:p>755772986</text:p>
          </table:table-cell>
          <table:table-cell office:value-type="float" office:value="325888898" calcext:value-type="float">
            <text:p>325888898</text:p>
          </table:table-cell>
          <table:table-cell office:value-type="float" office:value="108084412" calcext:value-type="float">
            <text:p>108084412</text:p>
          </table:table-cell>
          <table:table-cell office:value-type="float" office:value="5831818" calcext:value-type="float">
            <text:p>5831818</text:p>
          </table:table-cell>
          <table:table-cell office:value-type="float" office:value="101973045" calcext:value-type="float">
            <text:p>101973045</text:p>
          </table:table-cell>
          <table:table-cell office:value-type="float" office:value="1923250" calcext:value-type="float">
            <text:p>1923250</text:p>
          </table:table-cell>
          <table:table-cell office:value-type="float" office:value="12262" calcext:value-type="float">
            <text:p>12262</text:p>
          </table:table-cell>
          <table:table-cell office:value-type="float" office:value="903259" calcext:value-type="float">
            <text:p>90325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746066572" calcext:value-type="float">
            <text:p>746066572</text:p>
          </table:table-cell>
          <table:table-cell office:value-type="float" office:value="333787705" calcext:value-type="float">
            <text:p>333787705</text:p>
          </table:table-cell>
          <table:table-cell office:value-type="float" office:value="226322817" calcext:value-type="float">
            <text:p>226322817</text:p>
          </table:table-cell>
          <table:table-cell office:value-type="float" office:value="11748566" calcext:value-type="float">
            <text:p>11748566</text:p>
          </table:table-cell>
          <table:table-cell office:value-type="float" office:value="64976969" calcext:value-type="float">
            <text:p>64976969</text:p>
          </table:table-cell>
          <table:table-cell office:value-type="float" office:value="4870252" calcext:value-type="float">
            <text:p>4870252</text:p>
          </table:table-cell>
          <table:table-cell office:value-type="float" office:value="1664" calcext:value-type="float">
            <text:p>1664</text:p>
          </table:table-cell>
          <table:table-cell office:value-type="float" office:value="15166" calcext:value-type="float">
            <text:p>15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CbfPartRange</text:p>
          </table:table-cell>
          <table:table-cell office:value-type="float" office:value="727608780" calcext:value-type="float">
            <text:p>727608780</text:p>
          </table:table-cell>
          <table:table-cell office:value-type="float" office:value="363804390" calcext:value-type="float">
            <text:p>363804390</text:p>
          </table:table-cell>
          <table:table-cell office:value-type="float" office:value="242536260" calcext:value-type="float">
            <text:p>242536260</text:p>
          </table:table-cell>
          <table:table-cell office:value-type="float" office:value="2303702" calcext:value-type="float">
            <text:p>2303702</text:p>
          </table:table-cell>
          <table:table-cell office:value-type="float" office:value="23259156" calcext:value-type="float">
            <text:p>23259156</text:p>
          </table:table-cell>
          <table:table-cell office:value-type="float" office:value="8213725" calcext:value-type="float">
            <text:p>8213725</text:p>
          </table:table-cell>
          <table:table-cell office:value-type="float" office:value="2352" calcext:value-type="float">
            <text:p>235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ExplicitRdpcmModePartRange</text:p>
          </table:table-cell>
          <table:table-cell office:value-type="float" office:value="727565346" calcext:value-type="float">
            <text:p>727565346</text:p>
          </table:table-cell>
          <table:table-cell office:value-type="float" office:value="363782673" calcext:value-type="float">
            <text:p>363782673</text:p>
          </table:table-cell>
          <table:table-cell office:value-type="float" office:value="242521782" calcext:value-type="float">
            <text:p>242521782</text:p>
          </table:table-cell>
          <table:table-cell office:value-type="float" office:value="2701469" calcext:value-type="float">
            <text:p>2701469</text:p>
          </table:table-cell>
          <table:table-cell office:value-type="float" office:value="23798336" calcext:value-type="float">
            <text:p>23798336</text:p>
          </table:table-cell>
          <table:table-cell office:value-type="float" office:value="15981294" calcext:value-type="float">
            <text:p>15981294</text:p>
          </table:table-cell>
          <table:table-cell office:value-type="float" office:value="1741" calcext:value-type="float">
            <text:p>1741</text:p>
          </table:table-cell>
          <table:table-cell office:value-type="float" office:value="858" calcext:value-type="float">
            <text:p>858</text:p>
          </table:table-cell>
          <table:table-cell office:value-type="float" office:value="381860" calcext:value-type="float">
            <text:p>381860</text:p>
          </table:table-cell>
        </table:table-row>
        <table:table-row table:style-name="ro1">
          <table:table-cell office:value-type="string" calcext:value-type="string">
            <text:p>TComDataCU::setCrossComponentPredictionAlphaPartRange</text:p>
          </table:table-cell>
          <table:table-cell office:value-type="float" office:value="711396702" calcext:value-type="float">
            <text:p>711396702</text:p>
          </table:table-cell>
          <table:table-cell office:value-type="float" office:value="355698351" calcext:value-type="float">
            <text:p>355698351</text:p>
          </table:table-cell>
          <table:table-cell office:value-type="float" office:value="237132234" calcext:value-type="float">
            <text:p>237132234</text:p>
          </table:table-cell>
          <table:table-cell office:value-type="float" office:value="663299" calcext:value-type="float">
            <text:p>663299</text:p>
          </table:table-cell>
          <table:table-cell office:value-type="float" office:value="21244342" calcext:value-type="float">
            <text:p>21244342</text:p>
          </table:table-cell>
          <table:table-cell office:value-type="float" office:value="1352184" calcext:value-type="float">
            <text:p>1352184</text:p>
          </table:table-cell>
          <table:table-cell office:value-type="float" office:value="906" calcext:value-type="float">
            <text:p>90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CoefScanIdx</text:p>
          </table:table-cell>
          <table:table-cell office:value-type="float" office:value="650562563" calcext:value-type="float">
            <text:p>650562563</text:p>
          </table:table-cell>
          <table:table-cell office:value-type="float" office:value="292292907" calcext:value-type="float">
            <text:p>292292907</text:p>
          </table:table-cell>
          <table:table-cell office:value-type="float" office:value="150274224" calcext:value-type="float">
            <text:p>150274224</text:p>
          </table:table-cell>
          <table:table-cell office:value-type="float" office:value="9605441" calcext:value-type="float">
            <text:p>9605441</text:p>
          </table:table-cell>
          <table:table-cell office:value-type="float" office:value="20537341" calcext:value-type="float">
            <text:p>20537341</text:p>
          </table:table-cell>
          <table:table-cell office:value-type="float" office:value="10671641" calcext:value-type="float">
            <text:p>10671641</text:p>
          </table:table-cell>
          <table:table-cell office:value-type="float" office:value="3065" calcext:value-type="float">
            <text:p>3065</text:p>
          </table:table-cell>
          <table:table-cell office:value-type="float" office:value="5159" calcext:value-type="float">
            <text:p>5159</text:p>
          </table:table-cell>
          <table:table-cell office:value-type="float" office:value="165970" calcext:value-type="float">
            <text:p>165970</text:p>
          </table:table-cell>
        </table:table-row>
        <table:table-row table:style-name="ro1">
          <table:table-cell office:value-type="string" calcext:value-type="string">
            <text:p>TComDataCU::getPartIndexAndSize</text:p>
          </table:table-cell>
          <table:table-cell office:value-type="float" office:value="649988149" calcext:value-type="float">
            <text:p>649988149</text:p>
          </table:table-cell>
          <table:table-cell office:value-type="float" office:value="291916542" calcext:value-type="float">
            <text:p>291916542</text:p>
          </table:table-cell>
          <table:table-cell office:value-type="float" office:value="102357520" calcext:value-type="float">
            <text:p>102357520</text:p>
          </table:table-cell>
          <table:table-cell office:value-type="float" office:value="2020133" calcext:value-type="float">
            <text:p>2020133</text:p>
          </table:table-cell>
          <table:table-cell office:value-type="float" office:value="54031114" calcext:value-type="float">
            <text:p>54031114</text:p>
          </table:table-cell>
          <table:table-cell office:value-type="float" office:value="6149760" calcext:value-type="float">
            <text:p>6149760</text:p>
          </table:table-cell>
          <table:table-cell office:value-type="float" office:value="5576" calcext:value-type="float">
            <text:p>5576</text:p>
          </table:table-cell>
          <table:table-cell office:value-type="float" office:value="9885" calcext:value-type="float">
            <text:p>9885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645415302" calcext:value-type="float">
            <text:p>645415302</text:p>
          </table:table-cell>
          <table:table-cell office:value-type="float" office:value="341690454" calcext:value-type="float">
            <text:p>341690454</text:p>
          </table:table-cell>
          <table:table-cell office:value-type="float" office:value="227793636" calcext:value-type="float">
            <text:p>227793636</text:p>
          </table:table-cell>
          <table:table-cell office:value-type="float" office:value="4953780" calcext:value-type="float">
            <text:p>4953780</text:p>
          </table:table-cell>
          <table:table-cell office:value-type="float" office:value="53517136" calcext:value-type="float">
            <text:p>53517136</text:p>
          </table:table-cell>
          <table:table-cell office:value-type="float" office:value="577395" calcext:value-type="float">
            <text:p>577395</text:p>
          </table:table-cell>
          <table:table-cell office:value-type="float" office:value="901" calcext:value-type="float">
            <text:p>901</text:p>
          </table:table-cell>
          <table:table-cell office:value-type="float" office:value="9344" calcext:value-type="float">
            <text:p>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64</text:p>
          </table:table-cell>
          <table:table-cell office:value-type="float" office:value="640946400" calcext:value-type="float">
            <text:p>640946400</text:p>
          </table:table-cell>
          <table:table-cell office:value-type="float" office:value="283115400" calcext:value-type="float">
            <text:p>283115400</text:p>
          </table:table-cell>
          <table:table-cell office:value-type="float" office:value="278556600" calcext:value-type="float">
            <text:p>278556600</text:p>
          </table:table-cell>
          <table:table-cell office:value-type="float" office:value="539678" calcext:value-type="float">
            <text:p>539678</text:p>
          </table:table-cell>
          <table:table-cell office:value-type="float" office:value="9701362" calcext:value-type="float">
            <text:p>9701362</text:p>
          </table:table-cell>
          <table:table-cell office:value-type="float" office:value="845090" calcext:value-type="float">
            <text:p>845090</text:p>
          </table:table-cell>
          <table:table-cell office:value-type="float" office:value="6273" calcext:value-type="float">
            <text:p>6273</text:p>
          </table:table-cell>
          <table:table-cell office:value-type="float" office:value="2077" calcext:value-type="float">
            <text:p>207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TEncSbac::codeQtCbfZero</text:p>
          </table:table-cell>
          <table:table-cell office:value-type="float" office:value="622666859" calcext:value-type="float">
            <text:p>622666859</text:p>
          </table:table-cell>
          <table:table-cell office:value-type="float" office:value="279126523" calcext:value-type="float">
            <text:p>279126523</text:p>
          </table:table-cell>
          <table:table-cell office:value-type="float" office:value="257655252" calcext:value-type="float">
            <text:p>257655252</text:p>
          </table:table-cell>
          <table:table-cell office:value-type="float" office:value="2098496" calcext:value-type="float">
            <text:p>2098496</text:p>
          </table:table-cell>
          <table:table-cell office:value-type="float" office:value="28146588" calcext:value-type="float">
            <text:p>28146588</text:p>
          </table:table-cell>
          <table:table-cell office:value-type="float" office:value="1209272" calcext:value-type="float">
            <text:p>1209272</text:p>
          </table:table-cell>
          <table:table-cell office:value-type="float" office:value="1505" calcext:value-type="float">
            <text:p>1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</text:p>
          </table:table-cell>
          <table:table-cell office:value-type="float" office:value="617044963" calcext:value-type="float">
            <text:p>617044963</text:p>
          </table:table-cell>
          <table:table-cell office:value-type="float" office:value="295876455" calcext:value-type="float">
            <text:p>295876455</text:p>
          </table:table-cell>
          <table:table-cell office:value-type="float" office:value="138956159" calcext:value-type="float">
            <text:p>138956159</text:p>
          </table:table-cell>
          <table:table-cell office:value-type="float" office:value="14047529" calcext:value-type="float">
            <text:p>14047529</text:p>
          </table:table-cell>
          <table:table-cell office:value-type="float" office:value="22708954" calcext:value-type="float">
            <text:p>22708954</text:p>
          </table:table-cell>
          <table:table-cell office:value-type="float" office:value="2338400" calcext:value-type="float">
            <text:p>2338400</text:p>
          </table:table-cell>
          <table:table-cell office:value-type="float" office:value="5742" calcext:value-type="float">
            <text:p>5742</text:p>
          </table:table-cell>
          <table:table-cell office:value-type="float" office:value="20874" calcext:value-type="float">
            <text:p>20874</text:p>
          </table:table-cell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string" calcext:value-type="string">
            <text:p>TComCUMvField::setAllRefIdx</text:p>
          </table:table-cell>
          <table:table-cell office:value-type="float" office:value="610765554" calcext:value-type="float">
            <text:p>610765554</text:p>
          </table:table-cell>
          <table:table-cell office:value-type="float" office:value="184163855" calcext:value-type="float">
            <text:p>184163855</text:p>
          </table:table-cell>
          <table:table-cell office:value-type="float" office:value="130424166" calcext:value-type="float">
            <text:p>130424166</text:p>
          </table:table-cell>
          <table:table-cell office:value-type="float" office:value="4307634" calcext:value-type="float">
            <text:p>4307634</text:p>
          </table:table-cell>
          <table:table-cell office:value-type="float" office:value="6583929" calcext:value-type="float">
            <text:p>6583929</text:p>
          </table:table-cell>
          <table:table-cell office:value-type="float" office:value="4181665" calcext:value-type="float">
            <text:p>4181665</text:p>
          </table:table-cell>
          <table:table-cell office:value-type="float" office:value="14121" calcext:value-type="float">
            <text:p>14121</text:p>
          </table:table-cell>
          <table:table-cell office:value-type="float" office:value="2374" calcext:value-type="float">
            <text:p>2374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string" calcext:value-type="string">
            <text:p>TEncSbac::resetBits</text:p>
          </table:table-cell>
          <table:table-cell office:value-type="float" office:value="601842780" calcext:value-type="float">
            <text:p>601842780</text:p>
          </table:table-cell>
          <table:table-cell office:value-type="float" office:value="386898930" calcext:value-type="float">
            <text:p>386898930</text:p>
          </table:table-cell>
          <table:table-cell office:value-type="float" office:value="214943850" calcext:value-type="float">
            <text:p>214943850</text:p>
          </table:table-cell>
          <table:table-cell office:value-type="float" office:value="1483015" calcext:value-type="float">
            <text:p>1483015</text:p>
          </table:table-cell>
          <table:table-cell office:value-type="float" office:value="65735318" calcext:value-type="float">
            <text:p>65735318</text:p>
          </table:table-cell>
          <table:table-cell office:value-type="float" office:value="3129154" calcext:value-type="float">
            <text:p>3129154</text:p>
          </table:table-cell>
          <table:table-cell office:value-type="float" office:value="834" calcext:value-type="float">
            <text:p>834</text:p>
          </table:table-cell>
          <table:table-cell office:value-type="float" office:value="5327" calcext:value-type="float">
            <text:p>5327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TEncBinCABACCounter::getNumWrittenBits</text:p>
          </table:table-cell>
          <table:table-cell office:value-type="float" office:value="589081744" calcext:value-type="float">
            <text:p>589081744</text:p>
          </table:table-cell>
          <table:table-cell office:value-type="float" office:value="331358481" calcext:value-type="float">
            <text:p>331358481</text:p>
          </table:table-cell>
          <table:table-cell office:value-type="float" office:value="147270436" calcext:value-type="float">
            <text:p>147270436</text:p>
          </table:table-cell>
          <table:table-cell office:value-type="float" office:value="1530728" calcext:value-type="float">
            <text:p>1530728</text:p>
          </table:table-cell>
          <table:table-cell office:value-type="float" office:value="42635632" calcext:value-type="float">
            <text:p>42635632</text:p>
          </table:table-cell>
          <table:table-cell office:value-type="float" office:value="1704168" calcext:value-type="float">
            <text:p>1704168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ForwardDst</text:p>
          </table:table-cell>
          <table:table-cell office:value-type="float" office:value="582191264" calcext:value-type="float">
            <text:p>582191264</text:p>
          </table:table-cell>
          <table:table-cell office:value-type="float" office:value="266561376" calcext:value-type="float">
            <text:p>266561376</text:p>
          </table:table-cell>
          <table:table-cell office:value-type="float" office:value="70287328" calcext:value-type="float">
            <text:p>70287328</text:p>
          </table:table-cell>
          <table:table-cell office:value-type="float" office:value="2510825" calcext:value-type="float">
            <text:p>2510825</text:p>
          </table:table-cell>
          <table:table-cell office:value-type="float" office:value="1326176" calcext:value-type="float">
            <text:p>1326176</text:p>
          </table:table-cell>
          <table:table-cell office:value-type="float" office:value="4317619" calcext:value-type="float">
            <text:p>4317619</text:p>
          </table:table-cell>
          <table:table-cell office:value-type="float" office:value="1502" calcext:value-type="float">
            <text:p>1502</text:p>
          </table:table-cell>
          <table:table-cell office:value-type="float" office:value="100" calcext:value-type="float">
            <text:p>10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TEncSbac::estBit</text:p>
          </table:table-cell>
          <table:table-cell office:value-type="float" office:value="555039171" calcext:value-type="float">
            <text:p>555039171</text:p>
          </table:table-cell>
          <table:table-cell office:value-type="float" office:value="174129936" calcext:value-type="float">
            <text:p>174129936</text:p>
          </table:table-cell>
          <table:table-cell office:value-type="float" office:value="348259872" calcext:value-type="float">
            <text:p>348259872</text:p>
          </table:table-cell>
          <table:table-cell office:value-type="float" office:value="5480868" calcext:value-type="float">
            <text:p>5480868</text:p>
          </table:table-cell>
          <table:table-cell office:value-type="float" office:value="11623106" calcext:value-type="float">
            <text:p>11623106</text:p>
          </table:table-cell>
          <table:table-cell office:value-type="float" office:value="14762839" calcext:value-type="float">
            <text:p>14762839</text:p>
          </table:table-cell>
          <table:table-cell office:value-type="float" office:value="3456" calcext:value-type="float">
            <text:p>3456</text:p>
          </table:table-cell>
          <table:table-cell office:value-type="float" office:value="122" calcext:value-type="float">
            <text:p>122</text:p>
          </table:table-cell>
          <table:table-cell office:value-type="float" office:value="193756" calcext:value-type="float">
            <text:p>193756</text:p>
          </table:table-cell>
        </table:table-row>
        <table:table-row table:style-name="ro1">
          <table:table-cell office:value-type="string" calcext:value-type="string">
            <text:p>partialButterflyInverse4</text:p>
          </table:table-cell>
          <table:table-cell office:value-type="float" office:value="550851700" calcext:value-type="float">
            <text:p>550851700</text:p>
          </table:table-cell>
          <table:table-cell office:value-type="float" office:value="284869022" calcext:value-type="float">
            <text:p>284869022</text:p>
          </table:table-cell>
          <table:table-cell office:value-type="float" office:value="81840824" calcext:value-type="float">
            <text:p>81840824</text:p>
          </table:table-cell>
          <table:table-cell office:value-type="float" office:value="5939196" calcext:value-type="float">
            <text:p>5939196</text:p>
          </table:table-cell>
          <table:table-cell office:value-type="float" office:value="641854" calcext:value-type="float">
            <text:p>641854</text:p>
          </table:table-cell>
          <table:table-cell office:value-type="float" office:value="5058576" calcext:value-type="float">
            <text:p>5058576</text:p>
          </table:table-cell>
          <table:table-cell office:value-type="float" office:value="1949" calcext:value-type="float">
            <text:p>1949</text:p>
          </table:table-cell>
          <table:table-cell office:value-type="float" office:value="174" calcext:value-type="float">
            <text:p>174</text:p>
          </table:table-cell>
          <table:table-cell office:value-type="float" office:value="108177" calcext:value-type="float">
            <text:p>108177</text:p>
          </table:table-cell>
        </table:table-row>
        <table:table-row table:style-name="ro1">
          <table:table-cell office:value-type="string" calcext:value-type="string">
            <text:p>TEncEntropy::encodeCoeffNxN</text:p>
          </table:table-cell>
          <table:table-cell office:value-type="float" office:value="542761365" calcext:value-type="float">
            <text:p>542761365</text:p>
          </table:table-cell>
          <table:table-cell office:value-type="float" office:value="298585748" calcext:value-type="float">
            <text:p>298585748</text:p>
          </table:table-cell>
          <table:table-cell office:value-type="float" office:value="153500593" calcext:value-type="float">
            <text:p>153500593</text:p>
          </table:table-cell>
          <table:table-cell office:value-type="float" office:value="8197076" calcext:value-type="float">
            <text:p>8197076</text:p>
          </table:table-cell>
          <table:table-cell office:value-type="float" office:value="11275541" calcext:value-type="float">
            <text:p>11275541</text:p>
          </table:table-cell>
          <table:table-cell office:value-type="float" office:value="15660495" calcext:value-type="float">
            <text:p>15660495</text:p>
          </table:table-cell>
          <table:table-cell office:value-type="float" office:value="2453" calcext:value-type="float">
            <text:p>2453</text:p>
          </table:table-cell>
          <table:table-cell office:value-type="float" office:value="409" calcext:value-type="float">
            <text:p>409</text:p>
          </table:table-cell>
          <table:table-cell office:value-type="float" office:value="33254" calcext:value-type="float">
            <text:p>33254</text:p>
          </table:table-cell>
        </table:table-row>
        <table:table-row table:style-name="ro1">
          <table:table-cell office:value-type="string" calcext:value-type="string">
            <text:p>TEncSbac::codeIntraDirLumaAng</text:p>
          </table:table-cell>
          <table:table-cell office:value-type="float" office:value="540413132" calcext:value-type="float">
            <text:p>540413132</text:p>
          </table:table-cell>
          <table:table-cell office:value-type="float" office:value="187002263" calcext:value-type="float">
            <text:p>187002263</text:p>
          </table:table-cell>
          <table:table-cell office:value-type="float" office:value="186768580" calcext:value-type="float">
            <text:p>186768580</text:p>
          </table:table-cell>
          <table:table-cell office:value-type="float" office:value="9824332" calcext:value-type="float">
            <text:p>9824332</text:p>
          </table:table-cell>
          <table:table-cell office:value-type="float" office:value="14762966" calcext:value-type="float">
            <text:p>14762966</text:p>
          </table:table-cell>
          <table:table-cell office:value-type="float" office:value="3099781" calcext:value-type="float">
            <text:p>3099781</text:p>
          </table:table-cell>
          <table:table-cell office:value-type="float" office:value="3782" calcext:value-type="float">
            <text:p>3782</text:p>
          </table:table-cell>
          <table:table-cell office:value-type="float" office:value="1988" calcext:value-type="float">
            <text:p>198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TEncSearch::xExtDIFUpSamplingH</text:p>
          </table:table-cell>
          <table:table-cell office:value-type="float" office:value="525368436" calcext:value-type="float">
            <text:p>525368436</text:p>
          </table:table-cell>
          <table:table-cell office:value-type="float" office:value="168514404" calcext:value-type="float">
            <text:p>168514404</text:p>
          </table:table-cell>
          <table:table-cell office:value-type="float" office:value="300682564" calcext:value-type="float">
            <text:p>300682564</text:p>
          </table:table-cell>
          <table:table-cell office:value-type="float" office:value="19227682" calcext:value-type="float">
            <text:p>19227682</text:p>
          </table:table-cell>
          <table:table-cell office:value-type="float" office:value="32745273" calcext:value-type="float">
            <text:p>32745273</text:p>
          </table:table-cell>
          <table:table-cell office:value-type="float" office:value="4464813" calcext:value-type="float">
            <text:p>4464813</text:p>
          </table:table-cell>
          <table:table-cell office:value-type="float" office:value="31652" calcext:value-type="float">
            <text:p>31652</text:p>
          </table:table-cell>
          <table:table-cell office:value-type="float" office:value="50361" calcext:value-type="float">
            <text:p>50361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TEncBinCABAC::resetBits</text:p>
          </table:table-cell>
          <table:table-cell office:value-type="float" office:value="515865240" calcext:value-type="float">
            <text:p>515865240</text:p>
          </table:table-cell>
          <table:table-cell office:value-type="float" office:value="128966310" calcext:value-type="float">
            <text:p>128966310</text:p>
          </table:table-cell>
          <table:table-cell office:value-type="float" office:value="300921390" calcext:value-type="float">
            <text:p>300921390</text:p>
          </table:table-cell>
          <table:table-cell office:value-type="float" office:value="998906" calcext:value-type="float">
            <text:p>998906</text:p>
          </table:table-cell>
          <table:table-cell office:value-type="float" office:value="16210267" calcext:value-type="float">
            <text:p>16210267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513105194" calcext:value-type="float">
            <text:p>513105194</text:p>
          </table:table-cell>
          <table:table-cell office:value-type="float" office:value="130339525" calcext:value-type="float">
            <text:p>130339525</text:p>
          </table:table-cell>
          <table:table-cell office:value-type="float" office:value="87730386" calcext:value-type="float">
            <text:p>87730386</text:p>
          </table:table-cell>
          <table:table-cell office:value-type="float" office:value="10687885" calcext:value-type="float">
            <text:p>10687885</text:p>
          </table:table-cell>
          <table:table-cell office:value-type="float" office:value="11776201" calcext:value-type="float">
            <text:p>11776201</text:p>
          </table:table-cell>
          <table:table-cell office:value-type="float" office:value="189560" calcext:value-type="float">
            <text:p>189560</text:p>
          </table:table-cell>
          <table:table-cell office:value-type="float" office:value="958" calcext:value-type="float">
            <text:p>958</text:p>
          </table:table-cell>
          <table:table-cell office:value-type="float" office:value="3498" calcext:value-type="float">
            <text:p>3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encodeResAndCalcRdInterCU</text:p>
          </table:table-cell>
          <table:table-cell office:value-type="float" office:value="510306092" calcext:value-type="float">
            <text:p>510306092</text:p>
          </table:table-cell>
          <table:table-cell office:value-type="float" office:value="183896248" calcext:value-type="float">
            <text:p>183896248</text:p>
          </table:table-cell>
          <table:table-cell office:value-type="float" office:value="189431611" calcext:value-type="float">
            <text:p>189431611</text:p>
          </table:table-cell>
          <table:table-cell office:value-type="float" office:value="23404315" calcext:value-type="float">
            <text:p>23404315</text:p>
          </table:table-cell>
          <table:table-cell office:value-type="float" office:value="37749790" calcext:value-type="float">
            <text:p>37749790</text:p>
          </table:table-cell>
          <table:table-cell office:value-type="float" office:value="10882001" calcext:value-type="float">
            <text:p>10882001</text:p>
          </table:table-cell>
          <table:table-cell office:value-type="float" office:value="36866" calcext:value-type="float">
            <text:p>36866</text:p>
          </table:table-cell>
          <table:table-cell office:value-type="float" office:value="19287" calcext:value-type="float">
            <text:p>19287</text:p>
          </table:table-cell>
          <table:table-cell office:value-type="float" office:value="16931" calcext:value-type="float">
            <text:p>16931</text:p>
          </table:table-cell>
        </table:table-row>
        <table:table-row table:style-name="ro1">
          <table:table-cell office:value-type="string" calcext:value-type="string">
            <text:p>TComDataCU::xAddMVPCandOrder</text:p>
          </table:table-cell>
          <table:table-cell office:value-type="float" office:value="475719899" calcext:value-type="float">
            <text:p>475719899</text:p>
          </table:table-cell>
          <table:table-cell office:value-type="float" office:value="151902704" calcext:value-type="float">
            <text:p>151902704</text:p>
          </table:table-cell>
          <table:table-cell office:value-type="float" office:value="110501630" calcext:value-type="float">
            <text:p>110501630</text:p>
          </table:table-cell>
          <table:table-cell office:value-type="float" office:value="9002753" calcext:value-type="float">
            <text:p>9002753</text:p>
          </table:table-cell>
          <table:table-cell office:value-type="float" office:value="22719818" calcext:value-type="float">
            <text:p>22719818</text:p>
          </table:table-cell>
          <table:table-cell office:value-type="float" office:value="411684" calcext:value-type="float">
            <text:p>411684</text:p>
          </table:table-cell>
          <table:table-cell office:value-type="float" office:value="7851" calcext:value-type="float">
            <text:p>7851</text:p>
          </table:table-cell>
          <table:table-cell office:value-type="float" office:value="399489" calcext:value-type="float">
            <text:p>39948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TComPrediction::initAdiPatternChType</text:p>
          </table:table-cell>
          <table:table-cell office:value-type="float" office:value="475105765" calcext:value-type="float">
            <text:p>475105765</text:p>
          </table:table-cell>
          <table:table-cell office:value-type="float" office:value="180393809" calcext:value-type="float">
            <text:p>180393809</text:p>
          </table:table-cell>
          <table:table-cell office:value-type="float" office:value="126370082" calcext:value-type="float">
            <text:p>126370082</text:p>
          </table:table-cell>
          <table:table-cell office:value-type="float" office:value="11414624" calcext:value-type="float">
            <text:p>11414624</text:p>
          </table:table-cell>
          <table:table-cell office:value-type="float" office:value="13961133" calcext:value-type="float">
            <text:p>13961133</text:p>
          </table:table-cell>
          <table:table-cell office:value-type="float" office:value="10402367" calcext:value-type="float">
            <text:p>10402367</text:p>
          </table:table-cell>
          <table:table-cell office:value-type="float" office:value="4627" calcext:value-type="float">
            <text:p>4627</text:p>
          </table:table-cell>
          <table:table-cell office:value-type="float" office:value="17954" calcext:value-type="float">
            <text:p>17954</text:p>
          </table:table-cell>
          <table:table-cell office:value-type="float" office:value="57110" calcext:value-type="float">
            <text:p>57110</text:p>
          </table:table-cell>
        </table:table-row>
        <table:table-row table:style-name="ro1">
          <table:table-cell office:value-type="string" calcext:value-type="string">
            <text:p>TComTU::getGolombRiceStatisticsIndex</text:p>
          </table:table-cell>
          <table:table-cell office:value-type="float" office:value="473811173" calcext:value-type="float">
            <text:p>473811173</text:p>
          </table:table-cell>
          <table:table-cell office:value-type="float" office:value="256520693" calcext:value-type="float">
            <text:p>256520693</text:p>
          </table:table-cell>
          <table:table-cell office:value-type="float" office:value="39464722" calcext:value-type="float">
            <text:p>39464722</text:p>
          </table:table-cell>
          <table:table-cell office:value-type="float" office:value="12646183" calcext:value-type="float">
            <text:p>12646183</text:p>
          </table:table-cell>
          <table:table-cell office:value-type="float" office:value="9230745" calcext:value-type="float">
            <text:p>9230745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xPredIntraPlanar</text:p>
          </table:table-cell>
          <table:table-cell office:value-type="float" office:value="462621159" calcext:value-type="float">
            <text:p>462621159</text:p>
          </table:table-cell>
          <table:table-cell office:value-type="float" office:value="211393678" calcext:value-type="float">
            <text:p>211393678</text:p>
          </table:table-cell>
          <table:table-cell office:value-type="float" office:value="79720346" calcext:value-type="float">
            <text:p>79720346</text:p>
          </table:table-cell>
          <table:table-cell office:value-type="float" office:value="2661988" calcext:value-type="float">
            <text:p>2661988</text:p>
          </table:table-cell>
          <table:table-cell office:value-type="float" office:value="529374" calcext:value-type="float">
            <text:p>529374</text:p>
          </table:table-cell>
          <table:table-cell office:value-type="float" office:value="4373302" calcext:value-type="float">
            <text:p>4373302</text:p>
          </table:table-cell>
          <table:table-cell office:value-type="float" office:value="2849" calcext:value-type="float">
            <text:p>2849</text:p>
          </table:table-cell>
          <table:table-cell office:value-type="float" office:value="5" calcext:value-type="float">
            <text:p>5</text:p>
          </table:table-cell>
          <table:table-cell office:value-type="float" office:value="58018" calcext:value-type="float">
            <text:p>58018</text:p>
          </table:table-cell>
        </table:table-row>
        <table:table-row table:style-name="ro1">
          <table:table-cell office:value-type="string" calcext:value-type="string">
            <text:p>TComDataCU::getInterMergeCandidates</text:p>
          </table:table-cell>
          <table:table-cell office:value-type="float" office:value="458349586" calcext:value-type="float">
            <text:p>458349586</text:p>
          </table:table-cell>
          <table:table-cell office:value-type="float" office:value="161552174" calcext:value-type="float">
            <text:p>161552174</text:p>
          </table:table-cell>
          <table:table-cell office:value-type="float" office:value="154380115" calcext:value-type="float">
            <text:p>154380115</text:p>
          </table:table-cell>
          <table:table-cell office:value-type="float" office:value="33020322" calcext:value-type="float">
            <text:p>33020322</text:p>
          </table:table-cell>
          <table:table-cell office:value-type="float" office:value="13782254" calcext:value-type="float">
            <text:p>13782254</text:p>
          </table:table-cell>
          <table:table-cell office:value-type="float" office:value="5350010" calcext:value-type="float">
            <text:p>5350010</text:p>
          </table:table-cell>
          <table:table-cell office:value-type="float" office:value="67007" calcext:value-type="float">
            <text:p>67007</text:p>
          </table:table-cell>
          <table:table-cell office:value-type="float" office:value="121600" calcext:value-type="float">
            <text:p>121600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string" calcext:value-type="string">
            <text:p>TEncSbac::load</text:p>
          </table:table-cell>
          <table:table-cell office:value-type="float" office:value="453124272" calcext:value-type="float">
            <text:p>453124272</text:p>
          </table:table-cell>
          <table:table-cell office:value-type="float" office:value="151041424" calcext:value-type="float">
            <text:p>151041424</text:p>
          </table:table-cell>
          <table:table-cell office:value-type="float" office:value="188801780" calcext:value-type="float">
            <text:p>188801780</text:p>
          </table:table-cell>
          <table:table-cell office:value-type="float" office:value="937151" calcext:value-type="float">
            <text:p>937151</text:p>
          </table:table-cell>
          <table:table-cell office:value-type="float" office:value="6891055" calcext:value-type="float">
            <text:p>6891055</text:p>
          </table:table-cell>
          <table:table-cell office:value-type="float" office:value="594473" calcext:value-type="float">
            <text:p>594473</text:p>
          </table:table-cell>
          <table:table-cell office:value-type="float" office:value="672" calcext:value-type="float">
            <text:p>672</text:p>
          </table:table-cell>
          <table:table-cell office:value-type="float" office:value="435683" calcext:value-type="float">
            <text:p>4356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438892857" calcext:value-type="float">
            <text:p>438892857</text:p>
          </table:table-cell>
          <table:table-cell office:value-type="float" office:value="196293843" calcext:value-type="float">
            <text:p>196293843</text:p>
          </table:table-cell>
          <table:table-cell office:value-type="float" office:value="150316873" calcext:value-type="float">
            <text:p>150316873</text:p>
          </table:table-cell>
          <table:table-cell office:value-type="float" office:value="8824273" calcext:value-type="float">
            <text:p>8824273</text:p>
          </table:table-cell>
          <table:table-cell office:value-type="float" office:value="17993100" calcext:value-type="float">
            <text:p>17993100</text:p>
          </table:table-cell>
          <table:table-cell office:value-type="float" office:value="4504605" calcext:value-type="float">
            <text:p>4504605</text:p>
          </table:table-cell>
          <table:table-cell office:value-type="float" office:value="11987" calcext:value-type="float">
            <text:p>11987</text:p>
          </table:table-cell>
          <table:table-cell office:value-type="float" office:value="161" calcext:value-type="float">
            <text:p>161</text:p>
          </table:table-cell>
          <table:table-cell office:value-type="float" office:value="612255" calcext:value-type="float">
            <text:p>612255</text:p>
          </table:table-cell>
        </table:table-row>
        <table:table-row table:style-name="ro1">
          <table:table-cell office:value-type="string" calcext:value-type="string">
            <text:p>TComPrediction::predIntraAng</text:p>
          </table:table-cell>
          <table:table-cell office:value-type="float" office:value="431764844" calcext:value-type="float">
            <text:p>431764844</text:p>
          </table:table-cell>
          <table:table-cell office:value-type="float" office:value="175071572" calcext:value-type="float">
            <text:p>175071572</text:p>
          </table:table-cell>
          <table:table-cell office:value-type="float" office:value="114951841" calcext:value-type="float">
            <text:p>114951841</text:p>
          </table:table-cell>
          <table:table-cell office:value-type="float" office:value="4367665" calcext:value-type="float">
            <text:p>4367665</text:p>
          </table:table-cell>
          <table:table-cell office:value-type="float" office:value="8441091" calcext:value-type="float">
            <text:p>8441091</text:p>
          </table:table-cell>
          <table:table-cell office:value-type="float" office:value="487493" calcext:value-type="float">
            <text:p>487493</text:p>
          </table:table-cell>
          <table:table-cell office:value-type="float" office:value="2805" calcext:value-type="float">
            <text:p>2805</text:p>
          </table:table-cell>
          <table:table-cell office:value-type="float" office:value="3516" calcext:value-type="float">
            <text:p>351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TComPrediction::xPredInterBi</text:p>
          </table:table-cell>
          <table:table-cell office:value-type="float" office:value="421812789" calcext:value-type="float">
            <text:p>421812789</text:p>
          </table:table-cell>
          <table:table-cell office:value-type="float" office:value="161725212" calcext:value-type="float">
            <text:p>161725212</text:p>
          </table:table-cell>
          <table:table-cell office:value-type="float" office:value="132488569" calcext:value-type="float">
            <text:p>132488569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18014644" calcext:value-type="float">
            <text:p>18014644</text:p>
          </table:table-cell>
          <table:table-cell office:value-type="float" office:value="6161804" calcext:value-type="float">
            <text:p>6161804</text:p>
          </table:table-cell>
          <table:table-cell office:value-type="float" office:value="7643" calcext:value-type="float">
            <text:p>7643</text:p>
          </table:table-cell>
          <table:table-cell office:value-type="float" office:value="13374" calcext:value-type="float">
            <text:p>1337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ComRdCost::xGetSAD</text:p>
          </table:table-cell>
          <table:table-cell office:value-type="float" office:value="419307072" calcext:value-type="float">
            <text:p>419307072</text:p>
          </table:table-cell>
          <table:table-cell office:value-type="float" office:value="116013960" calcext:value-type="float">
            <text:p>116013960</text:p>
          </table:table-cell>
          <table:table-cell office:value-type="float" office:value="2836808" calcext:value-type="float">
            <text:p>2836808</text:p>
          </table:table-cell>
          <table:table-cell office:value-type="float" office:value="91058" calcext:value-type="float">
            <text:p>91058</text:p>
          </table:table-cell>
          <table:table-cell office:value-type="float" office:value="3106974" calcext:value-type="float">
            <text:p>3106974</text:p>
          </table:table-cell>
          <table:table-cell office:value-type="float" office:value="145285" calcext:value-type="float">
            <text:p>145285</text:p>
          </table:table-cell>
          <table:table-cell office:value-type="float" office:value="381" calcext:value-type="float">
            <text:p>381</text:p>
          </table:table-cell>
          <table:table-cell office:value-type="float" office:value="2219" calcext:value-type="float">
            <text:p>22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EncSbac::estSignificantCoeffGroupMapBit</text:p>
          </table:table-cell>
          <table:table-cell office:value-type="float" office:value="413558598" calcext:value-type="float">
            <text:p>413558598</text:p>
          </table:table-cell>
          <table:table-cell office:value-type="float" office:value="206779299" calcext:value-type="float">
            <text:p>206779299</text:p>
          </table:table-cell>
          <table:table-cell office:value-type="float" office:value="108831210" calcext:value-type="float">
            <text:p>108831210</text:p>
          </table:table-cell>
          <table:table-cell office:value-type="float" office:value="6003054" calcext:value-type="float">
            <text:p>6003054</text:p>
          </table:table-cell>
          <table:table-cell office:value-type="float" office:value="10729972" calcext:value-type="float">
            <text:p>10729972</text:p>
          </table:table-cell>
          <table:table-cell office:value-type="float" office:value="10883121" calcext:value-type="float">
            <text:p>10883121</text:p>
          </table:table-cell>
          <table:table-cell office:value-type="float" office:value="1283" calcext:value-type="float">
            <text:p>1283</text:p>
          </table:table-cell>
          <table:table-cell office:value-type="float" office:value="2632" calcext:value-type="float">
            <text:p>2632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TComTU::GetEquivalentLog2TrSize</text:p>
          </table:table-cell>
          <table:table-cell office:value-type="float" office:value="401867235" calcext:value-type="float">
            <text:p>401867235</text:p>
          </table:table-cell>
          <table:table-cell office:value-type="float" office:value="182666925" calcext:value-type="float">
            <text:p>182666925</text:p>
          </table:table-cell>
          <table:table-cell office:value-type="float" office:value="36533385" calcext:value-type="float">
            <text:p>36533385</text:p>
          </table:table-cell>
          <table:table-cell office:value-type="float" office:value="1601361" calcext:value-type="float">
            <text:p>1601361</text:p>
          </table:table-cell>
          <table:table-cell office:value-type="float" office:value="14023399" calcext:value-type="float">
            <text:p>14023399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copyToPartComponent</text:p>
          </table:table-cell>
          <table:table-cell office:value-type="float" office:value="397146685" calcext:value-type="float">
            <text:p>397146685</text:p>
          </table:table-cell>
          <table:table-cell office:value-type="float" office:value="142111654" calcext:value-type="float">
            <text:p>142111654</text:p>
          </table:table-cell>
          <table:table-cell office:value-type="float" office:value="100244104" calcext:value-type="float">
            <text:p>100244104</text:p>
          </table:table-cell>
          <table:table-cell office:value-type="float" office:value="2017454" calcext:value-type="float">
            <text:p>2017454</text:p>
          </table:table-cell>
          <table:table-cell office:value-type="float" office:value="5677188" calcext:value-type="float">
            <text:p>5677188</text:p>
          </table:table-cell>
          <table:table-cell office:value-type="float" office:value="413439" calcext:value-type="float">
            <text:p>413439</text:p>
          </table:table-cell>
          <table:table-cell office:value-type="float" office:value="3434" calcext:value-type="float">
            <text:p>3434</text:p>
          </table:table-cell>
          <table:table-cell office:value-type="float" office:value="3596" calcext:value-type="float">
            <text:p>35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omYuv::copyPartToPartYuv</text:p>
          </table:table-cell>
          <table:table-cell office:value-type="float" office:value="391483008" calcext:value-type="float">
            <text:p>391483008</text:p>
          </table:table-cell>
          <table:table-cell office:value-type="float" office:value="85636908" calcext:value-type="float">
            <text:p>85636908</text:p>
          </table:table-cell>
          <table:table-cell office:value-type="float" office:value="110104596" calcext:value-type="float">
            <text:p>110104596</text:p>
          </table:table-cell>
          <table:table-cell office:value-type="float" office:value="1993262" calcext:value-type="float">
            <text:p>1993262</text:p>
          </table:table-cell>
          <table:table-cell office:value-type="float" office:value="5691157" calcext:value-type="float">
            <text:p>5691157</text:p>
          </table:table-cell>
          <table:table-cell office:value-type="float" office:value="440096" calcext:value-type="float">
            <text:p>440096</text:p>
          </table:table-cell>
          <table:table-cell office:value-type="float" office:value="1471" calcext:value-type="float">
            <text:p>147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CtxQtCbf</text:p>
          </table:table-cell>
          <table:table-cell office:value-type="float" office:value="382776375" calcext:value-type="float">
            <text:p>382776375</text:p>
          </table:table-cell>
          <table:table-cell office:value-type="float" office:value="200505924" calcext:value-type="float">
            <text:p>200505924</text:p>
          </table:table-cell>
          <table:table-cell office:value-type="float" office:value="0" calcext:value-type="float">
            <text:p>0</text:p>
          </table:table-cell>
          <table:table-cell office:value-type="float" office:value="3501722" calcext:value-type="float">
            <text:p>3501722</text:p>
          </table:table-cell>
          <table:table-cell office:value-type="float" office:value="3287759" calcext:value-type="float">
            <text:p>3287759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GetInterPredictionError</text:p>
          </table:table-cell>
          <table:table-cell office:value-type="float" office:value="376342400" calcext:value-type="float">
            <text:p>376342400</text:p>
          </table:table-cell>
          <table:table-cell office:value-type="float" office:value="117607000" calcext:value-type="float">
            <text:p>117607000</text:p>
          </table:table-cell>
          <table:table-cell office:value-type="float" office:value="168010000" calcext:value-type="float">
            <text:p>168010000</text:p>
          </table:table-cell>
          <table:table-cell office:value-type="float" office:value="4102658" calcext:value-type="float">
            <text:p>4102658</text:p>
          </table:table-cell>
          <table:table-cell office:value-type="float" office:value="16504299" calcext:value-type="float">
            <text:p>16504299</text:p>
          </table:table-cell>
          <table:table-cell office:value-type="float" office:value="10211743" calcext:value-type="float">
            <text:p>10211743</text:p>
          </table:table-cell>
          <table:table-cell office:value-type="float" office:value="10457" calcext:value-type="float">
            <text:p>10457</text:p>
          </table:table-cell>
          <table:table-cell office:value-type="float" office:value="8430" calcext:value-type="float">
            <text:p>8430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string" calcext:value-type="string">
            <text:p>TComDataCU::getIntraDirPredictor</text:p>
          </table:table-cell>
          <table:table-cell office:value-type="float" office:value="374407789" calcext:value-type="float">
            <text:p>374407789</text:p>
          </table:table-cell>
          <table:table-cell office:value-type="float" office:value="121498220" calcext:value-type="float">
            <text:p>121498220</text:p>
          </table:table-cell>
          <table:table-cell office:value-type="float" office:value="101625833" calcext:value-type="float">
            <text:p>101625833</text:p>
          </table:table-cell>
          <table:table-cell office:value-type="float" office:value="7274710" calcext:value-type="float">
            <text:p>7274710</text:p>
          </table:table-cell>
          <table:table-cell office:value-type="float" office:value="12675727" calcext:value-type="float">
            <text:p>12675727</text:p>
          </table:table-cell>
          <table:table-cell office:value-type="float" office:value="3901378" calcext:value-type="float">
            <text:p>3901378</text:p>
          </table:table-cell>
          <table:table-cell office:value-type="float" office:value="2038" calcext:value-type="float">
            <text:p>2038</text:p>
          </table:table-cell>
          <table:table-cell office:value-type="float" office:value="26165" calcext:value-type="float">
            <text:p>2616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ComDataCU::getPUAboveRight</text:p>
          </table:table-cell>
          <table:table-cell office:value-type="float" office:value="372011787" calcext:value-type="float">
            <text:p>372011787</text:p>
          </table:table-cell>
          <table:table-cell office:value-type="float" office:value="183333029" calcext:value-type="float">
            <text:p>183333029</text:p>
          </table:table-cell>
          <table:table-cell office:value-type="float" office:value="67777481" calcext:value-type="float">
            <text:p>67777481</text:p>
          </table:table-cell>
          <table:table-cell office:value-type="float" office:value="5287685" calcext:value-type="float">
            <text:p>5287685</text:p>
          </table:table-cell>
          <table:table-cell office:value-type="float" office:value="25656902" calcext:value-type="float">
            <text:p>25656902</text:p>
          </table:table-cell>
          <table:table-cell office:value-type="float" office:value="674907" calcext:value-type="float">
            <text:p>674907</text:p>
          </table:table-cell>
          <table:table-cell office:value-type="float" office:value="7180" calcext:value-type="float">
            <text:p>7180</text:p>
          </table:table-cell>
          <table:table-cell office:value-type="float" office:value="13871" calcext:value-type="float">
            <text:p>1387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TEncSearch::xPatternSearchFracDIF</text:p>
          </table:table-cell>
          <table:table-cell office:value-type="float" office:value="366766644" calcext:value-type="float">
            <text:p>366766644</text:p>
          </table:table-cell>
          <table:table-cell office:value-type="float" office:value="128863956" calcext:value-type="float">
            <text:p>128863956</text:p>
          </table:table-cell>
          <table:table-cell office:value-type="float" office:value="161905996" calcext:value-type="float">
            <text:p>161905996</text:p>
          </table:table-cell>
          <table:table-cell office:value-type="float" office:value="5172821" calcext:value-type="float">
            <text:p>5172821</text:p>
          </table:table-cell>
          <table:table-cell office:value-type="float" office:value="21021351" calcext:value-type="float">
            <text:p>21021351</text:p>
          </table:table-cell>
          <table:table-cell office:value-type="float" office:value="8197080" calcext:value-type="float">
            <text:p>8197080</text:p>
          </table:table-cell>
          <table:table-cell office:value-type="float" office:value="5724" calcext:value-type="float">
            <text:p>5724</text:p>
          </table:table-cell>
          <table:table-cell office:value-type="float" office:value="12585" calcext:value-type="float">
            <text:p>12585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string" calcext:value-type="string">
            <text:p>TComCUMvField::setAllMvField</text:p>
          </table:table-cell>
          <table:table-cell office:value-type="float" office:value="356626128" calcext:value-type="float">
            <text:p>356626128</text:p>
          </table:table-cell>
          <table:table-cell office:value-type="float" office:value="144578160" calcext:value-type="float">
            <text:p>144578160</text:p>
          </table:table-cell>
          <table:table-cell office:value-type="float" office:value="183132336" calcext:value-type="float">
            <text:p>183132336</text:p>
          </table:table-cell>
          <table:table-cell office:value-type="float" office:value="3341883" calcext:value-type="float">
            <text:p>3341883</text:p>
          </table:table-cell>
          <table:table-cell office:value-type="float" office:value="1043524" calcext:value-type="float">
            <text:p>1043524</text:p>
          </table:table-cell>
          <table:table-cell office:value-type="float" office:value="1075483" calcext:value-type="float">
            <text:p>1075483</text:p>
          </table:table-cell>
          <table:table-cell office:value-type="float" office:value="2532" calcext:value-type="float">
            <text:p>2532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MVPIdxSubParts</text:p>
          </table:table-cell>
          <table:table-cell office:value-type="float" office:value="352254258" calcext:value-type="float">
            <text:p>352254258</text:p>
          </table:table-cell>
          <table:table-cell office:value-type="float" office:value="162076114" calcext:value-type="float">
            <text:p>162076114</text:p>
          </table:table-cell>
          <table:table-cell office:value-type="float" office:value="92885789" calcext:value-type="float">
            <text:p>92885789</text:p>
          </table:table-cell>
          <table:table-cell office:value-type="float" office:value="5355985" calcext:value-type="float">
            <text:p>5355985</text:p>
          </table:table-cell>
          <table:table-cell office:value-type="float" office:value="40160192" calcext:value-type="float">
            <text:p>40160192</text:p>
          </table:table-cell>
          <table:table-cell office:value-type="float" office:value="7056141" calcext:value-type="float">
            <text:p>7056141</text:p>
          </table:table-cell>
          <table:table-cell office:value-type="float" office:value="6944" calcext:value-type="float">
            <text:p>6944</text:p>
          </table:table-cell>
          <table:table-cell office:value-type="float" office:value="544947" calcext:value-type="float">
            <text:p>544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xWriteCoefRemainExGolomb</text:p>
          </table:table-cell>
          <table:table-cell office:value-type="float" office:value="347786278" calcext:value-type="float">
            <text:p>347786278</text:p>
          </table:table-cell>
          <table:table-cell office:value-type="float" office:value="140854486" calcext:value-type="float">
            <text:p>140854486</text:p>
          </table:table-cell>
          <table:table-cell office:value-type="float" office:value="90555486" calcext:value-type="float">
            <text:p>90555486</text:p>
          </table:table-cell>
          <table:table-cell office:value-type="float" office:value="2337309" calcext:value-type="float">
            <text:p>2337309</text:p>
          </table:table-cell>
          <table:table-cell office:value-type="float" office:value="171897" calcext:value-type="float">
            <text:p>171897</text:p>
          </table:table-cell>
          <table:table-cell office:value-type="float" office:value="122816" calcext:value-type="float">
            <text:p>122816</text:p>
          </table:table-cell>
          <table:table-cell office:value-type="float" office:value="1745" calcext:value-type="float">
            <text:p>1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MVPNumSubParts</text:p>
          </table:table-cell>
          <table:table-cell office:value-type="float" office:value="340405386" calcext:value-type="float">
            <text:p>340405386</text:p>
          </table:table-cell>
          <table:table-cell office:value-type="float" office:value="156628504" calcext:value-type="float">
            <text:p>156628504</text:p>
          </table:table-cell>
          <table:table-cell office:value-type="float" office:value="89876509" calcext:value-type="float">
            <text:p>89876509</text:p>
          </table:table-cell>
          <table:table-cell office:value-type="float" office:value="1548092" calcext:value-type="float">
            <text:p>1548092</text:p>
          </table:table-cell>
          <table:table-cell office:value-type="float" office:value="16161520" calcext:value-type="float">
            <text:p>16161520</text:p>
          </table:table-cell>
          <table:table-cell office:value-type="float" office:value="2377106" calcext:value-type="float">
            <text:p>2377106</text:p>
          </table:table-cell>
          <table:table-cell office:value-type="float" office:value="4917" calcext:value-type="float">
            <text:p>4917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xGetDistScaleFactor</text:p>
          </table:table-cell>
          <table:table-cell office:value-type="float" office:value="334694820" calcext:value-type="float">
            <text:p>334694820</text:p>
          </table:table-cell>
          <table:table-cell office:value-type="float" office:value="62689536" calcext:value-type="float">
            <text:p>62689536</text:p>
          </table:table-cell>
          <table:table-cell office:value-type="float" office:value="17911296" calcext:value-type="float">
            <text:p>17911296</text:p>
          </table:table-cell>
          <table:table-cell office:value-type="float" office:value="2196152" calcext:value-type="float">
            <text:p>2196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8" calcext:value-type="float">
            <text:p>2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encodeQtCbf</text:p>
          </table:table-cell>
          <table:table-cell office:value-type="float" office:value="331195284" calcext:value-type="float">
            <text:p>331195284</text:p>
          </table:table-cell>
          <table:table-cell office:value-type="float" office:value="189254448" calcext:value-type="float">
            <text:p>189254448</text:p>
          </table:table-cell>
          <table:table-cell office:value-type="float" office:value="118284030" calcext:value-type="float">
            <text:p>118284030</text:p>
          </table:table-cell>
          <table:table-cell office:value-type="float" office:value="1291774" calcext:value-type="float">
            <text:p>1291774</text:p>
          </table:table-cell>
          <table:table-cell office:value-type="float" office:value="7104519" calcext:value-type="float">
            <text:p>7104519</text:p>
          </table:table-cell>
          <table:table-cell office:value-type="float" office:value="1889408" calcext:value-type="float">
            <text:p>1889408</text:p>
          </table:table-cell>
          <table:table-cell office:value-type="float" office:value="1023" calcext:value-type="float">
            <text:p>1023</text:p>
          </table:table-cell>
          <table:table-cell office:value-type="float" office:value="4" calcext:value-type="float">
            <text:p>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TEncSearch::estIntraPredQT</text:p>
          </table:table-cell>
          <table:table-cell office:value-type="float" office:value="323439883" calcext:value-type="float">
            <text:p>323439883</text:p>
          </table:table-cell>
          <table:table-cell office:value-type="float" office:value="112310038" calcext:value-type="float">
            <text:p>112310038</text:p>
          </table:table-cell>
          <table:table-cell office:value-type="float" office:value="156201899" calcext:value-type="float">
            <text:p>156201899</text:p>
          </table:table-cell>
          <table:table-cell office:value-type="float" office:value="7465322" calcext:value-type="float">
            <text:p>7465322</text:p>
          </table:table-cell>
          <table:table-cell office:value-type="float" office:value="16631086" calcext:value-type="float">
            <text:p>16631086</text:p>
          </table:table-cell>
          <table:table-cell office:value-type="float" office:value="8428923" calcext:value-type="float">
            <text:p>8428923</text:p>
          </table:table-cell>
          <table:table-cell office:value-type="float" office:value="13185" calcext:value-type="float">
            <text:p>13185</text:p>
          </table:table-cell>
          <table:table-cell office:value-type="float" office:value="3650" calcext:value-type="float">
            <text:p>365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TComTrQuant::getSigCoeffGroupCtxInc</text:p>
          </table:table-cell>
          <table:table-cell office:value-type="float" office:value="319690348" calcext:value-type="float">
            <text:p>319690348</text:p>
          </table:table-cell>
          <table:table-cell office:value-type="float" office:value="107064179" calcext:value-type="float">
            <text:p>107064179</text:p>
          </table:table-cell>
          <table:table-cell office:value-type="float" office:value="23908017" calcext:value-type="float">
            <text:p>23908017</text:p>
          </table:table-cell>
          <table:table-cell office:value-type="float" office:value="744462" calcext:value-type="float">
            <text:p>744462</text:p>
          </table:table-cell>
          <table:table-cell office:value-type="float" office:value="274442" calcext:value-type="float">
            <text:p>274442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SetSearchRange</text:p>
          </table:table-cell>
          <table:table-cell office:value-type="float" office:value="303766848" calcext:value-type="float">
            <text:p>303766848</text:p>
          </table:table-cell>
          <table:table-cell office:value-type="float" office:value="101255616" calcext:value-type="float">
            <text:p>101255616</text:p>
          </table:table-cell>
          <table:table-cell office:value-type="float" office:value="129382176" calcext:value-type="float">
            <text:p>129382176</text:p>
          </table:table-cell>
          <table:table-cell office:value-type="float" office:value="2983730" calcext:value-type="float">
            <text:p>2983730</text:p>
          </table:table-cell>
          <table:table-cell office:value-type="float" office:value="483524" calcext:value-type="float">
            <text:p>483524</text:p>
          </table:table-cell>
          <table:table-cell office:value-type="float" office:value="353866" calcext:value-type="float">
            <text:p>353866</text:p>
          </table:table-cell>
          <table:table-cell office:value-type="float" office:value="2015" calcext:value-type="float">
            <text:p>2015</text:p>
          </table:table-cell>
          <table:table-cell office:value-type="float" office:value="670" calcext:value-type="float">
            <text:p>67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32127156499" calcext:value-type="float">
            <text:p>32127156499</text:p>
          </table:table-cell>
          <table:table-cell office:value-type="float" office:value="11475325025" calcext:value-type="float">
            <text:p>11475325025</text:p>
          </table:table-cell>
          <table:table-cell office:value-type="float" office:value="7751758655" calcext:value-type="float">
            <text:p>7751758655</text:p>
          </table:table-cell>
          <table:table-cell office:value-type="float" office:value="260220820" calcext:value-type="float">
            <text:p>260220820</text:p>
          </table:table-cell>
          <table:table-cell office:value-type="float" office:value="928096781" calcext:value-type="float">
            <text:p>928096781</text:p>
          </table:table-cell>
          <table:table-cell office:value-type="float" office:value="350703797" calcext:value-type="float">
            <text:p>350703797</text:p>
          </table:table-cell>
          <table:table-cell office:value-type="float" office:value="70183" calcext:value-type="float">
            <text:p>70183</text:p>
          </table:table-cell>
          <table:table-cell office:value-type="float" office:value="2443647" calcext:value-type="float">
            <text:p>2443647</text:p>
          </table:table-cell>
          <table:table-cell office:value-type="float" office:value="2495181" calcext:value-type="float">
            <text:p>2495181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408996621883" calcext:value-type="float">
            <text:p>408996621883</text:p>
          </table:table-cell>
          <table:table-cell office:value-type="float" office:value="221138130337" calcext:value-type="float">
            <text:p>221138130337</text:p>
          </table:table-cell>
          <table:table-cell office:value-type="float" office:value="20552862758" calcext:value-type="float">
            <text:p>20552862758</text:p>
          </table:table-cell>
          <table:table-cell office:value-type="float" office:value="50776165" calcext:value-type="float">
            <text:p>50776165</text:p>
          </table:table-cell>
          <table:table-cell office:value-type="float" office:value="2526551671" calcext:value-type="float">
            <text:p>2526551671</text:p>
          </table:table-cell>
          <table:table-cell office:value-type="float" office:value="1721286259" calcext:value-type="float">
            <text:p>1721286259</text:p>
          </table:table-cell>
          <table:table-cell office:value-type="float" office:value="87209" calcext:value-type="float">
            <text:p>87209</text:p>
          </table:table-cell>
          <table:table-cell office:value-type="float" office:value="13535916" calcext:value-type="float">
            <text:p>13535916</text:p>
          </table:table-cell>
          <table:table-cell office:value-type="float" office:value="6420067" calcext:value-type="float">
            <text:p>6420067</text:p>
          </table:table-cell>
        </table:table-row>
        <table:table-row table:style-name="ro1">
          <table:table-cell office:value-type="string" calcext:value-type="string">
            <text:p>InvQuant</text:p>
          </table:table-cell>
          <table:table-cell office:value-type="float" office:value="4904269325" calcext:value-type="float">
            <text:p>4904269325</text:p>
          </table:table-cell>
          <table:table-cell office:value-type="float" office:value="1859573061" calcext:value-type="float">
            <text:p>1859573061</text:p>
          </table:table-cell>
          <table:table-cell office:value-type="float" office:value="266863921" calcext:value-type="float">
            <text:p>266863921</text:p>
          </table:table-cell>
          <table:table-cell office:value-type="float" office:value="9722505" calcext:value-type="float">
            <text:p>9722505</text:p>
          </table:table-cell>
          <table:table-cell office:value-type="float" office:value="26364872" calcext:value-type="float">
            <text:p>26364872</text:p>
          </table:table-cell>
          <table:table-cell office:value-type="float" office:value="30586514" calcext:value-type="float">
            <text:p>30586514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float" office:value="93045473167" calcext:value-type="float">
            <text:p>93045473167</text:p>
          </table:table-cell>
          <table:table-cell office:value-type="float" office:value="35584493839" calcext:value-type="float">
            <text:p>35584493839</text:p>
          </table:table-cell>
          <table:table-cell office:value-type="float" office:value="18835474872" calcext:value-type="float">
            <text:p>18835474872</text:p>
          </table:table-cell>
          <table:table-cell office:value-type="float" office:value="266830766" calcext:value-type="float">
            <text:p>266830766</text:p>
          </table:table-cell>
          <table:table-cell office:value-type="float" office:value="1867262391" calcext:value-type="float">
            <text:p>1867262391</text:p>
          </table:table-cell>
          <table:table-cell office:value-type="float" office:value="1913375320" calcext:value-type="float">
            <text:p>1913375320</text:p>
          </table:table-cell>
          <table:table-cell office:value-type="float" office:value="113593" calcext:value-type="float">
            <text:p>113593</text:p>
          </table:table-cell>
          <table:table-cell office:value-type="float" office:value="400915" calcext:value-type="float">
            <text:p>400915</text:p>
          </table:table-cell>
          <table:table-cell office:value-type="float" office:value="2393345" calcext:value-type="float">
            <text:p>2393345</text:p>
          </table:table-cell>
        </table:table-row>
        <table:table-row table:style-name="ro1">
          <table:table-cell office:value-type="string" calcext:value-type="string">
            <text:p>InvTransf</text:p>
          </table:table-cell>
          <table:table-cell office:value-type="float" office:value="18245114218" calcext:value-type="float">
            <text:p>18245114218</text:p>
          </table:table-cell>
          <table:table-cell office:value-type="float" office:value="9689333784" calcext:value-type="float">
            <text:p>9689333784</text:p>
          </table:table-cell>
          <table:table-cell office:value-type="float" office:value="1692928558" calcext:value-type="float">
            <text:p>1692928558</text:p>
          </table:table-cell>
          <table:table-cell office:value-type="float" office:value="40322754" calcext:value-type="float">
            <text:p>40322754</text:p>
          </table:table-cell>
          <table:table-cell office:value-type="float" office:value="143547635" calcext:value-type="float">
            <text:p>143547635</text:p>
          </table:table-cell>
          <table:table-cell office:value-type="float" office:value="100227933" calcext:value-type="float">
            <text:p>100227933</text:p>
          </table:table-cell>
          <table:table-cell office:value-type="float" office:value="25753" calcext:value-type="float">
            <text:p>25753</text:p>
          </table:table-cell>
          <table:table-cell office:value-type="float" office:value="16290" calcext:value-type="float">
            <text:p>16290</text:p>
          </table:table-cell>
          <table:table-cell office:value-type="float" office:value="634466" calcext:value-type="float">
            <text:p>634466</text:p>
          </table:table-cell>
        </table:table-row>
        <table:table-row table:style-name="ro1">
          <table:table-cell office:value-type="string" calcext:value-type="string">
            <text:p>Transf</text:p>
          </table:table-cell>
          <table:table-cell office:value-type="float" office:value="73109238251" calcext:value-type="float">
            <text:p>73109238251</text:p>
          </table:table-cell>
          <table:table-cell office:value-type="float" office:value="31882579815" calcext:value-type="float">
            <text:p>31882579815</text:p>
          </table:table-cell>
          <table:table-cell office:value-type="float" office:value="13039586862" calcext:value-type="float">
            <text:p>13039586862</text:p>
          </table:table-cell>
          <table:table-cell office:value-type="float" office:value="425259336" calcext:value-type="float">
            <text:p>425259336</text:p>
          </table:table-cell>
          <table:table-cell office:value-type="float" office:value="1835937612" calcext:value-type="float">
            <text:p>1835937612</text:p>
          </table:table-cell>
          <table:table-cell office:value-type="float" office:value="817667529" calcext:value-type="float">
            <text:p>817667529</text:p>
          </table:table-cell>
          <table:table-cell office:value-type="float" office:value="246476" calcext:value-type="float">
            <text:p>246476</text:p>
          </table:table-cell>
          <table:table-cell office:value-type="float" office:value="1503215" calcext:value-type="float">
            <text:p>1503215</text:p>
          </table:table-cell>
          <table:table-cell office:value-type="float" office:value="16563293" calcext:value-type="float">
            <text:p>16563293</text:p>
          </table:table-cell>
        </table:table-row>
        <table:table-row table:style-name="ro1">
          <table:table-cell office:value-type="string" calcext:value-type="string">
            <text:p>Pre/Pos</text:p>
          </table:table-cell>
          <table:table-cell office:value-type="float" office:value="21192907158" calcext:value-type="float">
            <text:p>21192907158</text:p>
          </table:table-cell>
          <table:table-cell office:value-type="float" office:value="7258643704" calcext:value-type="float">
            <text:p>7258643704</text:p>
          </table:table-cell>
          <table:table-cell office:value-type="float" office:value="3401564914" calcext:value-type="float">
            <text:p>3401564914</text:p>
          </table:table-cell>
          <table:table-cell office:value-type="float" office:value="60632161" calcext:value-type="float">
            <text:p>60632161</text:p>
          </table:table-cell>
          <table:table-cell office:value-type="float" office:value="307725989" calcext:value-type="float">
            <text:p>307725989</text:p>
          </table:table-cell>
          <table:table-cell office:value-type="float" office:value="134581405" calcext:value-type="float">
            <text:p>134581405</text:p>
          </table:table-cell>
          <table:table-cell office:value-type="float" office:value="90453" calcext:value-type="float">
            <text:p>90453</text:p>
          </table:table-cell>
          <table:table-cell office:value-type="float" office:value="268000" calcext:value-type="float">
            <text:p>268000</text:p>
          </table:table-cell>
          <table:table-cell office:value-type="float" office:value="336349" calcext:value-type="float">
            <text:p>336349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584879175899" calcext:value-type="float">
            <text:p>584879175899</text:p>
          </table:table-cell>
          <table:table-cell office:value-type="float" office:value="198407746180" calcext:value-type="float">
            <text:p>198407746180</text:p>
          </table:table-cell>
          <table:table-cell office:value-type="float" office:value="99259177850" calcext:value-type="float">
            <text:p>99259177850</text:p>
          </table:table-cell>
          <table:table-cell office:value-type="float" office:value="519953303" calcext:value-type="float">
            <text:p>519953303</text:p>
          </table:table-cell>
          <table:table-cell office:value-type="float" office:value="4396341278" calcext:value-type="float">
            <text:p>4396341278</text:p>
          </table:table-cell>
          <table:table-cell office:value-type="float" office:value="1287719913" calcext:value-type="float">
            <text:p>1287719913</text:p>
          </table:table-cell>
          <table:table-cell office:value-type="float" office:value="646572" calcext:value-type="float">
            <text:p>646572</text:p>
          </table:table-cell>
          <table:table-cell office:value-type="float" office:value="13455211" calcext:value-type="float">
            <text:p>13455211</text:p>
          </table:table-cell>
          <table:table-cell office:value-type="float" office:value="2051762" calcext:value-type="float">
            <text:p>2051762</text:p>
          </table:table-cell>
        </table:table-row>
        <table:table-row table:style-name="ro1">
          <table:table-cell office:value-type="string" calcext:value-type="string">
            <text:p>Intra</text:p>
          </table:table-cell>
          <table:table-cell office:value-type="float" office:value="10718254806" calcext:value-type="float">
            <text:p>10718254806</text:p>
          </table:table-cell>
          <table:table-cell office:value-type="float" office:value="3675173191" calcext:value-type="float">
            <text:p>3675173191</text:p>
          </table:table-cell>
          <table:table-cell office:value-type="float" office:value="1797330552" calcext:value-type="float">
            <text:p>1797330552</text:p>
          </table:table-cell>
          <table:table-cell office:value-type="float" office:value="63702816" calcext:value-type="float">
            <text:p>63702816</text:p>
          </table:table-cell>
          <table:table-cell office:value-type="float" office:value="137510332" calcext:value-type="float">
            <text:p>137510332</text:p>
          </table:table-cell>
          <table:table-cell office:value-type="float" office:value="100881326" calcext:value-type="float">
            <text:p>100881326</text:p>
          </table:table-cell>
          <table:table-cell office:value-type="float" office:value="28360" calcext:value-type="float">
            <text:p>28360</text:p>
          </table:table-cell>
          <table:table-cell office:value-type="float" office:value="73041" calcext:value-type="float">
            <text:p>73041</text:p>
          </table:table-cell>
          <table:table-cell office:value-type="float" office:value="714137" calcext:value-type="float">
            <text:p>714137</text:p>
          </table:table-cell>
        </table:table-row>
        <table:table-row table:style-name="ro1">
          <table:table-cell office:value-type="string" calcext:value-type="string">
            <text:p>Inter</text:p>
          </table:table-cell>
          <table:table-cell office:value-type="float" office:value="44306908885" calcext:value-type="float">
            <text:p>44306908885</text:p>
          </table:table-cell>
          <table:table-cell office:value-type="float" office:value="13804099359" calcext:value-type="float">
            <text:p>13804099359</text:p>
          </table:table-cell>
          <table:table-cell office:value-type="float" office:value="9777413006" calcext:value-type="float">
            <text:p>9777413006</text:p>
          </table:table-cell>
          <table:table-cell office:value-type="float" office:value="359784385" calcext:value-type="float">
            <text:p>359784385</text:p>
          </table:table-cell>
          <table:table-cell office:value-type="float" office:value="1489894182" calcext:value-type="float">
            <text:p>1489894182</text:p>
          </table:table-cell>
          <table:table-cell office:value-type="float" office:value="453827043" calcext:value-type="float">
            <text:p>453827043</text:p>
          </table:table-cell>
          <table:table-cell office:value-type="float" office:value="516828" calcext:value-type="float">
            <text:p>516828</text:p>
          </table:table-cell>
          <table:table-cell office:value-type="float" office:value="6144576" calcext:value-type="float">
            <text:p>6144576</text:p>
          </table:table-cell>
          <table:table-cell office:value-type="float" office:value="484555" calcext:value-type="float">
            <text:p>484555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529854012208" calcext:value-type="float">
            <text:p>529854012208</text:p>
          </table:table-cell>
          <table:table-cell office:value-type="float" office:value="180928473630" calcext:value-type="float">
            <text:p>180928473630</text:p>
          </table:table-cell>
          <table:table-cell office:value-type="float" office:value="87684434292" calcext:value-type="float">
            <text:p>87684434292</text:p>
          </table:table-cell>
          <table:table-cell office:value-type="float" office:value="96466102" calcext:value-type="float">
            <text:p>96466102</text:p>
          </table:table-cell>
          <table:table-cell office:value-type="float" office:value="2768936764" calcext:value-type="float">
            <text:p>2768936764</text:p>
          </table:table-cell>
          <table:table-cell office:value-type="float" office:value="733011544" calcext:value-type="float">
            <text:p>733011544</text:p>
          </table:table-cell>
          <table:table-cell office:value-type="float" office:value="101384" calcext:value-type="float">
            <text:p>101384</text:p>
          </table:table-cell>
          <table:table-cell office:value-type="float" office:value="7237594" calcext:value-type="float">
            <text:p>7237594</text:p>
          </table:table-cell>
          <table:table-cell office:value-type="float" office:value="853070" calcext:value-type="float">
            <text:p>853070</text:p>
          </table:table-cell>
        </table:table-row>
        <table:table-row table:style-name="ro1">
          <table:table-cell office:value-type="string" calcext:value-type="string">
            <text:p>PROGRAM TOTALS</text:p>
          </table:table-cell>
          <table:table-cell office:value-type="float" office:value="1356669563887" calcext:value-type="float">
            <text:p>1356669563887</text:p>
          </table:table-cell>
          <table:table-cell office:value-type="float" office:value="559887952607" calcext:value-type="float">
            <text:p>559887952607</text:p>
          </table:table-cell>
          <table:table-cell office:value-type="float" office:value="198698187402" calcext:value-type="float">
            <text:p>198698187402</text:p>
          </table:table-cell>
          <table:table-cell office:value-type="float" office:value="2333261697" calcext:value-type="float">
            <text:p>2333261697</text:p>
          </table:table-cell>
          <table:table-cell office:value-type="float" office:value="16301918987" calcext:value-type="float">
            <text:p>16301918987</text:p>
          </table:table-cell>
          <table:table-cell office:value-type="float" office:value="13689425515" calcext:value-type="float">
            <text:p>13689425515</text:p>
          </table:table-cell>
          <table:table-cell office:value-type="float" office:value="22730016" calcext:value-type="float">
            <text:p>22730016</text:p>
          </table:table-cell>
          <table:table-cell office:value-type="float" office:value="40861192" calcext:value-type="float">
            <text:p>40861192</text:p>
          </table:table-cell>
          <table:table-cell office:value-type="float" office:value="58142401" calcext:value-type="float">
            <text:p>58142401</text:p>
          </table:table-cell>
        </table:table-row>
        <table:table-row table:style-name="ro1">
          <table:table-cell office:value-type="float" office:value="5248997" calcext:value-type="float">
            <text:p>5248997</text:p>
          </table:table-cell>
          <table:table-cell office:value-type="float" office:value="179564" calcext:value-type="float">
            <text:p>179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GRAM TOTALS</text:p>
          </table:table-cell>
          <table:table-cell office:value-type="float" office:value="558018939537" calcext:value-type="float">
            <text:p>558018939537</text:p>
          </table:table-cell>
          <table:table-cell office:value-type="float" office:value="230867948561" calcext:value-type="float">
            <text:p>230867948561</text:p>
          </table:table-cell>
          <table:table-cell office:value-type="float" office:value="84546314083" calcext:value-type="float">
            <text:p>84546314083</text:p>
          </table:table-cell>
          <table:table-cell office:value-type="float" office:value="1105669005" calcext:value-type="float">
            <text:p>1105669005</text:p>
          </table:table-cell>
          <table:table-cell office:value-type="float" office:value="6818541397" calcext:value-type="float">
            <text:p>6818541397</text:p>
          </table:table-cell>
          <table:table-cell office:value-type="float" office:value="5536523482" calcext:value-type="float">
            <text:p>5536523482</text:p>
          </table:table-cell>
          <table:table-cell office:value-type="float" office:value="854131" calcext:value-type="float">
            <text:p>854131</text:p>
          </table:table-cell>
          <table:table-cell office:value-type="float" office:value="20517203" calcext:value-type="float">
            <text:p>20517203</text:p>
          </table:table-cell>
          <table:table-cell office:value-type="float" office:value="146218317" calcext:value-type="float">
            <text:p>146218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0:28:58.196067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0:31:32.634019906</dc:date>
    <meta:generator>LibreOffice/4.2.8.2$Linux_x86 LibreOffice_project/420m0$Build-2</meta:generator>
    <meta:editing-duration>P0D</meta:editing-duration>
    <meta:editing-cycles>1</meta:editing-cycles>
    <meta:document-statistic meta:table-count="1" meta:cell-count="16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2.209cm" style:legend-expansion="high" chart:style-name="ch2"/>
        <chart:plot-area chart:style-name="ch3" table:cell-range-address="Sheet1.A152:Sheet1.J162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4cm" svg:y="0.219cm" svg:width="11.178cm" svg:height="7.5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53:Sheet1.A1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53:Sheet1.B162" chart:label-cell-address="Sheet1.B152:Sheet1.B152" chart:class="chart:bar">
            <chart:data-point chart:repeated="10"/>
          </chart:series>
          <chart:series chart:style-name="ch8" chart:values-cell-range-address="Sheet1.C153:Sheet1.C162" chart:label-cell-address="Sheet1.C152:Sheet1.C152" chart:class="chart:bar">
            <chart:data-point chart:repeated="10"/>
          </chart:series>
          <chart:series chart:style-name="ch9" chart:values-cell-range-address="Sheet1.D153:Sheet1.D162" chart:label-cell-address="Sheet1.D152:Sheet1.D152" chart:class="chart:bar">
            <chart:data-point chart:repeated="10"/>
          </chart:series>
          <chart:series chart:style-name="ch10" chart:values-cell-range-address="Sheet1.E153:Sheet1.E162" chart:label-cell-address="Sheet1.E152:Sheet1.E152" chart:class="chart:bar">
            <chart:data-point chart:repeated="10"/>
          </chart:series>
          <chart:series chart:style-name="ch11" chart:values-cell-range-address="Sheet1.F153:Sheet1.F162" chart:label-cell-address="Sheet1.F152:Sheet1.F152" chart:class="chart:bar">
            <chart:data-point chart:repeated="10"/>
          </chart:series>
          <chart:series chart:style-name="ch12" chart:values-cell-range-address="Sheet1.G153:Sheet1.G162" chart:label-cell-address="Sheet1.G152:Sheet1.G152" chart:class="chart:bar">
            <chart:data-point chart:repeated="10"/>
          </chart:series>
          <chart:series chart:style-name="ch13" chart:values-cell-range-address="Sheet1.H153:Sheet1.H162" chart:label-cell-address="Sheet1.H152:Sheet1.H152" chart:class="chart:bar">
            <chart:data-point chart:repeated="10"/>
          </chart:series>
          <chart:series chart:style-name="ch14" chart:values-cell-range-address="Sheet1.I153:Sheet1.I162" chart:label-cell-address="Sheet1.I152:Sheet1.I152" chart:class="chart:bar">
            <chart:data-point chart:repeated="10"/>
          </chart:series>
          <chart:series chart:style-name="ch15" chart:values-cell-range-address="Sheet1.J153:Sheet1.J162" chart:label-cell-address="Sheet1.J152:Sheet1.J152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r</text:p>
                <draw:g>
                  <svg:desc>Sheet1.B152:Sheet1.B152</svg:desc>
                </draw:g>
              </table:table-cell>
              <table:table-cell office:value-type="string">
                <text:p>Dr</text:p>
                <draw:g>
                  <svg:desc>Sheet1.C152:Sheet1.C152</svg:desc>
                </draw:g>
              </table:table-cell>
              <table:table-cell office:value-type="string">
                <text:p>Dw</text:p>
                <draw:g>
                  <svg:desc>Sheet1.D152:Sheet1.D152</svg:desc>
                </draw:g>
              </table:table-cell>
              <table:table-cell office:value-type="string">
                <text:p>I1mr</text:p>
                <draw:g>
                  <svg:desc>Sheet1.E152:Sheet1.E152</svg:desc>
                </draw:g>
              </table:table-cell>
              <table:table-cell office:value-type="string">
                <text:p>D1mr</text:p>
                <draw:g>
                  <svg:desc>Sheet1.F152:Sheet1.F152</svg:desc>
                </draw:g>
              </table:table-cell>
              <table:table-cell office:value-type="string">
                <text:p>D1mw</text:p>
                <draw:g>
                  <svg:desc>Sheet1.G152:Sheet1.G152</svg:desc>
                </draw:g>
              </table:table-cell>
              <table:table-cell office:value-type="string">
                <text:p>ILmr</text:p>
                <draw:g>
                  <svg:desc>Sheet1.H152:Sheet1.H152</svg:desc>
                </draw:g>
              </table:table-cell>
              <table:table-cell office:value-type="string">
                <text:p>DLmr</text:p>
                <draw:g>
                  <svg:desc>Sheet1.I152:Sheet1.I152</svg:desc>
                </draw:g>
              </table:table-cell>
              <table:table-cell office:value-type="string">
                <text:p>DLmw</text:p>
                <draw:g>
                  <svg:desc>Sheet1.J152:Sheet1.J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53:Sheet1.A162</svg:desc>
                </draw:g>
              </table:table-cell>
              <table:table-cell office:value-type="float" office:value="32127156499">
                <text:p>32127156499</text:p>
                <draw:g>
                  <svg:desc>Sheet1.B153:Sheet1.B162</svg:desc>
                </draw:g>
              </table:table-cell>
              <table:table-cell office:value-type="float" office:value="11475325025">
                <text:p>11475325025</text:p>
                <draw:g>
                  <svg:desc>Sheet1.C153:Sheet1.C162</svg:desc>
                </draw:g>
              </table:table-cell>
              <table:table-cell office:value-type="float" office:value="7751758655">
                <text:p>7751758655</text:p>
                <draw:g>
                  <svg:desc>Sheet1.D153:Sheet1.D162</svg:desc>
                </draw:g>
              </table:table-cell>
              <table:table-cell office:value-type="float" office:value="260220820">
                <text:p>260220820</text:p>
                <draw:g>
                  <svg:desc>Sheet1.E153:Sheet1.E162</svg:desc>
                </draw:g>
              </table:table-cell>
              <table:table-cell office:value-type="float" office:value="928096781">
                <text:p>928096781</text:p>
                <draw:g>
                  <svg:desc>Sheet1.F153:Sheet1.F162</svg:desc>
                </draw:g>
              </table:table-cell>
              <table:table-cell office:value-type="float" office:value="350703797">
                <text:p>350703797</text:p>
                <draw:g>
                  <svg:desc>Sheet1.G153:Sheet1.G162</svg:desc>
                </draw:g>
              </table:table-cell>
              <table:table-cell office:value-type="float" office:value="70183">
                <text:p>70183</text:p>
                <draw:g>
                  <svg:desc>Sheet1.H153:Sheet1.H162</svg:desc>
                </draw:g>
              </table:table-cell>
              <table:table-cell office:value-type="float" office:value="2443647">
                <text:p>2443647</text:p>
                <draw:g>
                  <svg:desc>Sheet1.I153:Sheet1.I162</svg:desc>
                </draw:g>
              </table:table-cell>
              <table:table-cell office:value-type="float" office:value="2495181">
                <text:p>2495181</text:p>
                <draw:g>
                  <svg:desc>Sheet1.J153:Sheet1.J162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408996621883">
                <text:p>408996621883</text:p>
              </table:table-cell>
              <table:table-cell office:value-type="float" office:value="221138130337">
                <text:p>221138130337</text:p>
              </table:table-cell>
              <table:table-cell office:value-type="float" office:value="20552862758">
                <text:p>20552862758</text:p>
              </table:table-cell>
              <table:table-cell office:value-type="float" office:value="50776165">
                <text:p>50776165</text:p>
              </table:table-cell>
              <table:table-cell office:value-type="float" office:value="2526551671">
                <text:p>2526551671</text:p>
              </table:table-cell>
              <table:table-cell office:value-type="float" office:value="1721286259">
                <text:p>1721286259</text:p>
              </table:table-cell>
              <table:table-cell office:value-type="float" office:value="87209">
                <text:p>87209</text:p>
              </table:table-cell>
              <table:table-cell office:value-type="float" office:value="13535916">
                <text:p>13535916</text:p>
              </table:table-cell>
              <table:table-cell office:value-type="float" office:value="6420067">
                <text:p>6420067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4904269325">
                <text:p>4904269325</text:p>
              </table:table-cell>
              <table:table-cell office:value-type="float" office:value="1859573061">
                <text:p>1859573061</text:p>
              </table:table-cell>
              <table:table-cell office:value-type="float" office:value="266863921">
                <text:p>266863921</text:p>
              </table:table-cell>
              <table:table-cell office:value-type="float" office:value="9722505">
                <text:p>9722505</text:p>
              </table:table-cell>
              <table:table-cell office:value-type="float" office:value="26364872">
                <text:p>26364872</text:p>
              </table:table-cell>
              <table:table-cell office:value-type="float" office:value="30586514">
                <text:p>30586514</text:p>
              </table:table-cell>
              <table:table-cell office:value-type="float" office:value="3838">
                <text:p>3838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93045473167">
                <text:p>93045473167</text:p>
              </table:table-cell>
              <table:table-cell office:value-type="float" office:value="35584493839">
                <text:p>35584493839</text:p>
              </table:table-cell>
              <table:table-cell office:value-type="float" office:value="18835474872">
                <text:p>18835474872</text:p>
              </table:table-cell>
              <table:table-cell office:value-type="float" office:value="266830766">
                <text:p>266830766</text:p>
              </table:table-cell>
              <table:table-cell office:value-type="float" office:value="1867262391">
                <text:p>1867262391</text:p>
              </table:table-cell>
              <table:table-cell office:value-type="float" office:value="1913375320">
                <text:p>1913375320</text:p>
              </table:table-cell>
              <table:table-cell office:value-type="float" office:value="113593">
                <text:p>113593</text:p>
              </table:table-cell>
              <table:table-cell office:value-type="float" office:value="400915">
                <text:p>400915</text:p>
              </table:table-cell>
              <table:table-cell office:value-type="float" office:value="2393345">
                <text:p>2393345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18245114218">
                <text:p>18245114218</text:p>
              </table:table-cell>
              <table:table-cell office:value-type="float" office:value="9689333784">
                <text:p>9689333784</text:p>
              </table:table-cell>
              <table:table-cell office:value-type="float" office:value="1692928558">
                <text:p>1692928558</text:p>
              </table:table-cell>
              <table:table-cell office:value-type="float" office:value="40322754">
                <text:p>40322754</text:p>
              </table:table-cell>
              <table:table-cell office:value-type="float" office:value="143547635">
                <text:p>143547635</text:p>
              </table:table-cell>
              <table:table-cell office:value-type="float" office:value="100227933">
                <text:p>100227933</text:p>
              </table:table-cell>
              <table:table-cell office:value-type="float" office:value="25753">
                <text:p>25753</text:p>
              </table:table-cell>
              <table:table-cell office:value-type="float" office:value="16290">
                <text:p>16290</text:p>
              </table:table-cell>
              <table:table-cell office:value-type="float" office:value="634466">
                <text:p>634466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73109238251">
                <text:p>73109238251</text:p>
              </table:table-cell>
              <table:table-cell office:value-type="float" office:value="31882579815">
                <text:p>31882579815</text:p>
              </table:table-cell>
              <table:table-cell office:value-type="float" office:value="13039586862">
                <text:p>13039586862</text:p>
              </table:table-cell>
              <table:table-cell office:value-type="float" office:value="425259336">
                <text:p>425259336</text:p>
              </table:table-cell>
              <table:table-cell office:value-type="float" office:value="1835937612">
                <text:p>1835937612</text:p>
              </table:table-cell>
              <table:table-cell office:value-type="float" office:value="817667529">
                <text:p>817667529</text:p>
              </table:table-cell>
              <table:table-cell office:value-type="float" office:value="246476">
                <text:p>246476</text:p>
              </table:table-cell>
              <table:table-cell office:value-type="float" office:value="1503215">
                <text:p>1503215</text:p>
              </table:table-cell>
              <table:table-cell office:value-type="float" office:value="16563293">
                <text:p>16563293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21192907158">
                <text:p>21192907158</text:p>
              </table:table-cell>
              <table:table-cell office:value-type="float" office:value="7258643704">
                <text:p>7258643704</text:p>
              </table:table-cell>
              <table:table-cell office:value-type="float" office:value="3401564914">
                <text:p>3401564914</text:p>
              </table:table-cell>
              <table:table-cell office:value-type="float" office:value="60632161">
                <text:p>60632161</text:p>
              </table:table-cell>
              <table:table-cell office:value-type="float" office:value="307725989">
                <text:p>307725989</text:p>
              </table:table-cell>
              <table:table-cell office:value-type="float" office:value="134581405">
                <text:p>134581405</text:p>
              </table:table-cell>
              <table:table-cell office:value-type="float" office:value="90453">
                <text:p>90453</text:p>
              </table:table-cell>
              <table:table-cell office:value-type="float" office:value="268000">
                <text:p>268000</text:p>
              </table:table-cell>
              <table:table-cell office:value-type="float" office:value="336349">
                <text:p>336349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584879175899">
                <text:p>584879175899</text:p>
              </table:table-cell>
              <table:table-cell office:value-type="float" office:value="198407746180">
                <text:p>198407746180</text:p>
              </table:table-cell>
              <table:table-cell office:value-type="float" office:value="99259177850">
                <text:p>99259177850</text:p>
              </table:table-cell>
              <table:table-cell office:value-type="float" office:value="519953303">
                <text:p>519953303</text:p>
              </table:table-cell>
              <table:table-cell office:value-type="float" office:value="4396341278">
                <text:p>4396341278</text:p>
              </table:table-cell>
              <table:table-cell office:value-type="float" office:value="1287719913">
                <text:p>1287719913</text:p>
              </table:table-cell>
              <table:table-cell office:value-type="float" office:value="646572">
                <text:p>646572</text:p>
              </table:table-cell>
              <table:table-cell office:value-type="float" office:value="13455211">
                <text:p>13455211</text:p>
              </table:table-cell>
              <table:table-cell office:value-type="float" office:value="2051762">
                <text:p>2051762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10718254806">
                <text:p>10718254806</text:p>
              </table:table-cell>
              <table:table-cell office:value-type="float" office:value="3675173191">
                <text:p>3675173191</text:p>
              </table:table-cell>
              <table:table-cell office:value-type="float" office:value="1797330552">
                <text:p>1797330552</text:p>
              </table:table-cell>
              <table:table-cell office:value-type="float" office:value="63702816">
                <text:p>63702816</text:p>
              </table:table-cell>
              <table:table-cell office:value-type="float" office:value="137510332">
                <text:p>137510332</text:p>
              </table:table-cell>
              <table:table-cell office:value-type="float" office:value="100881326">
                <text:p>100881326</text:p>
              </table:table-cell>
              <table:table-cell office:value-type="float" office:value="28360">
                <text:p>28360</text:p>
              </table:table-cell>
              <table:table-cell office:value-type="float" office:value="73041">
                <text:p>73041</text:p>
              </table:table-cell>
              <table:table-cell office:value-type="float" office:value="714137">
                <text:p>714137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44306908885">
                <text:p>44306908885</text:p>
              </table:table-cell>
              <table:table-cell office:value-type="float" office:value="13804099359">
                <text:p>13804099359</text:p>
              </table:table-cell>
              <table:table-cell office:value-type="float" office:value="9777413006">
                <text:p>9777413006</text:p>
              </table:table-cell>
              <table:table-cell office:value-type="float" office:value="359784385">
                <text:p>359784385</text:p>
              </table:table-cell>
              <table:table-cell office:value-type="float" office:value="1489894182">
                <text:p>1489894182</text:p>
              </table:table-cell>
              <table:table-cell office:value-type="float" office:value="453827043">
                <text:p>453827043</text:p>
              </table:table-cell>
              <table:table-cell office:value-type="float" office:value="516828">
                <text:p>516828</text:p>
              </table:table-cell>
              <table:table-cell office:value-type="float" office:value="6144576">
                <text:p>6144576</text:p>
              </table:table-cell>
              <table:table-cell office:value-type="float" office:value="484555">
                <text:p>484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2.956cm" style:legend-expansion="high" chart:style-name="ch2"/>
        <chart:plot-area chart:style-name="ch3" table:cell-range-address="Sheet1.A152:Sheet1.A162 Sheet1.C152:Sheet1.D162 Sheet1.F152:Sheet1.G162 Sheet1.I152:Sheet1.J162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4cm" svg:y="0.219cm" svg:width="11.178cm" svg:height="7.5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53:Sheet1.A1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153:Sheet1.C162" chart:label-cell-address="Sheet1.C152:Sheet1.C152" chart:class="chart:bar">
            <chart:data-point chart:repeated="10"/>
          </chart:series>
          <chart:series chart:style-name="ch8" chart:values-cell-range-address="Sheet1.D153:Sheet1.D162" chart:label-cell-address="Sheet1.D152:Sheet1.D152" chart:class="chart:bar">
            <chart:data-point chart:repeated="10"/>
          </chart:series>
          <chart:series chart:style-name="ch9" chart:values-cell-range-address="Sheet1.F153:Sheet1.F162" chart:label-cell-address="Sheet1.F152:Sheet1.F152" chart:class="chart:bar">
            <chart:data-point chart:repeated="10"/>
          </chart:series>
          <chart:series chart:style-name="ch10" chart:values-cell-range-address="Sheet1.G153:Sheet1.G162" chart:label-cell-address="Sheet1.G152:Sheet1.G152" chart:class="chart:bar">
            <chart:data-point chart:repeated="10"/>
          </chart:series>
          <chart:series chart:style-name="ch11" chart:values-cell-range-address="Sheet1.I153:Sheet1.I162" chart:label-cell-address="Sheet1.I152:Sheet1.I152" chart:class="chart:bar">
            <chart:data-point chart:repeated="10"/>
          </chart:series>
          <chart:series chart:style-name="ch12" chart:values-cell-range-address="Sheet1.J153:Sheet1.J162" chart:label-cell-address="Sheet1.J152:Sheet1.J152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</text:p>
                <draw:g>
                  <svg:desc>Sheet1.C152:Sheet1.C152</svg:desc>
                </draw:g>
              </table:table-cell>
              <table:table-cell office:value-type="string">
                <text:p>Dw</text:p>
                <draw:g>
                  <svg:desc>Sheet1.D152:Sheet1.D152</svg:desc>
                </draw:g>
              </table:table-cell>
              <table:table-cell office:value-type="string">
                <text:p>D1mr</text:p>
                <draw:g>
                  <svg:desc>Sheet1.F152:Sheet1.F152</svg:desc>
                </draw:g>
              </table:table-cell>
              <table:table-cell office:value-type="string">
                <text:p>D1mw</text:p>
                <draw:g>
                  <svg:desc>Sheet1.G152:Sheet1.G152</svg:desc>
                </draw:g>
              </table:table-cell>
              <table:table-cell office:value-type="string">
                <text:p>DLmr</text:p>
                <draw:g>
                  <svg:desc>Sheet1.I152:Sheet1.I152</svg:desc>
                </draw:g>
              </table:table-cell>
              <table:table-cell office:value-type="string">
                <text:p>DLmw</text:p>
                <draw:g>
                  <svg:desc>Sheet1.J152:Sheet1.J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53:Sheet1.A162</svg:desc>
                </draw:g>
              </table:table-cell>
              <table:table-cell office:value-type="float" office:value="11475325025">
                <text:p>11475325025</text:p>
                <draw:g>
                  <svg:desc>Sheet1.C153:Sheet1.C162</svg:desc>
                </draw:g>
              </table:table-cell>
              <table:table-cell office:value-type="float" office:value="7751758655">
                <text:p>7751758655</text:p>
                <draw:g>
                  <svg:desc>Sheet1.D153:Sheet1.D162</svg:desc>
                </draw:g>
              </table:table-cell>
              <table:table-cell office:value-type="float" office:value="928096781">
                <text:p>928096781</text:p>
                <draw:g>
                  <svg:desc>Sheet1.F153:Sheet1.F162</svg:desc>
                </draw:g>
              </table:table-cell>
              <table:table-cell office:value-type="float" office:value="350703797">
                <text:p>350703797</text:p>
                <draw:g>
                  <svg:desc>Sheet1.G153:Sheet1.G162</svg:desc>
                </draw:g>
              </table:table-cell>
              <table:table-cell office:value-type="float" office:value="2443647">
                <text:p>2443647</text:p>
                <draw:g>
                  <svg:desc>Sheet1.I153:Sheet1.I162</svg:desc>
                </draw:g>
              </table:table-cell>
              <table:table-cell office:value-type="float" office:value="2495181">
                <text:p>2495181</text:p>
                <draw:g>
                  <svg:desc>Sheet1.J153:Sheet1.J162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221138130337">
                <text:p>221138130337</text:p>
              </table:table-cell>
              <table:table-cell office:value-type="float" office:value="20552862758">
                <text:p>20552862758</text:p>
              </table:table-cell>
              <table:table-cell office:value-type="float" office:value="2526551671">
                <text:p>2526551671</text:p>
              </table:table-cell>
              <table:table-cell office:value-type="float" office:value="1721286259">
                <text:p>1721286259</text:p>
              </table:table-cell>
              <table:table-cell office:value-type="float" office:value="13535916">
                <text:p>13535916</text:p>
              </table:table-cell>
              <table:table-cell office:value-type="float" office:value="6420067">
                <text:p>6420067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1859573061">
                <text:p>1859573061</text:p>
              </table:table-cell>
              <table:table-cell office:value-type="float" office:value="266863921">
                <text:p>266863921</text:p>
              </table:table-cell>
              <table:table-cell office:value-type="float" office:value="26364872">
                <text:p>26364872</text:p>
              </table:table-cell>
              <table:table-cell office:value-type="float" office:value="30586514">
                <text:p>30586514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35584493839">
                <text:p>35584493839</text:p>
              </table:table-cell>
              <table:table-cell office:value-type="float" office:value="18835474872">
                <text:p>18835474872</text:p>
              </table:table-cell>
              <table:table-cell office:value-type="float" office:value="1867262391">
                <text:p>1867262391</text:p>
              </table:table-cell>
              <table:table-cell office:value-type="float" office:value="1913375320">
                <text:p>1913375320</text:p>
              </table:table-cell>
              <table:table-cell office:value-type="float" office:value="400915">
                <text:p>400915</text:p>
              </table:table-cell>
              <table:table-cell office:value-type="float" office:value="2393345">
                <text:p>2393345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9689333784">
                <text:p>9689333784</text:p>
              </table:table-cell>
              <table:table-cell office:value-type="float" office:value="1692928558">
                <text:p>1692928558</text:p>
              </table:table-cell>
              <table:table-cell office:value-type="float" office:value="143547635">
                <text:p>143547635</text:p>
              </table:table-cell>
              <table:table-cell office:value-type="float" office:value="100227933">
                <text:p>100227933</text:p>
              </table:table-cell>
              <table:table-cell office:value-type="float" office:value="16290">
                <text:p>16290</text:p>
              </table:table-cell>
              <table:table-cell office:value-type="float" office:value="634466">
                <text:p>634466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31882579815">
                <text:p>31882579815</text:p>
              </table:table-cell>
              <table:table-cell office:value-type="float" office:value="13039586862">
                <text:p>13039586862</text:p>
              </table:table-cell>
              <table:table-cell office:value-type="float" office:value="1835937612">
                <text:p>1835937612</text:p>
              </table:table-cell>
              <table:table-cell office:value-type="float" office:value="817667529">
                <text:p>817667529</text:p>
              </table:table-cell>
              <table:table-cell office:value-type="float" office:value="1503215">
                <text:p>1503215</text:p>
              </table:table-cell>
              <table:table-cell office:value-type="float" office:value="16563293">
                <text:p>16563293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7258643704">
                <text:p>7258643704</text:p>
              </table:table-cell>
              <table:table-cell office:value-type="float" office:value="3401564914">
                <text:p>3401564914</text:p>
              </table:table-cell>
              <table:table-cell office:value-type="float" office:value="307725989">
                <text:p>307725989</text:p>
              </table:table-cell>
              <table:table-cell office:value-type="float" office:value="134581405">
                <text:p>134581405</text:p>
              </table:table-cell>
              <table:table-cell office:value-type="float" office:value="268000">
                <text:p>268000</text:p>
              </table:table-cell>
              <table:table-cell office:value-type="float" office:value="336349">
                <text:p>336349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198407746180">
                <text:p>198407746180</text:p>
              </table:table-cell>
              <table:table-cell office:value-type="float" office:value="99259177850">
                <text:p>99259177850</text:p>
              </table:table-cell>
              <table:table-cell office:value-type="float" office:value="4396341278">
                <text:p>4396341278</text:p>
              </table:table-cell>
              <table:table-cell office:value-type="float" office:value="1287719913">
                <text:p>1287719913</text:p>
              </table:table-cell>
              <table:table-cell office:value-type="float" office:value="13455211">
                <text:p>13455211</text:p>
              </table:table-cell>
              <table:table-cell office:value-type="float" office:value="2051762">
                <text:p>2051762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3675173191">
                <text:p>3675173191</text:p>
              </table:table-cell>
              <table:table-cell office:value-type="float" office:value="1797330552">
                <text:p>1797330552</text:p>
              </table:table-cell>
              <table:table-cell office:value-type="float" office:value="137510332">
                <text:p>137510332</text:p>
              </table:table-cell>
              <table:table-cell office:value-type="float" office:value="100881326">
                <text:p>100881326</text:p>
              </table:table-cell>
              <table:table-cell office:value-type="float" office:value="73041">
                <text:p>73041</text:p>
              </table:table-cell>
              <table:table-cell office:value-type="float" office:value="714137">
                <text:p>714137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13804099359">
                <text:p>13804099359</text:p>
              </table:table-cell>
              <table:table-cell office:value-type="float" office:value="9777413006">
                <text:p>9777413006</text:p>
              </table:table-cell>
              <table:table-cell office:value-type="float" office:value="1489894182">
                <text:p>1489894182</text:p>
              </table:table-cell>
              <table:table-cell office:value-type="float" office:value="453827043">
                <text:p>453827043</text:p>
              </table:table-cell>
              <table:table-cell office:value-type="float" office:value="6144576">
                <text:p>6144576</text:p>
              </table:table-cell>
              <table:table-cell office:value-type="float" office:value="484555">
                <text:p>484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4cm" svg:y="3.703cm" style:legend-expansion="high" chart:style-name="ch2"/>
        <chart:plot-area chart:style-name="ch3" table:cell-range-address="Sheet1.A152:Sheet1.A162 Sheet1.C152:Sheet1.C162 Sheet1.F152:Sheet1.F162 Sheet1.I152:Sheet1.I162" chart:data-source-has-labels="both" svg:x="0.32cm" svg:y="0.18cm" svg:width="13.785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4cm" svg:y="0.182cm" svg:width="11.311cm" svg:height="7.5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53:Sheet1.A1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153:Sheet1.C162" chart:label-cell-address="Sheet1.C152:Sheet1.C152" chart:class="chart:bar">
            <chart:data-point chart:repeated="10"/>
          </chart:series>
          <chart:series chart:style-name="ch8" chart:values-cell-range-address="Sheet1.F153:Sheet1.F162" chart:label-cell-address="Sheet1.F152:Sheet1.F152" chart:class="chart:bar">
            <chart:data-point chart:repeated="10"/>
          </chart:series>
          <chart:series chart:style-name="ch9" chart:values-cell-range-address="Sheet1.I153:Sheet1.I162" chart:label-cell-address="Sheet1.I152:Sheet1.I15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</text:p>
                <draw:g>
                  <svg:desc>Sheet1.C152:Sheet1.C152</svg:desc>
                </draw:g>
              </table:table-cell>
              <table:table-cell office:value-type="string">
                <text:p>D1mr</text:p>
                <draw:g>
                  <svg:desc>Sheet1.F152:Sheet1.F152</svg:desc>
                </draw:g>
              </table:table-cell>
              <table:table-cell office:value-type="string">
                <text:p>DLmr</text:p>
                <draw:g>
                  <svg:desc>Sheet1.I152:Sheet1.I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53:Sheet1.A162</svg:desc>
                </draw:g>
              </table:table-cell>
              <table:table-cell office:value-type="float" office:value="11475325025">
                <text:p>11475325025</text:p>
                <draw:g>
                  <svg:desc>Sheet1.C153:Sheet1.C162</svg:desc>
                </draw:g>
              </table:table-cell>
              <table:table-cell office:value-type="float" office:value="928096781">
                <text:p>928096781</text:p>
                <draw:g>
                  <svg:desc>Sheet1.F153:Sheet1.F162</svg:desc>
                </draw:g>
              </table:table-cell>
              <table:table-cell office:value-type="float" office:value="2443647">
                <text:p>2443647</text:p>
                <draw:g>
                  <svg:desc>Sheet1.I153:Sheet1.I162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221138130337">
                <text:p>221138130337</text:p>
              </table:table-cell>
              <table:table-cell office:value-type="float" office:value="2526551671">
                <text:p>2526551671</text:p>
              </table:table-cell>
              <table:table-cell office:value-type="float" office:value="13535916">
                <text:p>13535916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1859573061">
                <text:p>1859573061</text:p>
              </table:table-cell>
              <table:table-cell office:value-type="float" office:value="26364872">
                <text:p>26364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35584493839">
                <text:p>35584493839</text:p>
              </table:table-cell>
              <table:table-cell office:value-type="float" office:value="1867262391">
                <text:p>1867262391</text:p>
              </table:table-cell>
              <table:table-cell office:value-type="float" office:value="400915">
                <text:p>400915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9689333784">
                <text:p>9689333784</text:p>
              </table:table-cell>
              <table:table-cell office:value-type="float" office:value="143547635">
                <text:p>143547635</text:p>
              </table:table-cell>
              <table:table-cell office:value-type="float" office:value="16290">
                <text:p>16290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31882579815">
                <text:p>31882579815</text:p>
              </table:table-cell>
              <table:table-cell office:value-type="float" office:value="1835937612">
                <text:p>1835937612</text:p>
              </table:table-cell>
              <table:table-cell office:value-type="float" office:value="1503215">
                <text:p>1503215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7258643704">
                <text:p>7258643704</text:p>
              </table:table-cell>
              <table:table-cell office:value-type="float" office:value="307725989">
                <text:p>307725989</text:p>
              </table:table-cell>
              <table:table-cell office:value-type="float" office:value="268000">
                <text:p>268000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198407746180">
                <text:p>198407746180</text:p>
              </table:table-cell>
              <table:table-cell office:value-type="float" office:value="4396341278">
                <text:p>4396341278</text:p>
              </table:table-cell>
              <table:table-cell office:value-type="float" office:value="13455211">
                <text:p>13455211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3675173191">
                <text:p>3675173191</text:p>
              </table:table-cell>
              <table:table-cell office:value-type="float" office:value="137510332">
                <text:p>137510332</text:p>
              </table:table-cell>
              <table:table-cell office:value-type="float" office:value="73041">
                <text:p>73041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13804099359">
                <text:p>13804099359</text:p>
              </table:table-cell>
              <table:table-cell office:value-type="float" office:value="1489894182">
                <text:p>1489894182</text:p>
              </table:table-cell>
              <table:table-cell office:value-type="float" office:value="6144576">
                <text:p>61445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1cm" svg:y="3.703cm" style:legend-expansion="high" chart:style-name="ch2"/>
        <chart:plot-area chart:style-name="ch3" table:cell-range-address="Sheet1.A152:Sheet1.A162 Sheet1.D152:Sheet1.D162 Sheet1.G152:Sheet1.G162 Sheet1.J152:Sheet1.J162" chart:data-source-has-labels="both" svg:x="0.32cm" svg:y="0.18cm" svg:width="13.65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4cm" svg:y="0.219cm" svg:width="11.178cm" svg:height="7.5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53:Sheet1.A1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D153:Sheet1.D162" chart:label-cell-address="Sheet1.D152:Sheet1.D152" chart:class="chart:bar">
            <chart:data-point chart:repeated="10"/>
          </chart:series>
          <chart:series chart:style-name="ch8" chart:values-cell-range-address="Sheet1.G153:Sheet1.G162" chart:label-cell-address="Sheet1.G152:Sheet1.G152" chart:class="chart:bar">
            <chart:data-point chart:repeated="10"/>
          </chart:series>
          <chart:series chart:style-name="ch9" chart:values-cell-range-address="Sheet1.J153:Sheet1.J162" chart:label-cell-address="Sheet1.J152:Sheet1.J15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w</text:p>
                <draw:g>
                  <svg:desc>Sheet1.D152:Sheet1.D152</svg:desc>
                </draw:g>
              </table:table-cell>
              <table:table-cell office:value-type="string">
                <text:p>D1mw</text:p>
                <draw:g>
                  <svg:desc>Sheet1.G152:Sheet1.G152</svg:desc>
                </draw:g>
              </table:table-cell>
              <table:table-cell office:value-type="string">
                <text:p>DLmw</text:p>
                <draw:g>
                  <svg:desc>Sheet1.J152:Sheet1.J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53:Sheet1.A162</svg:desc>
                </draw:g>
              </table:table-cell>
              <table:table-cell office:value-type="float" office:value="7751758655">
                <text:p>7751758655</text:p>
                <draw:g>
                  <svg:desc>Sheet1.D153:Sheet1.D162</svg:desc>
                </draw:g>
              </table:table-cell>
              <table:table-cell office:value-type="float" office:value="350703797">
                <text:p>350703797</text:p>
                <draw:g>
                  <svg:desc>Sheet1.G153:Sheet1.G162</svg:desc>
                </draw:g>
              </table:table-cell>
              <table:table-cell office:value-type="float" office:value="2495181">
                <text:p>2495181</text:p>
                <draw:g>
                  <svg:desc>Sheet1.J153:Sheet1.J162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20552862758">
                <text:p>20552862758</text:p>
              </table:table-cell>
              <table:table-cell office:value-type="float" office:value="1721286259">
                <text:p>1721286259</text:p>
              </table:table-cell>
              <table:table-cell office:value-type="float" office:value="6420067">
                <text:p>6420067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266863921">
                <text:p>266863921</text:p>
              </table:table-cell>
              <table:table-cell office:value-type="float" office:value="30586514">
                <text:p>305865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18835474872">
                <text:p>18835474872</text:p>
              </table:table-cell>
              <table:table-cell office:value-type="float" office:value="1913375320">
                <text:p>1913375320</text:p>
              </table:table-cell>
              <table:table-cell office:value-type="float" office:value="2393345">
                <text:p>2393345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1692928558">
                <text:p>1692928558</text:p>
              </table:table-cell>
              <table:table-cell office:value-type="float" office:value="100227933">
                <text:p>100227933</text:p>
              </table:table-cell>
              <table:table-cell office:value-type="float" office:value="634466">
                <text:p>634466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13039586862">
                <text:p>13039586862</text:p>
              </table:table-cell>
              <table:table-cell office:value-type="float" office:value="817667529">
                <text:p>817667529</text:p>
              </table:table-cell>
              <table:table-cell office:value-type="float" office:value="16563293">
                <text:p>16563293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3401564914">
                <text:p>3401564914</text:p>
              </table:table-cell>
              <table:table-cell office:value-type="float" office:value="134581405">
                <text:p>134581405</text:p>
              </table:table-cell>
              <table:table-cell office:value-type="float" office:value="336349">
                <text:p>336349</text:p>
              </table:table-cell>
            </table:table-row>
            <table:table-row>
              <table:table-cell office:value-type="string">
                <text:p>Inter/Intra</text:p>
              </table:table-cell>
              <table:table-cell office:value-type="float" office:value="99259177850">
                <text:p>99259177850</text:p>
              </table:table-cell>
              <table:table-cell office:value-type="float" office:value="1287719913">
                <text:p>1287719913</text:p>
              </table:table-cell>
              <table:table-cell office:value-type="float" office:value="2051762">
                <text:p>2051762</text:p>
              </table:table-cell>
            </table:table-row>
            <table:table-row>
              <table:table-cell office:value-type="string">
                <text:p>Intra</text:p>
              </table:table-cell>
              <table:table-cell office:value-type="float" office:value="1797330552">
                <text:p>1797330552</text:p>
              </table:table-cell>
              <table:table-cell office:value-type="float" office:value="100881326">
                <text:p>100881326</text:p>
              </table:table-cell>
              <table:table-cell office:value-type="float" office:value="714137">
                <text:p>714137</text:p>
              </table:table-cell>
            </table:table-row>
            <table:table-row>
              <table:table-cell office:value-type="string">
                <text:p>Inter</text:p>
              </table:table-cell>
              <table:table-cell office:value-type="float" office:value="9777413006">
                <text:p>9777413006</text:p>
              </table:table-cell>
              <table:table-cell office:value-type="float" office:value="453827043">
                <text:p>453827043</text:p>
              </table:table-cell>
              <table:table-cell office:value-type="float" office:value="484555">
                <text:p>4845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